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63e" officeooo:paragraph-rsid="001a863e"/>
    </style:style>
    <style:style style:name="P2" style:family="paragraph" style:parent-style-name="Standard">
      <style:text-properties officeooo:rsid="001cf2fc" officeooo:paragraph-rsid="001cf2fc" fo:background-color="#ffff00"/>
    </style:style>
    <style:style style:name="P3" style:family="paragraph" style:parent-style-name="Standard">
      <style:text-properties officeooo:rsid="001a863e" officeooo:paragraph-rsid="001a863e" fo:background-color="#ffff00"/>
    </style:style>
    <style:style style:name="P4" style:family="paragraph" style:parent-style-name="Standard">
      <style:text-properties officeooo:rsid="001ee0d3" officeooo:paragraph-rsid="001ee0d3" fo:background-color="#ffff00"/>
    </style:style>
    <style:style style:name="P5" style:family="paragraph" style:parent-style-name="Standard">
      <style:text-properties officeooo:rsid="002267f9" officeooo:paragraph-rsid="002267f9" fo:background-color="#ffff00"/>
    </style:style>
    <style:style style:name="P6" style:family="paragraph" style:parent-style-name="Standard">
      <style:text-properties officeooo:rsid="00237583" officeooo:paragraph-rsid="00237583" fo:background-color="#ffff00"/>
    </style:style>
    <style:style style:name="P7" style:family="paragraph" style:parent-style-name="Standard">
      <style:text-properties officeooo:rsid="0024d580" officeooo:paragraph-rsid="0024d580" fo:background-color="#ffff00"/>
    </style:style>
    <style:style style:name="P8" style:family="paragraph" style:parent-style-name="Standard">
      <style:text-properties officeooo:rsid="0024d580" officeooo:paragraph-rsid="00283311" fo:background-color="#ffff00"/>
    </style:style>
    <style:style style:name="P9" style:family="paragraph" style:parent-style-name="Standard">
      <style:text-properties officeooo:rsid="00484775" officeooo:paragraph-rsid="00484775" fo:background-color="#ffff00"/>
    </style:style>
    <style:style style:name="P10" style:family="paragraph" style:parent-style-name="Standard">
      <style:text-properties officeooo:rsid="004a716d" officeooo:paragraph-rsid="004a716d" fo:background-color="#ffff00"/>
    </style:style>
    <style:style style:name="P11" style:family="paragraph" style:parent-style-name="Standard">
      <style:text-properties officeooo:rsid="004bb3e8" officeooo:paragraph-rsid="004bb3e8" fo:background-color="#ffff00"/>
    </style:style>
    <style:style style:name="P12" style:family="paragraph" style:parent-style-name="Standard">
      <style:text-properties officeooo:rsid="004d00ab" officeooo:paragraph-rsid="004d00ab" fo:background-color="#ffff00"/>
    </style:style>
    <style:style style:name="P13" style:family="paragraph" style:parent-style-name="Standard">
      <style:text-properties officeooo:rsid="004d721e" officeooo:paragraph-rsid="004d721e" fo:background-color="#ffff00"/>
    </style:style>
    <style:style style:name="P14" style:family="paragraph" style:parent-style-name="Standard">
      <style:text-properties officeooo:rsid="0054368c" officeooo:paragraph-rsid="0054368c" fo:background-color="#ffff00"/>
    </style:style>
    <style:style style:name="P15" style:family="paragraph" style:parent-style-name="Standard">
      <style:text-properties officeooo:rsid="0054ab68" officeooo:paragraph-rsid="0054ab68" fo:background-color="#ffff00"/>
    </style:style>
    <style:style style:name="P16" style:family="paragraph" style:parent-style-name="Standard">
      <style:text-properties officeooo:rsid="005c3ed5" officeooo:paragraph-rsid="0054368c" fo:background-color="#ffff00"/>
    </style:style>
    <style:style style:name="P17" style:family="paragraph" style:parent-style-name="Standard">
      <style:text-properties officeooo:rsid="0061b0e7" officeooo:paragraph-rsid="0061b0e7" fo:background-color="#ffff00"/>
    </style:style>
    <style:style style:name="P18" style:family="paragraph" style:parent-style-name="Standard">
      <style:text-properties officeooo:rsid="00a9a6fd" officeooo:paragraph-rsid="00a9a6fd" fo:background-color="#ffff00"/>
    </style:style>
    <style:style style:name="P19" style:family="paragraph" style:parent-style-name="Standard">
      <style:text-properties officeooo:rsid="00bcf31f" officeooo:paragraph-rsid="00bcf31f" fo:background-color="#ffff00"/>
    </style:style>
    <style:style style:name="P20" style:family="paragraph" style:parent-style-name="Standard">
      <style:text-properties officeooo:rsid="0099832e" officeooo:paragraph-rsid="0099832e" fo:background-color="#ffff00"/>
    </style:style>
    <style:style style:name="P21" style:family="paragraph" style:parent-style-name="Standard">
      <style:text-properties officeooo:rsid="00c2220a" officeooo:paragraph-rsid="00c2220a" fo:background-color="#ffff00"/>
    </style:style>
    <style:style style:name="P22" style:family="paragraph" style:parent-style-name="Standard">
      <style:text-properties officeooo:rsid="00c68337" officeooo:paragraph-rsid="00c68337" fo:background-color="#ffff00"/>
    </style:style>
    <style:style style:name="P23" style:family="paragraph" style:parent-style-name="Standard">
      <style:text-properties officeooo:rsid="00cb16e9" officeooo:paragraph-rsid="00cb16e9" fo:background-color="#ffff00"/>
    </style:style>
    <style:style style:name="P24" style:family="paragraph" style:parent-style-name="Standard">
      <style:text-properties officeooo:rsid="00d48cb6" officeooo:paragraph-rsid="00d48cb6" fo:background-color="#ffff00"/>
    </style:style>
    <style:style style:name="P25" style:family="paragraph" style:parent-style-name="Standard">
      <style:text-properties officeooo:rsid="00d799d4" officeooo:paragraph-rsid="00d799d4" fo:background-color="#ffff00"/>
    </style:style>
    <style:style style:name="P26" style:family="paragraph" style:parent-style-name="Standard">
      <style:text-properties officeooo:rsid="00e3e2ab" officeooo:paragraph-rsid="00e3e2ab" fo:background-color="#ffff00"/>
    </style:style>
    <style:style style:name="P27" style:family="paragraph" style:parent-style-name="Standard">
      <style:text-properties officeooo:rsid="00e5ecba" officeooo:paragraph-rsid="00e5ecba" fo:background-color="#ffff00"/>
    </style:style>
    <style:style style:name="P28" style:family="paragraph" style:parent-style-name="Standard">
      <style:text-properties officeooo:rsid="00fba9cc" officeooo:paragraph-rsid="00fba9cc" fo:background-color="#ffff00"/>
    </style:style>
    <style:style style:name="P29" style:family="paragraph" style:parent-style-name="Standard">
      <style:text-properties officeooo:rsid="0120000d" officeooo:paragraph-rsid="0120000d" fo:background-color="#ffff00"/>
    </style:style>
    <style:style style:name="P30" style:family="paragraph" style:parent-style-name="Standard">
      <style:text-properties officeooo:rsid="0127dd17" officeooo:paragraph-rsid="0127dd17" fo:background-color="#ffff00"/>
    </style:style>
    <style:style style:name="P31" style:family="paragraph" style:parent-style-name="Standard">
      <style:text-properties officeooo:rsid="018a0337" officeooo:paragraph-rsid="018a0337" fo:background-color="#ffff00"/>
    </style:style>
    <style:style style:name="P32" style:family="paragraph" style:parent-style-name="Standard">
      <style:text-properties officeooo:rsid="01a54989" officeooo:paragraph-rsid="01a54989" fo:background-color="#ffff00"/>
    </style:style>
    <style:style style:name="P33" style:family="paragraph" style:parent-style-name="Standard">
      <style:text-properties officeooo:rsid="01a74954" officeooo:paragraph-rsid="01a74954" fo:background-color="#ffff00"/>
    </style:style>
    <style:style style:name="P34" style:family="paragraph" style:parent-style-name="Standard">
      <style:text-properties officeooo:rsid="01a75d07" officeooo:paragraph-rsid="01a75d07" fo:background-color="#ffff00"/>
    </style:style>
    <style:style style:name="P35" style:family="paragraph" style:parent-style-name="Standard">
      <style:text-properties officeooo:rsid="0188c8ed" officeooo:paragraph-rsid="0188c8ed" fo:background-color="#ffff00"/>
    </style:style>
    <style:style style:name="P36" style:family="paragraph" style:parent-style-name="Standard">
      <style:text-properties officeooo:rsid="01a7d018" officeooo:paragraph-rsid="01a7d018" fo:background-color="#ffff00"/>
    </style:style>
    <style:style style:name="P37" style:family="paragraph" style:parent-style-name="Standard">
      <style:text-properties officeooo:rsid="01a8cf70" officeooo:paragraph-rsid="00d06940" fo:background-color="#ffff00"/>
    </style:style>
    <style:style style:name="P38" style:family="paragraph" style:parent-style-name="Standard">
      <style:text-properties officeooo:rsid="01af9d02" officeooo:paragraph-rsid="01af9d02" fo:background-color="#ffff00"/>
    </style:style>
    <style:style style:name="P39" style:family="paragraph" style:parent-style-name="Standard">
      <style:text-properties officeooo:rsid="02000117" officeooo:paragraph-rsid="02000117" fo:background-color="#ffff00"/>
    </style:style>
    <style:style style:name="P40" style:family="paragraph" style:parent-style-name="Standard">
      <style:text-properties officeooo:rsid="02016f52" officeooo:paragraph-rsid="02016f52" fo:background-color="#ffff00"/>
    </style:style>
    <style:style style:name="P41" style:family="paragraph" style:parent-style-name="Standard">
      <style:text-properties officeooo:rsid="02032e93" officeooo:paragraph-rsid="02032e93" fo:background-color="#ffff00"/>
    </style:style>
    <style:style style:name="P42" style:family="paragraph" style:parent-style-name="Standard">
      <style:text-properties officeooo:rsid="0204b13f" officeooo:paragraph-rsid="0204b13f" fo:background-color="#ffff00"/>
    </style:style>
    <style:style style:name="P43" style:family="paragraph" style:parent-style-name="Standard">
      <style:text-properties officeooo:rsid="0207f821" officeooo:paragraph-rsid="0207f821" fo:background-color="#ffff00"/>
    </style:style>
    <style:style style:name="P44" style:family="paragraph" style:parent-style-name="Standard">
      <style:text-properties officeooo:rsid="020aeee6" officeooo:paragraph-rsid="020aeee6" fo:background-color="#ffff00"/>
    </style:style>
    <style:style style:name="P45" style:family="paragraph" style:parent-style-name="Standard">
      <style:text-properties officeooo:rsid="020e3610" officeooo:paragraph-rsid="020e3610" fo:background-color="#ffff00"/>
    </style:style>
    <style:style style:name="P46" style:family="paragraph" style:parent-style-name="Standard">
      <style:text-properties officeooo:rsid="020e8b9b" officeooo:paragraph-rsid="020e8b9b" fo:background-color="#ffff00"/>
    </style:style>
    <style:style style:name="P47" style:family="paragraph" style:parent-style-name="Standard">
      <style:text-properties officeooo:rsid="0212274c" officeooo:paragraph-rsid="0212274c" fo:background-color="#ffff00"/>
    </style:style>
    <style:style style:name="P48" style:family="paragraph" style:parent-style-name="Standard">
      <style:text-properties officeooo:rsid="0214496b" officeooo:paragraph-rsid="0214496b" fo:background-color="#ffff00"/>
    </style:style>
    <style:style style:name="P49" style:family="paragraph" style:parent-style-name="Standard">
      <style:text-properties officeooo:rsid="02150556" officeooo:paragraph-rsid="02150556" fo:background-color="#ffff00"/>
    </style:style>
    <style:style style:name="P50" style:family="paragraph" style:parent-style-name="Standard">
      <style:text-properties officeooo:rsid="0216194e" officeooo:paragraph-rsid="0216194e" fo:background-color="#ffff00"/>
    </style:style>
    <style:style style:name="P51" style:family="paragraph" style:parent-style-name="Standard">
      <style:text-properties officeooo:rsid="023146a1" officeooo:paragraph-rsid="023146a1" fo:background-color="#ffff00"/>
    </style:style>
    <style:style style:name="P52" style:family="paragraph" style:parent-style-name="Standard">
      <style:text-properties officeooo:rsid="022eeffc" officeooo:paragraph-rsid="022eeffc" fo:background-color="#ffff00"/>
    </style:style>
    <style:style style:name="P53" style:family="paragraph" style:parent-style-name="Standard">
      <style:text-properties officeooo:rsid="02381761" officeooo:paragraph-rsid="02381761" fo:background-color="#ffff00"/>
    </style:style>
    <style:style style:name="P54" style:family="paragraph" style:parent-style-name="Standard">
      <style:text-properties officeooo:rsid="023c0cee" officeooo:paragraph-rsid="023c0cee" fo:background-color="#ffff00"/>
    </style:style>
    <style:style style:name="P55" style:family="paragraph" style:parent-style-name="Standard">
      <style:text-properties officeooo:rsid="001ee0d3" officeooo:paragraph-rsid="001ee0d3"/>
    </style:style>
    <style:style style:name="P56" style:family="paragraph" style:parent-style-name="Standard">
      <style:text-properties officeooo:rsid="00212053" officeooo:paragraph-rsid="00212053"/>
    </style:style>
    <style:style style:name="P57" style:family="paragraph" style:parent-style-name="Standard">
      <style:text-properties officeooo:rsid="00218fb9" officeooo:paragraph-rsid="00218fb9"/>
    </style:style>
    <style:style style:name="P58" style:family="paragraph" style:parent-style-name="Standard">
      <style:text-properties officeooo:rsid="002267f9" officeooo:paragraph-rsid="002267f9"/>
    </style:style>
    <style:style style:name="P59" style:family="paragraph" style:parent-style-name="Standard">
      <style:text-properties officeooo:rsid="00237583" officeooo:paragraph-rsid="00237583"/>
    </style:style>
    <style:style style:name="P60" style:family="paragraph" style:parent-style-name="Standard">
      <style:text-properties officeooo:rsid="0024d580" officeooo:paragraph-rsid="0024d580"/>
    </style:style>
    <style:style style:name="P61" style:family="paragraph" style:parent-style-name="Standard">
      <style:text-properties officeooo:rsid="0026a657" officeooo:paragraph-rsid="0026a657" fo:background-color="#ffffff"/>
    </style:style>
    <style:style style:name="P62" style:family="paragraph" style:parent-style-name="Standard">
      <style:text-properties officeooo:rsid="0033727c" officeooo:paragraph-rsid="0033727c" fo:background-color="#ffffff"/>
    </style:style>
    <style:style style:name="P63" style:family="paragraph" style:parent-style-name="Standard">
      <style:text-properties officeooo:rsid="0034d3e9" officeooo:paragraph-rsid="0034d3e9" fo:background-color="#ffffff"/>
    </style:style>
    <style:style style:name="P64" style:family="paragraph" style:parent-style-name="Standard">
      <style:text-properties officeooo:rsid="0034d3e9" officeooo:paragraph-rsid="0094f309" fo:background-color="#ffffff"/>
    </style:style>
    <style:style style:name="P65" style:family="paragraph" style:parent-style-name="Standard">
      <style:text-properties officeooo:rsid="00409390" officeooo:paragraph-rsid="00409390" fo:background-color="#ffffff"/>
    </style:style>
    <style:style style:name="P66" style:family="paragraph" style:parent-style-name="Standard">
      <style:text-properties officeooo:rsid="00409390" officeooo:paragraph-rsid="0041a1ea" fo:background-color="#ffffff"/>
    </style:style>
    <style:style style:name="P67" style:family="paragraph" style:parent-style-name="Standard">
      <style:text-properties officeooo:rsid="0041a1ea" officeooo:paragraph-rsid="0041a1ea" fo:background-color="#ffffff"/>
    </style:style>
    <style:style style:name="P68" style:family="paragraph" style:parent-style-name="Standard">
      <style:text-properties officeooo:rsid="0041a1ea" officeooo:paragraph-rsid="0049afcd" fo:background-color="#ffffff"/>
    </style:style>
    <style:style style:name="P69" style:family="paragraph" style:parent-style-name="Standard">
      <style:text-properties officeooo:rsid="0041aca3" officeooo:paragraph-rsid="0041aca3" fo:background-color="#ffffff"/>
    </style:style>
    <style:style style:name="P70" style:family="paragraph" style:parent-style-name="Standard">
      <style:text-properties officeooo:rsid="0041aca3" officeooo:paragraph-rsid="00428ed6" fo:background-color="#ffffff"/>
    </style:style>
    <style:style style:name="P71" style:family="paragraph" style:parent-style-name="Standard">
      <style:text-properties officeooo:rsid="0043cf48" officeooo:paragraph-rsid="0043cf48" fo:background-color="#ffffff"/>
    </style:style>
    <style:style style:name="P72" style:family="paragraph" style:parent-style-name="Standard">
      <style:text-properties officeooo:rsid="00446b52" officeooo:paragraph-rsid="00446b52" fo:background-color="#ffffff"/>
    </style:style>
    <style:style style:name="P73" style:family="paragraph" style:parent-style-name="Standard">
      <style:text-properties officeooo:rsid="0046037e" officeooo:paragraph-rsid="0046037e" fo:background-color="#ffffff"/>
    </style:style>
    <style:style style:name="P74" style:family="paragraph" style:parent-style-name="Standard">
      <style:text-properties officeooo:rsid="0060ccf2" officeooo:paragraph-rsid="0060ccf2" fo:background-color="#ffffff"/>
    </style:style>
    <style:style style:name="P75" style:family="paragraph" style:parent-style-name="Standard">
      <style:text-properties officeooo:rsid="007acf5d" officeooo:paragraph-rsid="007acf5d" fo:background-color="#ffffff"/>
    </style:style>
    <style:style style:name="P76" style:family="paragraph" style:parent-style-name="Standard">
      <style:text-properties officeooo:rsid="00ba9229" officeooo:paragraph-rsid="00ba9229" fo:background-color="#ffffff"/>
    </style:style>
    <style:style style:name="P77" style:family="paragraph" style:parent-style-name="Standard">
      <style:text-properties officeooo:rsid="002c323b" officeooo:paragraph-rsid="002c323b" fo:background-color="#ffffff"/>
    </style:style>
    <style:style style:name="P78" style:family="paragraph" style:parent-style-name="Standard">
      <style:text-properties officeooo:rsid="00e60b13" officeooo:paragraph-rsid="00e60b13" fo:background-color="#ffffff"/>
    </style:style>
    <style:style style:name="P79" style:family="paragraph" style:parent-style-name="Standard">
      <style:text-properties officeooo:rsid="00fdf96b" officeooo:paragraph-rsid="00fdf96b" fo:background-color="#ffffff"/>
    </style:style>
    <style:style style:name="P80" style:family="paragraph" style:parent-style-name="Standard">
      <style:text-properties officeooo:rsid="018af9df" officeooo:paragraph-rsid="018af9df" fo:background-color="#ffffff"/>
    </style:style>
    <style:style style:name="P81" style:family="paragraph" style:parent-style-name="Standard">
      <style:text-properties officeooo:rsid="017e3fb0" officeooo:paragraph-rsid="017e3fb0" fo:background-color="#ffffff"/>
    </style:style>
    <style:style style:name="P82" style:family="paragraph" style:parent-style-name="Standard">
      <style:text-properties officeooo:rsid="0205f85a" officeooo:paragraph-rsid="0205f85a" fo:background-color="#ffffff"/>
    </style:style>
    <style:style style:name="P83" style:family="paragraph" style:parent-style-name="Standard">
      <style:text-properties officeooo:rsid="00290fa9" officeooo:paragraph-rsid="00290fa9"/>
    </style:style>
    <style:style style:name="P84" style:family="paragraph" style:parent-style-name="Standard">
      <style:text-properties officeooo:rsid="0029e95f" officeooo:paragraph-rsid="0029e95f"/>
    </style:style>
    <style:style style:name="P85" style:family="paragraph" style:parent-style-name="Standard">
      <style:text-properties officeooo:rsid="002a7770" officeooo:paragraph-rsid="002a7770"/>
    </style:style>
    <style:style style:name="P86" style:family="paragraph" style:parent-style-name="Standard">
      <style:text-properties officeooo:rsid="002a7770" officeooo:paragraph-rsid="002a7770" fo:background-color="#ffff99"/>
    </style:style>
    <style:style style:name="P87" style:family="paragraph" style:parent-style-name="Standard">
      <style:text-properties officeooo:rsid="002a8f79" officeooo:paragraph-rsid="002a8f79" fo:background-color="#ffff99"/>
    </style:style>
    <style:style style:name="P88" style:family="paragraph" style:parent-style-name="Standard">
      <style:text-properties officeooo:rsid="002b9fcc" officeooo:paragraph-rsid="002b9fcc" fo:background-color="#ffff99"/>
    </style:style>
    <style:style style:name="P89" style:family="paragraph" style:parent-style-name="Standard">
      <style:text-properties officeooo:rsid="002c323b" officeooo:paragraph-rsid="002c323b" fo:background-color="#ffff99"/>
    </style:style>
    <style:style style:name="P90" style:family="paragraph" style:parent-style-name="Standard">
      <style:text-properties officeooo:rsid="002c323b" officeooo:paragraph-rsid="00bb835f" fo:background-color="#ffff99"/>
    </style:style>
    <style:style style:name="P91" style:family="paragraph" style:parent-style-name="Standard">
      <style:text-properties officeooo:rsid="00290fa9" officeooo:paragraph-rsid="00290fa9" fo:background-color="#ffff99"/>
    </style:style>
    <style:style style:name="P92" style:family="paragraph" style:parent-style-name="Standard">
      <style:text-properties officeooo:rsid="0033727c" officeooo:paragraph-rsid="0033727c" fo:background-color="#ffff99"/>
    </style:style>
    <style:style style:name="P93" style:family="paragraph" style:parent-style-name="Standard">
      <style:text-properties officeooo:rsid="00446b52" officeooo:paragraph-rsid="00446b52" fo:background-color="#ffff99"/>
    </style:style>
    <style:style style:name="P94" style:family="paragraph" style:parent-style-name="Standard">
      <style:text-properties officeooo:rsid="004494e4" officeooo:paragraph-rsid="004494e4" fo:background-color="#ffff99"/>
    </style:style>
    <style:style style:name="P95" style:family="paragraph" style:parent-style-name="Standard">
      <style:text-properties officeooo:rsid="0045f1b8" officeooo:paragraph-rsid="0045f1b8" fo:background-color="#ffff99"/>
    </style:style>
    <style:style style:name="P96" style:family="paragraph" style:parent-style-name="Standard">
      <style:text-properties officeooo:rsid="0063f3eb" officeooo:paragraph-rsid="0063f3eb" fo:background-color="#ffff99"/>
    </style:style>
    <style:style style:name="P97" style:family="paragraph" style:parent-style-name="Standard">
      <style:text-properties officeooo:rsid="006c93b1" officeooo:paragraph-rsid="006c93b1" fo:background-color="#ffff99"/>
    </style:style>
    <style:style style:name="P98" style:family="paragraph" style:parent-style-name="Standard">
      <style:text-properties officeooo:rsid="006c93b1" officeooo:paragraph-rsid="00645bbd" fo:background-color="#ffff99"/>
    </style:style>
    <style:style style:name="P99" style:family="paragraph" style:parent-style-name="Standard">
      <style:text-properties officeooo:rsid="006e8111" officeooo:paragraph-rsid="006e8111" fo:background-color="#ffff99"/>
    </style:style>
    <style:style style:name="P100" style:family="paragraph" style:parent-style-name="Standard">
      <style:text-properties officeooo:rsid="007c2ec6" officeooo:paragraph-rsid="007c2ec6" fo:background-color="#ffff99"/>
    </style:style>
    <style:style style:name="P101" style:family="paragraph" style:parent-style-name="Standard">
      <style:text-properties officeooo:rsid="008252f1" officeooo:paragraph-rsid="008252f1" fo:background-color="#ffff99"/>
    </style:style>
    <style:style style:name="P102" style:family="paragraph" style:parent-style-name="Standard">
      <style:text-properties officeooo:rsid="0082af9a" officeooo:paragraph-rsid="0082af9a" fo:background-color="#ffff99"/>
    </style:style>
    <style:style style:name="P103" style:family="paragraph" style:parent-style-name="Standard">
      <style:text-properties officeooo:rsid="00846ccc" officeooo:paragraph-rsid="00846ccc" fo:background-color="#ffff99"/>
    </style:style>
    <style:style style:name="P104" style:family="paragraph" style:parent-style-name="Standard">
      <style:text-properties officeooo:rsid="0088a3df" officeooo:paragraph-rsid="0088a3df" fo:background-color="#ffff99"/>
    </style:style>
    <style:style style:name="P105" style:family="paragraph" style:parent-style-name="Standard">
      <style:text-properties officeooo:rsid="008a1683" officeooo:paragraph-rsid="008a1683" fo:background-color="#ffff99"/>
    </style:style>
    <style:style style:name="P106" style:family="paragraph" style:parent-style-name="Standard">
      <style:text-properties officeooo:rsid="008c1557" officeooo:paragraph-rsid="008c1557" fo:background-color="#ffff99"/>
    </style:style>
    <style:style style:name="P107" style:family="paragraph" style:parent-style-name="Standard">
      <style:text-properties officeooo:rsid="0099832e" officeooo:paragraph-rsid="0099832e" fo:background-color="#ffff99"/>
    </style:style>
    <style:style style:name="P108" style:family="paragraph" style:parent-style-name="Standard">
      <style:text-properties officeooo:rsid="00fdf96b" officeooo:paragraph-rsid="00fdf96b" fo:background-color="#ffff99"/>
    </style:style>
    <style:style style:name="P109" style:family="paragraph" style:parent-style-name="Standard">
      <style:text-properties officeooo:rsid="010046e1" officeooo:paragraph-rsid="010046e1" fo:background-color="#ffff99"/>
    </style:style>
    <style:style style:name="P110" style:family="paragraph" style:parent-style-name="Standard">
      <style:text-properties officeooo:rsid="01007bee" officeooo:paragraph-rsid="01007bee" fo:background-color="#ffff99"/>
    </style:style>
    <style:style style:name="P111" style:family="paragraph" style:parent-style-name="Standard">
      <style:text-properties officeooo:rsid="0103eaf0" officeooo:paragraph-rsid="0103eaf0" fo:background-color="#ffff99"/>
    </style:style>
    <style:style style:name="P112" style:family="paragraph" style:parent-style-name="Standard">
      <style:text-properties officeooo:rsid="01042e48" officeooo:paragraph-rsid="01042e48" fo:background-color="#ffff99"/>
    </style:style>
    <style:style style:name="P113" style:family="paragraph" style:parent-style-name="Standard">
      <style:text-properties officeooo:rsid="0109af02" officeooo:paragraph-rsid="0109af02" fo:background-color="#ffff99"/>
    </style:style>
    <style:style style:name="P114" style:family="paragraph" style:parent-style-name="Standard">
      <style:text-properties officeooo:rsid="010b452c" officeooo:paragraph-rsid="010b452c" fo:background-color="#ffff99"/>
    </style:style>
    <style:style style:name="P115" style:family="paragraph" style:parent-style-name="Standard">
      <style:text-properties officeooo:rsid="016ae8a2" officeooo:paragraph-rsid="016ae8a2" fo:background-color="#ffff99"/>
    </style:style>
    <style:style style:name="P116" style:family="paragraph" style:parent-style-name="Standard">
      <style:text-properties officeooo:rsid="011a73d9" officeooo:paragraph-rsid="011a73d9" fo:background-color="#ffff99"/>
    </style:style>
    <style:style style:name="P117" style:family="paragraph" style:parent-style-name="Standard">
      <style:text-properties officeooo:rsid="018e4a42" officeooo:paragraph-rsid="018e4a42" fo:background-color="#ffff99"/>
    </style:style>
    <style:style style:name="P118" style:family="paragraph" style:parent-style-name="Standard">
      <style:text-properties officeooo:rsid="002a8f79" officeooo:paragraph-rsid="002a8f79"/>
    </style:style>
    <style:style style:name="P119" style:family="paragraph" style:parent-style-name="Standard">
      <style:text-properties officeooo:rsid="002b9fcc" officeooo:paragraph-rsid="002b9fcc"/>
    </style:style>
    <style:style style:name="P120" style:family="paragraph" style:parent-style-name="Standard">
      <style:text-properties officeooo:rsid="002c323b" officeooo:paragraph-rsid="002c323b"/>
    </style:style>
    <style:style style:name="P121" style:family="paragraph" style:parent-style-name="Standard">
      <style:text-properties officeooo:rsid="0030d72d" officeooo:paragraph-rsid="0030d72d"/>
    </style:style>
    <style:style style:name="P122" style:family="paragraph" style:parent-style-name="Standard">
      <style:text-properties officeooo:rsid="0035266d" officeooo:paragraph-rsid="0035266d"/>
    </style:style>
    <style:style style:name="P123" style:family="paragraph" style:parent-style-name="Standard">
      <style:text-properties fo:font-weight="bold" officeooo:rsid="0037986d" officeooo:paragraph-rsid="0037986d" fo:background-color="#ffffff" style:font-weight-asian="bold" style:font-weight-complex="bold"/>
    </style:style>
    <style:style style:name="P124" style:family="paragraph" style:parent-style-name="Standard">
      <style:text-properties fo:font-weight="bold" officeooo:rsid="0034d3e9" officeooo:paragraph-rsid="0034d3e9" fo:background-color="#ffffff" style:font-weight-asian="bold" style:font-weight-complex="bold"/>
    </style:style>
    <style:style style:name="P125" style:family="paragraph" style:parent-style-name="Standard">
      <style:text-properties fo:font-weight="bold" officeooo:rsid="003a9aab" officeooo:paragraph-rsid="003a9aab" fo:background-color="#ffffff" style:font-weight-asian="bold" style:font-weight-complex="bold"/>
    </style:style>
    <style:style style:name="P126" style:family="paragraph" style:parent-style-name="Standard">
      <style:text-properties fo:font-weight="bold" officeooo:rsid="003a9aab" officeooo:paragraph-rsid="003d461a" fo:background-color="#ffffff" style:font-weight-asian="bold" style:font-weight-complex="bold"/>
    </style:style>
    <style:style style:name="P127" style:family="paragraph" style:parent-style-name="Standard">
      <style:text-properties fo:font-weight="bold" officeooo:rsid="003ae0c7" officeooo:paragraph-rsid="003ae0c7" fo:background-color="#ffffff" style:font-weight-asian="bold" style:font-weight-complex="bold"/>
    </style:style>
    <style:style style:name="P128" style:family="paragraph" style:parent-style-name="Standard">
      <style:text-properties fo:font-weight="bold" officeooo:rsid="003b59fc" officeooo:paragraph-rsid="003b59fc" fo:background-color="#ffffff" style:font-weight-asian="bold" style:font-weight-complex="bold"/>
    </style:style>
    <style:style style:name="P129" style:family="paragraph" style:parent-style-name="Standard">
      <style:text-properties fo:font-weight="bold" officeooo:rsid="003db814" officeooo:paragraph-rsid="003db814" fo:background-color="#ffffff" style:font-weight-asian="bold" style:font-weight-complex="bold"/>
    </style:style>
    <style:style style:name="P130" style:family="paragraph" style:parent-style-name="Standard">
      <style:text-properties fo:font-weight="bold" officeooo:rsid="003f8f69" officeooo:paragraph-rsid="003f8f69" fo:background-color="#ffffff" style:font-weight-asian="bold" style:font-weight-complex="bold"/>
    </style:style>
    <style:style style:name="P131" style:family="paragraph" style:parent-style-name="Standard">
      <style:text-properties fo:font-weight="bold" officeooo:rsid="00b47e18" officeooo:paragraph-rsid="00b47e18" fo:background-color="#ffffff" style:font-weight-asian="bold" style:font-weight-complex="bold"/>
    </style:style>
    <style:style style:name="P132" style:family="paragraph" style:parent-style-name="Standard">
      <style:text-properties fo:font-weight="bold" officeooo:rsid="00b63ca6" officeooo:paragraph-rsid="00b63ca6" fo:background-color="#ffffff" style:font-weight-asian="bold" style:font-weight-complex="bold"/>
    </style:style>
    <style:style style:name="P133" style:family="paragraph" style:parent-style-name="Standard">
      <style:text-properties fo:font-weight="bold" officeooo:rsid="01788a8d" officeooo:paragraph-rsid="01788a8d" fo:background-color="#ffffff" style:font-weight-asian="bold" style:font-weight-complex="bold"/>
    </style:style>
    <style:style style:name="P134" style:family="paragraph" style:parent-style-name="Standard">
      <style:text-properties fo:font-weight="bold" officeooo:rsid="00922fc3" officeooo:paragraph-rsid="00922fc3" fo:background-color="#ffffff" style:font-weight-asian="bold" style:font-weight-complex="bold"/>
    </style:style>
    <style:style style:name="P135" style:family="paragraph" style:parent-style-name="Standard">
      <style:text-properties fo:font-weight="bold" officeooo:rsid="00846ccc" officeooo:paragraph-rsid="00846ccc" style:font-weight-asian="bold" style:font-weight-complex="bold"/>
    </style:style>
    <style:style style:name="P136" style:family="paragraph" style:parent-style-name="Standard">
      <style:text-properties fo:font-weight="bold" officeooo:rsid="0089ab38" officeooo:paragraph-rsid="0089ab38" style:font-weight-asian="bold" style:font-weight-complex="bold"/>
    </style:style>
    <style:style style:name="P137" style:family="paragraph" style:parent-style-name="Standard">
      <style:text-properties fo:font-weight="bold" officeooo:rsid="008c1557" officeooo:paragraph-rsid="008c1557" style:font-weight-asian="bold" style:font-weight-complex="bold"/>
    </style:style>
    <style:style style:name="P138" style:family="paragraph" style:parent-style-name="Standard">
      <style:text-properties fo:font-weight="bold" officeooo:rsid="008d0254" officeooo:paragraph-rsid="008d0254" style:font-weight-asian="bold" style:font-weight-complex="bold"/>
    </style:style>
    <style:style style:name="P139" style:family="paragraph" style:parent-style-name="Standard">
      <style:text-properties fo:font-weight="bold" officeooo:rsid="008025d0" officeooo:paragraph-rsid="008025d0" style:font-weight-asian="bold" style:font-weight-complex="bold"/>
    </style:style>
    <style:style style:name="P140" style:family="paragraph" style:parent-style-name="Standard">
      <style:text-properties fo:font-weight="bold" officeooo:rsid="00b0b48c" officeooo:paragraph-rsid="00b0b48c" style:font-weight-asian="bold" style:font-weight-complex="bold"/>
    </style:style>
    <style:style style:name="P141" style:family="paragraph" style:parent-style-name="Standard">
      <style:text-properties fo:font-weight="bold" officeooo:rsid="00b006b0" officeooo:paragraph-rsid="00b006b0" style:font-weight-asian="bold" style:font-weight-complex="bold"/>
    </style:style>
    <style:style style:name="P142" style:family="paragraph" style:parent-style-name="Standard">
      <style:text-properties fo:font-weight="bold" officeooo:rsid="01007bee" officeooo:paragraph-rsid="01007bee" style:font-weight-asian="bold" style:font-weight-complex="bold"/>
    </style:style>
    <style:style style:name="P143" style:family="paragraph" style:parent-style-name="Standard">
      <style:text-properties fo:font-weight="bold" officeooo:rsid="002f8f50" officeooo:paragraph-rsid="00b81b72" fo:background-color="#ffff00" style:font-weight-asian="bold" style:font-weight-complex="bold"/>
    </style:style>
    <style:style style:name="P144" style:family="paragraph" style:parent-style-name="Standard">
      <style:text-properties fo:font-weight="bold" officeooo:rsid="01788a8d" officeooo:paragraph-rsid="01788a8d" fo:background-color="#ffff00" style:font-weight-asian="bold" style:font-weight-complex="bold"/>
    </style:style>
    <style:style style:name="P145" style:family="paragraph" style:parent-style-name="Standard">
      <style:text-properties officeooo:rsid="004494e4" officeooo:paragraph-rsid="004494e4"/>
    </style:style>
    <style:style style:name="P146" style:family="paragraph" style:parent-style-name="Standard">
      <style:text-properties officeooo:rsid="0045f1b8" officeooo:paragraph-rsid="0045f1b8"/>
    </style:style>
    <style:style style:name="P147" style:family="paragraph" style:parent-style-name="Standard">
      <style:text-properties fo:font-weight="normal" officeooo:rsid="003b59fc" officeooo:paragraph-rsid="003b59fc" fo:background-color="#ffffff" style:font-weight-asian="normal" style:font-weight-complex="normal"/>
    </style:style>
    <style:style style:name="P148" style:family="paragraph" style:parent-style-name="Standard">
      <style:text-properties fo:font-weight="normal" officeooo:rsid="003db814" officeooo:paragraph-rsid="003db814" fo:background-color="#ffffff" style:font-weight-asian="normal" style:font-weight-complex="normal"/>
    </style:style>
    <style:style style:name="P149" style:family="paragraph" style:parent-style-name="Standard">
      <style:text-properties fo:font-weight="normal" officeooo:rsid="00922fc3" officeooo:paragraph-rsid="00922fc3" fo:background-color="#ffffff" style:font-weight-asian="normal" style:font-weight-complex="normal"/>
    </style:style>
    <style:style style:name="P150" style:family="paragraph" style:parent-style-name="Standard">
      <style:text-properties fo:font-weight="normal" officeooo:rsid="00b63ca6" officeooo:paragraph-rsid="00b63ca6" fo:background-color="#ffffff" style:font-weight-asian="normal" style:font-weight-complex="normal"/>
    </style:style>
    <style:style style:name="P151" style:family="paragraph" style:parent-style-name="Standard">
      <style:text-properties fo:font-weight="normal" officeooo:rsid="01788a8d" officeooo:paragraph-rsid="01788a8d" fo:background-color="#ffffff" style:font-weight-asian="normal" style:font-weight-complex="normal"/>
    </style:style>
    <style:style style:name="P152" style:family="paragraph" style:parent-style-name="Standard">
      <style:text-properties fo:font-weight="normal" officeooo:rsid="01953da9" officeooo:paragraph-rsid="01953da9" fo:background-color="#ffffff" style:font-weight-asian="normal" style:font-weight-complex="normal"/>
    </style:style>
    <style:style style:name="P153" style:family="paragraph" style:parent-style-name="Standard">
      <style:text-properties fo:font-weight="normal" officeooo:rsid="003f8f69" officeooo:paragraph-rsid="003f8f69" fo:background-color="#ffff99" style:font-weight-asian="normal" style:font-weight-complex="normal"/>
    </style:style>
    <style:style style:name="P154" style:family="paragraph" style:parent-style-name="Standard">
      <style:text-properties fo:font-weight="normal" officeooo:rsid="023c0cee" officeooo:paragraph-rsid="023c0cee" style:font-weight-asian="normal" style:font-weight-complex="normal"/>
    </style:style>
    <style:style style:name="P155" style:family="paragraph" style:parent-style-name="Standard">
      <style:text-properties fo:font-weight="normal" officeooo:rsid="023c48ba" officeooo:paragraph-rsid="023c48ba" style:font-weight-asian="normal" style:font-weight-complex="normal"/>
    </style:style>
    <style:style style:name="P156" style:family="paragraph" style:parent-style-name="Standard">
      <style:text-properties fo:font-weight="normal" officeooo:rsid="024225ee" officeooo:paragraph-rsid="024225ee" style:font-weight-asian="normal" style:font-weight-complex="normal"/>
    </style:style>
    <style:style style:name="P157" style:family="paragraph" style:parent-style-name="Standard">
      <style:text-properties fo:font-weight="normal" officeooo:rsid="023c48ba" officeooo:paragraph-rsid="023c48ba" fo:background-color="#ffff00" style:font-weight-asian="normal" style:font-weight-complex="normal"/>
    </style:style>
    <style:style style:name="P158" style:family="paragraph" style:parent-style-name="Standard">
      <style:text-properties officeooo:rsid="001cf2fc" officeooo:paragraph-rsid="001cf2fc"/>
    </style:style>
    <style:style style:name="P159" style:family="paragraph" style:parent-style-name="Standard">
      <style:text-properties officeooo:rsid="00484775" officeooo:paragraph-rsid="00484775"/>
    </style:style>
    <style:style style:name="P160" style:family="paragraph" style:parent-style-name="Standard">
      <style:text-properties officeooo:rsid="004a716d" officeooo:paragraph-rsid="004a716d"/>
    </style:style>
    <style:style style:name="P161" style:family="paragraph" style:parent-style-name="Standard">
      <style:text-properties officeooo:rsid="004bb3e8" officeooo:paragraph-rsid="004bb3e8"/>
    </style:style>
    <style:style style:name="P162" style:family="paragraph" style:parent-style-name="Standard">
      <style:text-properties officeooo:rsid="004d00ab" officeooo:paragraph-rsid="004d00ab"/>
    </style:style>
    <style:style style:name="P163" style:family="paragraph" style:parent-style-name="Standard">
      <style:text-properties officeooo:rsid="004d721e" officeooo:paragraph-rsid="004d721e"/>
    </style:style>
    <style:style style:name="P164" style:family="paragraph" style:parent-style-name="Standard">
      <style:text-properties officeooo:rsid="0054368c" officeooo:paragraph-rsid="0054368c"/>
    </style:style>
    <style:style style:name="P165" style:family="paragraph" style:parent-style-name="Standard">
      <style:text-properties officeooo:rsid="0056f780" officeooo:paragraph-rsid="0056f780"/>
    </style:style>
    <style:style style:name="P166" style:family="paragraph" style:parent-style-name="Standard">
      <style:text-properties officeooo:rsid="00577f7a" officeooo:paragraph-rsid="00577f7a"/>
    </style:style>
    <style:style style:name="P167" style:family="paragraph" style:parent-style-name="Standard">
      <style:text-properties officeooo:rsid="005e8fc6" officeooo:paragraph-rsid="005e8fc6"/>
    </style:style>
    <style:style style:name="P168" style:family="paragraph" style:parent-style-name="Standard">
      <style:text-properties officeooo:rsid="00626fe8" officeooo:paragraph-rsid="00626fe8"/>
    </style:style>
    <style:style style:name="P169" style:family="paragraph" style:parent-style-name="Standard">
      <style:text-properties officeooo:rsid="0063f3eb" officeooo:paragraph-rsid="0063f3eb"/>
    </style:style>
    <style:style style:name="P170" style:family="paragraph" style:parent-style-name="Standard">
      <style:text-properties officeooo:rsid="0063f3eb" officeooo:paragraph-rsid="0065f239"/>
    </style:style>
    <style:style style:name="P171" style:family="paragraph" style:parent-style-name="Standard">
      <style:text-properties officeooo:rsid="00645bbd" officeooo:paragraph-rsid="00645bbd"/>
    </style:style>
    <style:style style:name="P172" style:family="paragraph" style:parent-style-name="Standard">
      <style:text-properties officeooo:rsid="00645bbd" officeooo:paragraph-rsid="006ab99a"/>
    </style:style>
    <style:style style:name="P173" style:family="paragraph" style:parent-style-name="Standard">
      <style:text-properties officeooo:rsid="0065f239" officeooo:paragraph-rsid="0065f239"/>
    </style:style>
    <style:style style:name="P174" style:family="paragraph" style:parent-style-name="Standard">
      <style:text-properties officeooo:rsid="006ac366" officeooo:paragraph-rsid="006ac366"/>
    </style:style>
    <style:style style:name="P175" style:family="paragraph" style:parent-style-name="Standard">
      <style:text-properties officeooo:rsid="006ac366" officeooo:paragraph-rsid="007ce0ba"/>
    </style:style>
    <style:style style:name="P176" style:family="paragraph" style:parent-style-name="Standard">
      <style:text-properties officeooo:rsid="006ac366" officeooo:paragraph-rsid="007e92a9"/>
    </style:style>
    <style:style style:name="P177" style:family="paragraph" style:parent-style-name="Standard">
      <style:text-properties officeooo:rsid="00645bbd" officeooo:paragraph-rsid="006ac366" fo:background-color="#ff9900"/>
    </style:style>
    <style:style style:name="P178" style:family="paragraph" style:parent-style-name="Standard">
      <style:text-properties officeooo:rsid="006e8111" officeooo:paragraph-rsid="006e8111"/>
    </style:style>
    <style:style style:name="P179" style:family="paragraph" style:parent-style-name="Standard">
      <style:text-properties officeooo:rsid="007c2ec6" officeooo:paragraph-rsid="007c2ec6"/>
    </style:style>
    <style:style style:name="P180" style:family="paragraph" style:parent-style-name="Standard">
      <style:text-properties officeooo:rsid="007ce0ba" officeooo:paragraph-rsid="007ce0ba"/>
    </style:style>
    <style:style style:name="P181" style:family="paragraph" style:parent-style-name="Standard">
      <style:text-properties officeooo:rsid="007e92a9" officeooo:paragraph-rsid="007e92a9"/>
    </style:style>
    <style:style style:name="P182" style:family="paragraph" style:parent-style-name="Standard">
      <style:text-properties officeooo:rsid="007f0208" officeooo:paragraph-rsid="007f0208"/>
    </style:style>
    <style:style style:name="P183" style:family="paragraph" style:parent-style-name="Standard">
      <style:text-properties officeooo:rsid="008025d0" officeooo:paragraph-rsid="008025d0"/>
    </style:style>
    <style:style style:name="P184" style:family="paragraph" style:parent-style-name="Standard">
      <style:text-properties officeooo:rsid="00811ac1" officeooo:paragraph-rsid="00811ac1"/>
    </style:style>
    <style:style style:name="P185" style:family="paragraph" style:parent-style-name="Standard">
      <style:text-properties officeooo:rsid="008252f1" officeooo:paragraph-rsid="008252f1"/>
    </style:style>
    <style:style style:name="P186" style:family="paragraph" style:parent-style-name="Standard">
      <style:text-properties officeooo:rsid="00846ccc" officeooo:paragraph-rsid="00846ccc"/>
    </style:style>
    <style:style style:name="P187" style:family="paragraph" style:parent-style-name="Standard">
      <style:text-properties officeooo:rsid="00859ffb" officeooo:paragraph-rsid="00859ffb"/>
    </style:style>
    <style:style style:name="P188" style:family="paragraph" style:parent-style-name="Standard">
      <style:text-properties officeooo:rsid="00886e51" officeooo:paragraph-rsid="00886e51"/>
    </style:style>
    <style:style style:name="P189" style:family="paragraph" style:parent-style-name="Standard">
      <style:text-properties officeooo:rsid="0088a3df" officeooo:paragraph-rsid="0088a3df"/>
    </style:style>
    <style:style style:name="P190" style:family="paragraph" style:parent-style-name="Standard">
      <style:text-properties officeooo:rsid="0089ab38" officeooo:paragraph-rsid="0089ab38"/>
    </style:style>
    <style:style style:name="P191" style:family="paragraph" style:parent-style-name="Standard">
      <style:text-properties officeooo:rsid="008a1683" officeooo:paragraph-rsid="008a1683"/>
    </style:style>
    <style:style style:name="P192" style:family="paragraph" style:parent-style-name="Standard">
      <style:text-properties officeooo:rsid="008c1557" officeooo:paragraph-rsid="008c1557"/>
    </style:style>
    <style:style style:name="P193" style:family="paragraph" style:parent-style-name="Standard">
      <style:text-properties officeooo:rsid="008d0254" officeooo:paragraph-rsid="008d0254"/>
    </style:style>
    <style:style style:name="P194" style:family="paragraph" style:parent-style-name="Standard">
      <style:text-properties officeooo:rsid="008ec965" officeooo:paragraph-rsid="008ec965"/>
    </style:style>
    <style:style style:name="P195" style:family="paragraph" style:parent-style-name="Standard">
      <style:text-properties officeooo:rsid="0090bb82" officeooo:paragraph-rsid="0090bb82"/>
    </style:style>
    <style:style style:name="P196" style:family="paragraph" style:parent-style-name="Standard">
      <style:text-properties officeooo:rsid="0092030b" officeooo:paragraph-rsid="0092030b"/>
    </style:style>
    <style:style style:name="P197" style:family="paragraph" style:parent-style-name="Standard">
      <style:text-properties officeooo:rsid="0099832e" officeooo:paragraph-rsid="0099832e"/>
    </style:style>
    <style:style style:name="P198" style:family="paragraph" style:parent-style-name="Standard">
      <style:text-properties officeooo:rsid="009b2445" officeooo:paragraph-rsid="009b2445"/>
    </style:style>
    <style:style style:name="P199" style:family="paragraph" style:parent-style-name="Standard">
      <style:text-properties officeooo:rsid="009dd285" officeooo:paragraph-rsid="009dd285"/>
    </style:style>
    <style:style style:name="P200" style:family="paragraph" style:parent-style-name="Standard">
      <style:text-properties officeooo:rsid="009e33ae" officeooo:paragraph-rsid="009e33ae"/>
    </style:style>
    <style:style style:name="P201" style:family="paragraph" style:parent-style-name="Standard">
      <style:text-properties officeooo:rsid="00a9a6fd" officeooo:paragraph-rsid="00a9a6fd"/>
    </style:style>
    <style:style style:name="P202" style:family="paragraph" style:parent-style-name="Standard">
      <style:text-properties officeooo:rsid="00ab0bd0" officeooo:paragraph-rsid="00ab0bd0"/>
    </style:style>
    <style:style style:name="P203" style:family="paragraph" style:parent-style-name="Standard">
      <style:text-properties officeooo:rsid="00ad017c" officeooo:paragraph-rsid="00ad017c"/>
    </style:style>
    <style:style style:name="P204" style:family="paragraph" style:parent-style-name="Standard">
      <style:text-properties officeooo:rsid="0082af9a" officeooo:paragraph-rsid="0082af9a"/>
    </style:style>
    <style:style style:name="P205" style:family="paragraph" style:parent-style-name="Standard">
      <style:text-properties officeooo:rsid="00ae386d" officeooo:paragraph-rsid="00ae386d"/>
    </style:style>
    <style:style style:name="P206" style:family="paragraph" style:parent-style-name="Standard">
      <style:text-properties officeooo:rsid="00ae4694" officeooo:paragraph-rsid="00ae4694"/>
    </style:style>
    <style:style style:name="P207" style:family="paragraph" style:parent-style-name="Standard">
      <style:text-properties officeooo:rsid="00b006b0" officeooo:paragraph-rsid="00b006b0"/>
    </style:style>
    <style:style style:name="P208" style:family="paragraph" style:parent-style-name="Standard">
      <style:text-properties officeooo:rsid="00b0b48c" officeooo:paragraph-rsid="00b0b48c"/>
    </style:style>
    <style:style style:name="P209" style:family="paragraph" style:parent-style-name="Standard">
      <style:text-properties officeooo:rsid="00b0b48c" officeooo:paragraph-rsid="00b240eb"/>
    </style:style>
    <style:style style:name="P210" style:family="paragraph" style:parent-style-name="Standard">
      <style:text-properties officeooo:rsid="00b17e6e" officeooo:paragraph-rsid="00b17e6e"/>
    </style:style>
    <style:style style:name="P211" style:family="paragraph" style:parent-style-name="Standard">
      <style:text-properties officeooo:rsid="00306fe6" officeooo:paragraph-rsid="00b81b72"/>
    </style:style>
    <style:style style:name="P212" style:family="paragraph" style:parent-style-name="Standard">
      <style:text-properties officeooo:rsid="00306fe6" officeooo:paragraph-rsid="01325897"/>
    </style:style>
    <style:style style:name="P213" style:family="paragraph" style:parent-style-name="Standard">
      <style:text-properties officeooo:rsid="002f8f50" officeooo:paragraph-rsid="00b81b72"/>
    </style:style>
    <style:style style:name="P214" style:family="paragraph" style:parent-style-name="Standard">
      <style:text-properties officeooo:rsid="0030988a" officeooo:paragraph-rsid="00b81b72"/>
    </style:style>
    <style:style style:name="P215" style:family="paragraph" style:parent-style-name="Standard">
      <style:text-properties officeooo:rsid="00bcf31f" officeooo:paragraph-rsid="00bcf31f"/>
    </style:style>
    <style:style style:name="P216" style:family="paragraph" style:parent-style-name="Standard">
      <style:text-properties officeooo:rsid="00bf4141" officeooo:paragraph-rsid="00bf4141"/>
    </style:style>
    <style:style style:name="P217" style:family="paragraph" style:parent-style-name="Standard">
      <style:text-properties officeooo:rsid="00c067cd" officeooo:paragraph-rsid="00c067cd"/>
    </style:style>
    <style:style style:name="P218" style:family="paragraph" style:parent-style-name="Standard">
      <style:text-properties officeooo:rsid="00c2220a" officeooo:paragraph-rsid="00c2220a"/>
    </style:style>
    <style:style style:name="P219" style:family="paragraph" style:parent-style-name="Standard">
      <style:text-properties officeooo:rsid="00c68337" officeooo:paragraph-rsid="00c68337"/>
    </style:style>
    <style:style style:name="P220" style:family="paragraph" style:parent-style-name="Standard">
      <style:text-properties officeooo:rsid="00c7737b" officeooo:paragraph-rsid="00c7737b"/>
    </style:style>
    <style:style style:name="P221" style:family="paragraph" style:parent-style-name="Standard">
      <style:text-properties officeooo:rsid="00c80a48" officeooo:paragraph-rsid="00c80a48"/>
    </style:style>
    <style:style style:name="P222" style:family="paragraph" style:parent-style-name="Standard">
      <style:text-properties officeooo:rsid="00c80fad" officeooo:paragraph-rsid="00c80fad"/>
    </style:style>
    <style:style style:name="P223" style:family="paragraph" style:parent-style-name="Standard">
      <style:text-properties officeooo:rsid="00cb16e9" officeooo:paragraph-rsid="00cb16e9"/>
    </style:style>
    <style:style style:name="P224" style:family="paragraph" style:parent-style-name="Standard">
      <style:text-properties officeooo:rsid="00d48cb6" officeooo:paragraph-rsid="00d48cb6"/>
    </style:style>
    <style:style style:name="P225" style:family="paragraph" style:parent-style-name="Standard">
      <style:text-properties officeooo:rsid="00d799d4" officeooo:paragraph-rsid="00d799d4"/>
    </style:style>
    <style:style style:name="P226" style:family="paragraph" style:parent-style-name="Standard">
      <style:text-properties officeooo:rsid="00d82e4d" officeooo:paragraph-rsid="00d82e4d"/>
    </style:style>
    <style:style style:name="P227" style:family="paragraph" style:parent-style-name="Standard">
      <style:text-properties officeooo:rsid="00d06940" officeooo:paragraph-rsid="00d06940"/>
    </style:style>
    <style:style style:name="P228" style:family="paragraph" style:parent-style-name="Standard">
      <style:text-properties officeooo:rsid="00d06940" officeooo:paragraph-rsid="00a07211"/>
    </style:style>
    <style:style style:name="P229" style:family="paragraph" style:parent-style-name="Standard">
      <style:text-properties officeooo:rsid="00d06940" officeooo:paragraph-rsid="016ae8a2"/>
    </style:style>
    <style:style style:name="P230" style:family="paragraph" style:parent-style-name="Standard">
      <style:text-properties officeooo:rsid="00e3e2ab" officeooo:paragraph-rsid="00e3e2ab"/>
    </style:style>
    <style:style style:name="P231" style:family="paragraph" style:parent-style-name="Standard">
      <style:text-properties officeooo:rsid="00e5ecba" officeooo:paragraph-rsid="00e5ecba"/>
    </style:style>
    <style:style style:name="P232" style:family="paragraph" style:parent-style-name="Standard">
      <style:text-properties officeooo:rsid="00e60b13" officeooo:paragraph-rsid="00e60b13"/>
    </style:style>
    <style:style style:name="P233" style:family="paragraph" style:parent-style-name="Standard">
      <style:text-properties officeooo:rsid="00edd359" officeooo:paragraph-rsid="00edd359"/>
    </style:style>
    <style:style style:name="P234" style:family="paragraph" style:parent-style-name="Standard">
      <style:text-properties officeooo:rsid="00fba9cc" officeooo:paragraph-rsid="00fba9cc"/>
    </style:style>
    <style:style style:name="P235" style:family="paragraph" style:parent-style-name="Standard">
      <style:text-properties officeooo:rsid="00fcb8b6" officeooo:paragraph-rsid="00fcb8b6"/>
    </style:style>
    <style:style style:name="P236" style:family="paragraph" style:parent-style-name="Standard">
      <style:text-properties officeooo:rsid="010046e1" officeooo:paragraph-rsid="010046e1"/>
    </style:style>
    <style:style style:name="P237" style:family="paragraph" style:parent-style-name="Standard">
      <style:text-properties officeooo:rsid="01007bee" officeooo:paragraph-rsid="01007bee"/>
    </style:style>
    <style:style style:name="P238" style:family="paragraph" style:parent-style-name="Standard">
      <style:text-properties officeooo:rsid="0103eaf0" officeooo:paragraph-rsid="0103eaf0"/>
    </style:style>
    <style:style style:name="P239" style:family="paragraph" style:parent-style-name="Standard">
      <style:text-properties officeooo:rsid="01042e48" officeooo:paragraph-rsid="01042e48"/>
    </style:style>
    <style:style style:name="P240" style:family="paragraph" style:parent-style-name="Standard">
      <style:text-properties officeooo:rsid="01042e48" officeooo:paragraph-rsid="0105943f"/>
    </style:style>
    <style:style style:name="P241" style:family="paragraph" style:parent-style-name="Standard">
      <style:text-properties officeooo:rsid="01045a3f" officeooo:paragraph-rsid="01045a3f"/>
    </style:style>
    <style:style style:name="P242" style:family="paragraph" style:parent-style-name="Standard">
      <style:text-properties officeooo:rsid="010689e8" officeooo:paragraph-rsid="010689e8"/>
    </style:style>
    <style:style style:name="P243" style:family="paragraph" style:parent-style-name="Standard">
      <style:text-properties officeooo:rsid="01079d22" officeooo:paragraph-rsid="01079d22"/>
    </style:style>
    <style:style style:name="P244" style:family="paragraph" style:parent-style-name="Standard">
      <style:text-properties officeooo:rsid="0109af02" officeooo:paragraph-rsid="0109af02"/>
    </style:style>
    <style:style style:name="P245" style:family="paragraph" style:parent-style-name="Standard">
      <style:text-properties officeooo:rsid="010b452c" officeooo:paragraph-rsid="010b452c"/>
    </style:style>
    <style:style style:name="P246" style:family="paragraph" style:parent-style-name="Standard">
      <style:text-properties officeooo:rsid="011083dc" officeooo:paragraph-rsid="0089ab38"/>
    </style:style>
    <style:style style:name="P247" style:family="paragraph" style:parent-style-name="Standard">
      <style:text-properties officeooo:rsid="011a73d9" officeooo:paragraph-rsid="011a73d9"/>
    </style:style>
    <style:style style:name="P248" style:family="paragraph" style:parent-style-name="Standard">
      <style:text-properties officeooo:rsid="011d93c9" officeooo:paragraph-rsid="011d93c9"/>
    </style:style>
    <style:style style:name="P249" style:family="paragraph" style:parent-style-name="Standard">
      <style:text-properties officeooo:rsid="0120000d" officeooo:paragraph-rsid="0120000d"/>
    </style:style>
    <style:style style:name="P250" style:family="paragraph" style:parent-style-name="Standard">
      <style:text-properties officeooo:rsid="0120c350" officeooo:paragraph-rsid="0120c350"/>
    </style:style>
    <style:style style:name="P251" style:family="paragraph" style:parent-style-name="Standard">
      <style:text-properties officeooo:rsid="0127dd17" officeooo:paragraph-rsid="0127dd17"/>
    </style:style>
    <style:style style:name="P252" style:family="paragraph" style:parent-style-name="Standard">
      <style:text-properties officeooo:rsid="013d117a" officeooo:paragraph-rsid="013d117a"/>
    </style:style>
    <style:style style:name="P253" style:family="paragraph" style:parent-style-name="Standard">
      <style:text-properties officeooo:rsid="0142d79a" officeooo:paragraph-rsid="0142d79a"/>
    </style:style>
    <style:style style:name="P254" style:family="paragraph" style:parent-style-name="Standard">
      <style:text-properties officeooo:rsid="01530a80" officeooo:paragraph-rsid="0153fd44"/>
    </style:style>
    <style:style style:name="P255" style:family="paragraph" style:parent-style-name="Standard">
      <style:text-properties officeooo:rsid="0153fd44" officeooo:paragraph-rsid="01530a80"/>
    </style:style>
    <style:style style:name="P256" style:family="paragraph" style:parent-style-name="Standard">
      <style:text-properties officeooo:rsid="0153fd44" officeooo:paragraph-rsid="0153fd44"/>
    </style:style>
    <style:style style:name="P257" style:family="paragraph" style:parent-style-name="Standard">
      <style:text-properties officeooo:rsid="01575812" officeooo:paragraph-rsid="01575812"/>
    </style:style>
    <style:style style:name="P258" style:family="paragraph" style:parent-style-name="Standard">
      <style:text-properties officeooo:rsid="0168f96f" officeooo:paragraph-rsid="0168f96f"/>
    </style:style>
    <style:style style:name="P259" style:family="paragraph" style:parent-style-name="Standard">
      <style:text-properties officeooo:rsid="0168f96f" officeooo:paragraph-rsid="01575812"/>
    </style:style>
    <style:style style:name="P260" style:family="paragraph" style:parent-style-name="Standard">
      <style:text-properties officeooo:rsid="00ccaa06" officeooo:paragraph-rsid="009e33ae"/>
    </style:style>
    <style:style style:name="P261" style:family="paragraph" style:parent-style-name="Standard">
      <style:text-properties officeooo:rsid="016d2e60" officeooo:paragraph-rsid="016d2e60"/>
    </style:style>
    <style:style style:name="P262" style:family="paragraph" style:parent-style-name="Standard">
      <style:text-properties officeooo:rsid="016d381f" officeooo:paragraph-rsid="016d381f"/>
    </style:style>
    <style:style style:name="P263" style:family="paragraph" style:parent-style-name="Standard">
      <style:text-properties officeooo:rsid="016eaab1" officeooo:paragraph-rsid="016eaab1"/>
    </style:style>
    <style:style style:name="P264" style:family="paragraph" style:parent-style-name="Standard">
      <style:text-properties officeooo:rsid="01700410" officeooo:paragraph-rsid="01700410"/>
    </style:style>
    <style:style style:name="P265" style:family="paragraph" style:parent-style-name="Standard">
      <style:text-properties officeooo:rsid="0170ad79" officeooo:paragraph-rsid="0170ad79"/>
    </style:style>
    <style:style style:name="P266" style:family="paragraph" style:parent-style-name="Standard">
      <style:text-properties officeooo:rsid="0171f54d" officeooo:paragraph-rsid="0171f54d"/>
    </style:style>
    <style:style style:name="P267" style:family="paragraph" style:parent-style-name="Standard">
      <style:text-properties style:text-underline-style="solid" style:text-underline-width="auto" style:text-underline-color="font-color" fo:font-weight="bold" officeooo:rsid="0171f54d" officeooo:paragraph-rsid="0171f54d" fo:background-color="#ffff99" style:font-weight-asian="bold" style:font-weight-complex="bold"/>
    </style:style>
    <style:style style:name="P268" style:family="paragraph" style:parent-style-name="Standard">
      <style:text-properties officeooo:rsid="01546516" officeooo:paragraph-rsid="01546516"/>
    </style:style>
    <style:style style:name="P269" style:family="paragraph" style:parent-style-name="Standard">
      <style:text-properties officeooo:rsid="017f4999" officeooo:paragraph-rsid="017f4999"/>
    </style:style>
    <style:style style:name="P270" style:family="paragraph" style:parent-style-name="Standard">
      <style:text-properties officeooo:rsid="017f59df" officeooo:paragraph-rsid="017f59df"/>
    </style:style>
    <style:style style:name="P271" style:family="paragraph" style:parent-style-name="Standard">
      <style:text-properties officeooo:rsid="018261d8" officeooo:paragraph-rsid="018261d8"/>
    </style:style>
    <style:style style:name="P272" style:family="paragraph" style:parent-style-name="Standard">
      <style:text-properties officeooo:rsid="018452b6" officeooo:paragraph-rsid="018452b6"/>
    </style:style>
    <style:style style:name="P273" style:family="paragraph" style:parent-style-name="Standard">
      <style:text-properties officeooo:rsid="01866c6c" officeooo:paragraph-rsid="01866c6c"/>
    </style:style>
    <style:style style:name="P274" style:family="paragraph" style:parent-style-name="Standard">
      <style:text-properties officeooo:rsid="0188c8ed" officeooo:paragraph-rsid="0188c8ed"/>
    </style:style>
    <style:style style:name="P275" style:family="paragraph" style:parent-style-name="Standard">
      <style:text-properties officeooo:rsid="01895bd2" officeooo:paragraph-rsid="017592c3"/>
    </style:style>
    <style:style style:name="P276" style:family="paragraph" style:parent-style-name="Standard">
      <style:text-properties officeooo:rsid="017ca786" officeooo:paragraph-rsid="015f508c"/>
    </style:style>
    <style:style style:name="P277" style:family="paragraph" style:parent-style-name="Standard">
      <style:text-properties officeooo:rsid="018a0337" officeooo:paragraph-rsid="018a0337"/>
    </style:style>
    <style:style style:name="P278" style:family="paragraph" style:parent-style-name="Standard">
      <style:text-properties officeooo:rsid="018e4a42" officeooo:paragraph-rsid="018e4a42"/>
    </style:style>
    <style:style style:name="P279" style:family="paragraph" style:parent-style-name="Standard">
      <style:text-properties officeooo:rsid="018fdbe1" officeooo:paragraph-rsid="018fdbe1"/>
    </style:style>
    <style:style style:name="P280" style:family="paragraph" style:parent-style-name="Standard">
      <style:text-properties officeooo:rsid="0194158c" officeooo:paragraph-rsid="0194158c"/>
    </style:style>
    <style:style style:name="P281" style:family="paragraph" style:parent-style-name="Standard">
      <style:text-properties officeooo:rsid="0195ef92" officeooo:paragraph-rsid="0195ef92"/>
    </style:style>
    <style:style style:name="P282" style:family="paragraph" style:parent-style-name="Standard">
      <style:text-properties officeooo:rsid="0197980b" officeooo:paragraph-rsid="0197980b"/>
    </style:style>
    <style:style style:name="P283" style:family="paragraph" style:parent-style-name="Standard">
      <style:text-properties officeooo:rsid="0197acb6" officeooo:paragraph-rsid="0197acb6"/>
    </style:style>
    <style:style style:name="P284" style:family="paragraph" style:parent-style-name="Standard">
      <style:text-properties officeooo:rsid="0198f148" officeooo:paragraph-rsid="0198f148"/>
    </style:style>
    <style:style style:name="P285" style:family="paragraph" style:parent-style-name="Standard">
      <style:text-properties officeooo:rsid="0199b85f" officeooo:paragraph-rsid="0199b85f"/>
    </style:style>
    <style:style style:name="P286" style:family="paragraph" style:parent-style-name="Standard">
      <style:text-properties officeooo:rsid="019a6a97" officeooo:paragraph-rsid="019a6a97"/>
    </style:style>
    <style:style style:name="P287" style:family="paragraph" style:parent-style-name="Standard">
      <style:text-properties officeooo:rsid="019c5dd1" officeooo:paragraph-rsid="019c5dd1"/>
    </style:style>
    <style:style style:name="P288" style:family="paragraph" style:parent-style-name="Standard">
      <style:text-properties officeooo:rsid="019ea2ee" officeooo:paragraph-rsid="019ea2ee"/>
    </style:style>
    <style:style style:name="P289" style:family="paragraph" style:parent-style-name="Standard">
      <style:text-properties officeooo:rsid="019f3acd" officeooo:paragraph-rsid="019f3acd"/>
    </style:style>
    <style:style style:name="P290" style:family="paragraph" style:parent-style-name="Standard">
      <style:text-properties officeooo:rsid="019f3acd" officeooo:paragraph-rsid="01a0e68e"/>
    </style:style>
    <style:style style:name="P291" style:family="paragraph" style:parent-style-name="Standard">
      <style:text-properties officeooo:rsid="019f3acd" officeooo:paragraph-rsid="01a42489"/>
    </style:style>
    <style:style style:name="P292" style:family="paragraph" style:parent-style-name="Standard">
      <style:text-properties officeooo:rsid="01a0682d" officeooo:paragraph-rsid="01a0682d"/>
    </style:style>
    <style:style style:name="P293" style:family="paragraph" style:parent-style-name="Standard">
      <style:text-properties officeooo:rsid="01a0e68e" officeooo:paragraph-rsid="01a0e68e"/>
    </style:style>
    <style:style style:name="P294" style:family="paragraph" style:parent-style-name="Standard">
      <style:text-properties officeooo:rsid="01a11df9" officeooo:paragraph-rsid="01a11df9"/>
    </style:style>
    <style:style style:name="P295" style:family="paragraph" style:parent-style-name="Standard">
      <style:text-properties officeooo:rsid="01a27369" officeooo:paragraph-rsid="01a27369"/>
    </style:style>
    <style:style style:name="P296" style:family="paragraph" style:parent-style-name="Standard">
      <style:text-properties officeooo:rsid="01a4ec0b" officeooo:paragraph-rsid="01a4ec0b"/>
    </style:style>
    <style:style style:name="P297" style:family="paragraph" style:parent-style-name="Standard">
      <style:text-properties officeooo:rsid="01a54989" officeooo:paragraph-rsid="01a54989"/>
    </style:style>
    <style:style style:name="P298" style:family="paragraph" style:parent-style-name="Standard">
      <style:text-properties officeooo:rsid="01a74954" officeooo:paragraph-rsid="01a74954"/>
    </style:style>
    <style:style style:name="P299" style:family="paragraph" style:parent-style-name="Standard">
      <style:text-properties officeooo:rsid="01a75d07" officeooo:paragraph-rsid="01a75d07"/>
    </style:style>
    <style:style style:name="P300" style:family="paragraph" style:parent-style-name="Standard">
      <style:text-properties officeooo:rsid="01a7d018" officeooo:paragraph-rsid="01a7d018"/>
    </style:style>
    <style:style style:name="P301" style:family="paragraph" style:parent-style-name="Standard">
      <style:text-properties officeooo:rsid="01a8cf70" officeooo:paragraph-rsid="00d06940"/>
    </style:style>
    <style:style style:name="P302" style:family="paragraph" style:parent-style-name="Standard">
      <style:text-properties officeooo:rsid="01a8cf70" officeooo:paragraph-rsid="01a8cf70"/>
    </style:style>
    <style:style style:name="P303" style:family="paragraph" style:parent-style-name="Standard">
      <style:text-properties officeooo:rsid="015f508c" officeooo:paragraph-rsid="00d06940"/>
    </style:style>
    <style:style style:name="P304" style:family="paragraph" style:parent-style-name="Standard">
      <style:text-properties officeooo:rsid="0190c643" officeooo:paragraph-rsid="0190c643"/>
    </style:style>
    <style:style style:name="P305" style:family="paragraph" style:parent-style-name="Standard">
      <style:text-properties officeooo:rsid="01a9015f" officeooo:paragraph-rsid="01a9015f"/>
    </style:style>
    <style:style style:name="P306" style:family="paragraph" style:parent-style-name="Standard">
      <style:text-properties officeooo:rsid="01a9015f" officeooo:paragraph-rsid="01b217ac"/>
    </style:style>
    <style:style style:name="P307" style:family="paragraph" style:parent-style-name="Standard">
      <style:text-properties officeooo:rsid="01a9ceb1" officeooo:paragraph-rsid="01a9ceb1"/>
    </style:style>
    <style:style style:name="P308" style:family="paragraph" style:parent-style-name="Standard">
      <style:text-properties officeooo:rsid="01aada29" officeooo:paragraph-rsid="01aada29"/>
    </style:style>
    <style:style style:name="P309" style:family="paragraph" style:parent-style-name="Standard">
      <style:text-properties officeooo:rsid="01acbc3c" officeooo:paragraph-rsid="01acbc3c"/>
    </style:style>
    <style:style style:name="P310" style:family="paragraph" style:parent-style-name="Standard">
      <style:text-properties officeooo:rsid="01adbe35" officeooo:paragraph-rsid="01adbe35"/>
    </style:style>
    <style:style style:name="P311" style:family="paragraph" style:parent-style-name="Standard">
      <style:text-properties officeooo:rsid="01af9d02" officeooo:paragraph-rsid="01af9d02"/>
    </style:style>
    <style:style style:name="P312" style:family="paragraph" style:parent-style-name="Standard">
      <style:text-properties officeooo:rsid="01b11ad1" officeooo:paragraph-rsid="01b11ad1"/>
    </style:style>
    <style:style style:name="P313" style:family="paragraph" style:parent-style-name="Standard">
      <style:text-properties officeooo:rsid="01b217ac" officeooo:paragraph-rsid="01b217ac"/>
    </style:style>
    <style:style style:name="P314" style:family="paragraph" style:parent-style-name="Standard">
      <style:text-properties officeooo:rsid="01b217ac" officeooo:paragraph-rsid="01b217ac" fo:background-color="#cc9900"/>
    </style:style>
    <style:style style:name="P315" style:family="paragraph" style:parent-style-name="Standard">
      <style:text-properties officeooo:rsid="01a9015f" officeooo:paragraph-rsid="01b217ac" fo:background-color="#ff3333"/>
    </style:style>
    <style:style style:name="P316" style:family="paragraph" style:parent-style-name="Standard">
      <style:text-properties officeooo:rsid="01b217ac" officeooo:paragraph-rsid="01b217ac" fo:background-color="#ffcc00"/>
    </style:style>
    <style:style style:name="P317" style:family="paragraph" style:parent-style-name="Standard">
      <style:text-properties officeooo:rsid="01c1fb8d" officeooo:paragraph-rsid="01c1fb8d" fo:background-color="#ffcc00"/>
    </style:style>
    <style:style style:name="P318" style:family="paragraph" style:parent-style-name="Standard">
      <style:text-properties officeooo:rsid="01cc3c65" officeooo:paragraph-rsid="01cc3c65" fo:background-color="#ffcc00"/>
    </style:style>
    <style:style style:name="P319" style:family="paragraph" style:parent-style-name="Standard">
      <style:text-properties officeooo:rsid="01e1ab06" officeooo:paragraph-rsid="01e1ab06" fo:background-color="#ffcc00"/>
    </style:style>
    <style:style style:name="P320" style:family="paragraph" style:parent-style-name="Standard">
      <style:text-properties officeooo:rsid="01edfad2" officeooo:paragraph-rsid="01edfad2" fo:background-color="#ffcc00"/>
    </style:style>
    <style:style style:name="P321" style:family="paragraph" style:parent-style-name="Standard">
      <style:text-properties officeooo:rsid="01b38942" officeooo:paragraph-rsid="01b38942"/>
    </style:style>
    <style:style style:name="P322" style:family="paragraph" style:parent-style-name="Standard">
      <style:text-properties officeooo:rsid="01b8e06a" officeooo:paragraph-rsid="01b8e06a"/>
    </style:style>
    <style:style style:name="P323" style:family="paragraph" style:parent-style-name="Standard">
      <style:text-properties officeooo:rsid="01b8fcd1" officeooo:paragraph-rsid="01b8fcd1"/>
    </style:style>
    <style:style style:name="P324" style:family="paragraph" style:parent-style-name="Standard">
      <style:text-properties officeooo:rsid="01bcf3e8" officeooo:paragraph-rsid="01bcf3e8"/>
    </style:style>
    <style:style style:name="P325" style:family="paragraph" style:parent-style-name="Standard">
      <style:text-properties officeooo:rsid="01bdfd2a" officeooo:paragraph-rsid="01bdfd2a"/>
    </style:style>
    <style:style style:name="P326" style:family="paragraph" style:parent-style-name="Standard">
      <style:text-properties officeooo:rsid="01bf5c3d" officeooo:paragraph-rsid="01bf5c3d"/>
    </style:style>
    <style:style style:name="P327" style:family="paragraph" style:parent-style-name="Standard">
      <style:text-properties officeooo:rsid="01bf5c3d" officeooo:paragraph-rsid="01ccb9cf"/>
    </style:style>
    <style:style style:name="P328" style:family="paragraph" style:parent-style-name="Standard">
      <style:text-properties officeooo:rsid="01c01582" officeooo:paragraph-rsid="01c01582"/>
    </style:style>
    <style:style style:name="P329" style:family="paragraph" style:parent-style-name="Standard">
      <style:text-properties officeooo:rsid="01c1fb8d" officeooo:paragraph-rsid="01c1fb8d"/>
    </style:style>
    <style:style style:name="P330" style:family="paragraph" style:parent-style-name="Standard">
      <style:text-properties officeooo:rsid="01c40288" officeooo:paragraph-rsid="01c40288"/>
    </style:style>
    <style:style style:name="P331" style:family="paragraph" style:parent-style-name="Standard">
      <style:text-properties officeooo:rsid="01c57afe" officeooo:paragraph-rsid="01c57afe"/>
    </style:style>
    <style:style style:name="P332" style:family="paragraph" style:parent-style-name="Standard">
      <style:text-properties officeooo:rsid="01c772d2" officeooo:paragraph-rsid="01c772d2"/>
    </style:style>
    <style:style style:name="P333" style:family="paragraph" style:parent-style-name="Standard">
      <style:text-properties officeooo:rsid="01c94516" officeooo:paragraph-rsid="01c94516"/>
    </style:style>
    <style:style style:name="P334" style:family="paragraph" style:parent-style-name="Standard">
      <style:text-properties officeooo:rsid="01ca70d2" officeooo:paragraph-rsid="01ca70d2"/>
    </style:style>
    <style:style style:name="P335" style:family="paragraph" style:parent-style-name="Standard">
      <style:text-properties officeooo:rsid="01cc27d1" officeooo:paragraph-rsid="01cc27d1"/>
    </style:style>
    <style:style style:name="P336" style:family="paragraph" style:parent-style-name="Standard">
      <style:text-properties officeooo:rsid="01cc3c65" officeooo:paragraph-rsid="01cc3c65"/>
    </style:style>
    <style:style style:name="P337" style:family="paragraph" style:parent-style-name="Standard">
      <style:text-properties officeooo:rsid="01ce3fd6" officeooo:paragraph-rsid="01ce3fd6"/>
    </style:style>
    <style:style style:name="P338" style:family="paragraph" style:parent-style-name="Standard">
      <style:text-properties officeooo:rsid="01cf5adb" officeooo:paragraph-rsid="01cf5adb"/>
    </style:style>
    <style:style style:name="P339" style:family="paragraph" style:parent-style-name="Standard">
      <style:text-properties officeooo:rsid="01d199d2" officeooo:paragraph-rsid="01d199d2"/>
    </style:style>
    <style:style style:name="P340" style:family="paragraph" style:parent-style-name="Standard">
      <style:text-properties officeooo:rsid="01de288e" officeooo:paragraph-rsid="01bf5c3d"/>
    </style:style>
    <style:style style:name="P341" style:family="paragraph" style:parent-style-name="Standard">
      <style:text-properties officeooo:rsid="01deab04" officeooo:paragraph-rsid="01deab04"/>
    </style:style>
    <style:style style:name="P342" style:family="paragraph" style:parent-style-name="Standard">
      <style:text-properties officeooo:rsid="01deab04" officeooo:paragraph-rsid="02150556"/>
    </style:style>
    <style:style style:name="P343" style:family="paragraph" style:parent-style-name="Standard">
      <style:text-properties officeooo:rsid="01e1ab06" officeooo:paragraph-rsid="01e1ab06"/>
    </style:style>
    <style:style style:name="P344" style:family="paragraph" style:parent-style-name="Standard">
      <style:text-properties officeooo:rsid="01e50996" officeooo:paragraph-rsid="01deab04"/>
    </style:style>
    <style:style style:name="P345" style:family="paragraph" style:parent-style-name="Standard">
      <style:text-properties officeooo:rsid="01e6bfbf" officeooo:paragraph-rsid="01e6bfbf"/>
    </style:style>
    <style:style style:name="P346" style:family="paragraph" style:parent-style-name="Standard">
      <style:text-properties officeooo:rsid="01e6bfbf" officeooo:paragraph-rsid="01e7f28f"/>
    </style:style>
    <style:style style:name="P347" style:family="paragraph" style:parent-style-name="Standard">
      <style:text-properties officeooo:rsid="01e7fa99" officeooo:paragraph-rsid="01e7fa99"/>
    </style:style>
    <style:style style:name="P348" style:family="paragraph" style:parent-style-name="Standard">
      <style:text-properties officeooo:rsid="01e98334" officeooo:paragraph-rsid="01e7fa99"/>
    </style:style>
    <style:style style:name="P349" style:family="paragraph" style:parent-style-name="Standard">
      <style:text-properties officeooo:rsid="01e98334" officeooo:paragraph-rsid="01e98334"/>
    </style:style>
    <style:style style:name="P350" style:family="paragraph" style:parent-style-name="Standard">
      <style:text-properties officeooo:rsid="01e98334" officeooo:paragraph-rsid="01ea48c4"/>
    </style:style>
    <style:style style:name="P351" style:family="paragraph" style:parent-style-name="Standard">
      <style:text-properties officeooo:rsid="01e98334" officeooo:paragraph-rsid="01ecfe6b"/>
    </style:style>
    <style:style style:name="P352" style:family="paragraph" style:parent-style-name="Standard">
      <style:text-properties officeooo:rsid="01ed0c0b" officeooo:paragraph-rsid="01ed0c0b"/>
    </style:style>
    <style:style style:name="P353" style:family="paragraph" style:parent-style-name="Standard">
      <style:text-properties officeooo:rsid="01edc97f" officeooo:paragraph-rsid="01edc97f"/>
    </style:style>
    <style:style style:name="P354" style:family="paragraph" style:parent-style-name="Standard">
      <style:text-properties officeooo:rsid="01ef6c42" officeooo:paragraph-rsid="01ef6c42"/>
    </style:style>
    <style:style style:name="P355" style:family="paragraph" style:parent-style-name="Standard">
      <style:text-properties officeooo:rsid="01ef6c42" officeooo:paragraph-rsid="01f0c485"/>
    </style:style>
    <style:style style:name="P356" style:family="paragraph" style:parent-style-name="Standard">
      <style:text-properties officeooo:rsid="01f0c485" officeooo:paragraph-rsid="01f0c485"/>
    </style:style>
    <style:style style:name="P357" style:family="paragraph" style:parent-style-name="Standard">
      <style:text-properties officeooo:rsid="01f0c485" officeooo:paragraph-rsid="01f38d92"/>
    </style:style>
    <style:style style:name="P358" style:family="paragraph" style:parent-style-name="Standard">
      <style:text-properties officeooo:rsid="01f0c485" officeooo:paragraph-rsid="01fb6b3b"/>
    </style:style>
    <style:style style:name="P359" style:family="paragraph" style:parent-style-name="Standard">
      <style:text-properties officeooo:rsid="01f1b9c5" officeooo:paragraph-rsid="01f1b9c5"/>
    </style:style>
    <style:style style:name="P360" style:family="paragraph" style:parent-style-name="Standard">
      <style:text-properties officeooo:rsid="01f38d92" officeooo:paragraph-rsid="01f38d92"/>
    </style:style>
    <style:style style:name="P361" style:family="paragraph" style:parent-style-name="Standard">
      <style:text-properties officeooo:rsid="01f38d92" officeooo:paragraph-rsid="01fb6b3b"/>
    </style:style>
    <style:style style:name="P362" style:family="paragraph" style:parent-style-name="Standard">
      <style:text-properties officeooo:rsid="01f41c53" officeooo:paragraph-rsid="01f41c53"/>
    </style:style>
    <style:style style:name="P363" style:family="paragraph" style:parent-style-name="Standard">
      <style:text-properties officeooo:rsid="01f4c236" officeooo:paragraph-rsid="01f4c236"/>
    </style:style>
    <style:style style:name="P364" style:family="paragraph" style:parent-style-name="Standard">
      <style:text-properties officeooo:rsid="01f4c236" officeooo:paragraph-rsid="01f69827"/>
    </style:style>
    <style:style style:name="P365" style:family="paragraph" style:parent-style-name="Standard">
      <style:text-properties officeooo:rsid="01f4c236" officeooo:paragraph-rsid="01f97828"/>
    </style:style>
    <style:style style:name="P366" style:family="paragraph" style:parent-style-name="Standard">
      <style:text-properties officeooo:rsid="01f7eb83" officeooo:paragraph-rsid="01f7eb83"/>
    </style:style>
    <style:style style:name="P367" style:family="paragraph" style:parent-style-name="Standard">
      <style:text-properties fo:font-style="italic" style:text-underline-style="solid" style:text-underline-width="auto" style:text-underline-color="font-color" fo:font-weight="bold" officeooo:rsid="01f7eb83" officeooo:paragraph-rsid="01f7eb83" style:font-style-asian="italic" style:font-weight-asian="bold" style:font-style-complex="italic" style:font-weight-complex="bold"/>
    </style:style>
    <style:style style:name="P368" style:family="paragraph" style:parent-style-name="Standard">
      <style:text-properties officeooo:rsid="01fb6b3b" officeooo:paragraph-rsid="01fb6b3b"/>
    </style:style>
    <style:style style:name="P369" style:family="paragraph" style:parent-style-name="Standard">
      <style:text-properties officeooo:rsid="02000117" officeooo:paragraph-rsid="02000117"/>
    </style:style>
    <style:style style:name="P370" style:family="paragraph" style:parent-style-name="Standard">
      <style:text-properties officeooo:rsid="0200293f" officeooo:paragraph-rsid="0200293f"/>
    </style:style>
    <style:style style:name="P371" style:family="paragraph" style:parent-style-name="Standard">
      <style:text-properties officeooo:rsid="02016f52" officeooo:paragraph-rsid="02016f52"/>
    </style:style>
    <style:style style:name="P372" style:family="paragraph" style:parent-style-name="Standard">
      <style:text-properties officeooo:rsid="020224ee" officeooo:paragraph-rsid="020224ee"/>
    </style:style>
    <style:style style:name="P373" style:family="paragraph" style:parent-style-name="Standard">
      <style:text-properties officeooo:rsid="01d37f9e" officeooo:paragraph-rsid="01d37f9e"/>
    </style:style>
    <style:style style:name="P374" style:family="paragraph" style:parent-style-name="Standard">
      <style:text-properties officeooo:rsid="0202ffa2" officeooo:paragraph-rsid="0202ffa2"/>
    </style:style>
    <style:style style:name="P375" style:family="paragraph" style:parent-style-name="Standard">
      <style:text-properties officeooo:rsid="02032e93" officeooo:paragraph-rsid="02032e93"/>
    </style:style>
    <style:style style:name="P376" style:family="paragraph" style:parent-style-name="Standard">
      <style:text-properties officeooo:rsid="01ff1c85" officeooo:paragraph-rsid="01ff1c85"/>
    </style:style>
    <style:style style:name="P377" style:family="paragraph" style:parent-style-name="Standard">
      <style:text-properties officeooo:rsid="0204b13f" officeooo:paragraph-rsid="0204b13f"/>
    </style:style>
    <style:style style:name="P378" style:family="paragraph" style:parent-style-name="Standard">
      <style:text-properties officeooo:rsid="02076d31" officeooo:paragraph-rsid="02076d31"/>
    </style:style>
    <style:style style:name="P379" style:family="paragraph" style:parent-style-name="Standard">
      <style:text-properties officeooo:rsid="0207f821" officeooo:paragraph-rsid="0207f821"/>
    </style:style>
    <style:style style:name="P380" style:family="paragraph" style:parent-style-name="Standard">
      <style:text-properties officeooo:rsid="0208dab9" officeooo:paragraph-rsid="0208dab9"/>
    </style:style>
    <style:style style:name="P381" style:family="paragraph" style:parent-style-name="Standard">
      <style:text-properties officeooo:rsid="0209e0fb" officeooo:paragraph-rsid="0209e0fb"/>
    </style:style>
    <style:style style:name="P382" style:family="paragraph" style:parent-style-name="Standard">
      <style:text-properties officeooo:rsid="020aeee6" officeooo:paragraph-rsid="020aeee6"/>
    </style:style>
    <style:style style:name="P383" style:family="paragraph" style:parent-style-name="Standard">
      <style:text-properties officeooo:rsid="020be619" officeooo:paragraph-rsid="020be619"/>
    </style:style>
    <style:style style:name="P384" style:family="paragraph" style:parent-style-name="Standard">
      <style:text-properties officeooo:rsid="020e3610" officeooo:paragraph-rsid="020e3610"/>
    </style:style>
    <style:style style:name="P385" style:family="paragraph" style:parent-style-name="Standard">
      <style:text-properties officeooo:rsid="020e8b9b" officeooo:paragraph-rsid="020e8b9b"/>
    </style:style>
    <style:style style:name="P386" style:family="paragraph" style:parent-style-name="Standard">
      <style:text-properties officeooo:rsid="020f622c" officeooo:paragraph-rsid="020f622c"/>
    </style:style>
    <style:style style:name="P387" style:family="paragraph" style:parent-style-name="Standard">
      <style:text-properties officeooo:rsid="02102e88" officeooo:paragraph-rsid="02102e88"/>
    </style:style>
    <style:style style:name="P388" style:family="paragraph" style:parent-style-name="Standard">
      <style:text-properties officeooo:rsid="0212274c" officeooo:paragraph-rsid="0212274c"/>
    </style:style>
    <style:style style:name="P389" style:family="paragraph" style:parent-style-name="Standard">
      <style:text-properties officeooo:rsid="0214496b" officeooo:paragraph-rsid="0214496b"/>
    </style:style>
    <style:style style:name="P390" style:family="paragraph" style:parent-style-name="Standard">
      <style:text-properties officeooo:rsid="02150556" officeooo:paragraph-rsid="02150556"/>
    </style:style>
    <style:style style:name="P391" style:family="paragraph" style:parent-style-name="Standard">
      <style:text-properties officeooo:rsid="0216194e" officeooo:paragraph-rsid="0216194e"/>
    </style:style>
    <style:style style:name="P392" style:family="paragraph" style:parent-style-name="Standard">
      <style:text-properties officeooo:rsid="02164530" officeooo:paragraph-rsid="02164530"/>
    </style:style>
    <style:style style:name="P393" style:family="paragraph" style:parent-style-name="Standard">
      <style:text-properties officeooo:rsid="021ae5a4" officeooo:paragraph-rsid="021ae5a4"/>
    </style:style>
    <style:style style:name="P394" style:family="paragraph" style:parent-style-name="Standard">
      <style:text-properties officeooo:rsid="021f1477" officeooo:paragraph-rsid="021f1477"/>
    </style:style>
    <style:style style:name="P395" style:family="paragraph" style:parent-style-name="Standard">
      <style:text-properties officeooo:rsid="0222011e" officeooo:paragraph-rsid="021ae5a4"/>
    </style:style>
    <style:style style:name="P396" style:family="paragraph" style:parent-style-name="Standard">
      <style:text-properties officeooo:rsid="02239ba6" officeooo:paragraph-rsid="02239ba6"/>
    </style:style>
    <style:style style:name="P397" style:family="paragraph" style:parent-style-name="Standard">
      <style:text-properties officeooo:rsid="0224e794" officeooo:paragraph-rsid="0224e794"/>
    </style:style>
    <style:style style:name="P398" style:family="paragraph" style:parent-style-name="Standard">
      <style:text-properties officeooo:rsid="02253f54" officeooo:paragraph-rsid="02253f54"/>
    </style:style>
    <style:style style:name="P399" style:family="paragraph" style:parent-style-name="Standard">
      <style:text-properties officeooo:rsid="022a60e6" officeooo:paragraph-rsid="022a60e6"/>
    </style:style>
    <style:style style:name="P400" style:family="paragraph" style:parent-style-name="Standard">
      <style:text-properties officeooo:rsid="022eeffc" officeooo:paragraph-rsid="022eeffc"/>
    </style:style>
    <style:style style:name="P401" style:family="paragraph" style:parent-style-name="Standard">
      <style:text-properties officeooo:rsid="022eeffc" officeooo:paragraph-rsid="022a60e6"/>
    </style:style>
    <style:style style:name="P402" style:family="paragraph" style:parent-style-name="Standard">
      <style:text-properties officeooo:rsid="023146a1" officeooo:paragraph-rsid="023146a1"/>
    </style:style>
    <style:style style:name="P403" style:family="paragraph" style:parent-style-name="Standard">
      <style:text-properties officeooo:rsid="0232f8ed" officeooo:paragraph-rsid="0232f8ed"/>
    </style:style>
    <style:style style:name="P404" style:family="paragraph" style:parent-style-name="Standard">
      <style:text-properties officeooo:rsid="02381761" officeooo:paragraph-rsid="02381761"/>
    </style:style>
    <style:style style:name="P405" style:family="paragraph" style:parent-style-name="Standard">
      <style:text-properties officeooo:rsid="023a3c69" officeooo:paragraph-rsid="023a3c69"/>
    </style:style>
    <style:style style:name="P406" style:family="paragraph" style:parent-style-name="Standard">
      <style:text-properties officeooo:rsid="023df1da" officeooo:paragraph-rsid="023df1da"/>
    </style:style>
    <style:style style:name="P407" style:family="paragraph" style:parent-style-name="Standard">
      <style:text-properties fo:color="#996699" officeooo:rsid="023df1da" officeooo:paragraph-rsid="023df1da"/>
    </style:style>
    <style:style style:name="P408" style:family="paragraph" style:parent-style-name="Standard">
      <style:text-properties officeooo:rsid="0243b3cb" officeooo:paragraph-rsid="0243b3cb"/>
    </style:style>
    <style:style style:name="P409" style:family="paragraph" style:parent-style-name="Standard">
      <style:text-properties officeooo:rsid="0246bc45" officeooo:paragraph-rsid="0245afe7"/>
    </style:style>
    <style:style style:name="P410" style:family="paragraph" style:parent-style-name="Standard">
      <style:paragraph-properties fo:background-color="#ffff00">
        <style:background-image/>
      </style:paragraph-properties>
      <style:text-properties officeooo:rsid="00e60b13" officeooo:paragraph-rsid="00e60b13"/>
    </style:style>
    <style:style style:name="P411" style:family="paragraph" style:parent-style-name="Standard">
      <style:paragraph-properties fo:background-color="#ffff00">
        <style:background-image/>
      </style:paragraph-properties>
      <style:text-properties officeooo:rsid="00edd359" officeooo:paragraph-rsid="00edd359"/>
    </style:style>
    <style:style style:name="P412" style:family="paragraph" style:parent-style-name="Standard">
      <style:paragraph-properties fo:background-color="#ffff00">
        <style:background-image/>
      </style:paragraph-properties>
      <style:text-properties officeooo:rsid="016d2e60" officeooo:paragraph-rsid="016d2e60"/>
    </style:style>
    <style:style style:name="P413" style:family="paragraph" style:parent-style-name="Standard">
      <style:paragraph-properties fo:background-color="#ffff00">
        <style:background-image/>
      </style:paragraph-properties>
      <style:text-properties officeooo:rsid="016eaab1" officeooo:paragraph-rsid="016eaab1"/>
    </style:style>
    <style:style style:name="P414" style:family="paragraph" style:parent-style-name="Standard">
      <style:paragraph-properties fo:background-color="#ffff00">
        <style:background-image/>
      </style:paragraph-properties>
      <style:text-properties officeooo:rsid="017f59df" officeooo:paragraph-rsid="017f59df"/>
    </style:style>
    <style:style style:name="P415" style:family="paragraph" style:parent-style-name="Standard">
      <style:paragraph-properties fo:background-color="#ffff00">
        <style:background-image/>
      </style:paragraph-properties>
      <style:text-properties officeooo:rsid="0188c8ed" officeooo:paragraph-rsid="0188c8ed"/>
    </style:style>
    <style:style style:name="P416" style:family="paragraph" style:parent-style-name="Standard">
      <style:paragraph-properties fo:background-color="#ffff00">
        <style:background-image/>
      </style:paragraph-properties>
      <style:text-properties officeooo:rsid="0198f148" officeooo:paragraph-rsid="0198f148"/>
    </style:style>
    <style:style style:name="P417" style:family="paragraph" style:parent-style-name="Standard">
      <style:paragraph-properties fo:background-color="#ffff00">
        <style:background-image/>
      </style:paragraph-properties>
      <style:text-properties officeooo:rsid="019a6a97" officeooo:paragraph-rsid="019a6a97"/>
    </style:style>
    <style:style style:name="P418" style:family="paragraph" style:parent-style-name="Standard">
      <style:paragraph-properties fo:background-color="#ffff00">
        <style:background-image/>
      </style:paragraph-properties>
      <style:text-properties officeooo:rsid="019c5dd1" officeooo:paragraph-rsid="019c5dd1"/>
    </style:style>
    <style:style style:name="P419" style:family="paragraph" style:parent-style-name="Standard">
      <style:paragraph-properties fo:background-color="#ffff00">
        <style:background-image/>
      </style:paragraph-properties>
      <style:text-properties officeooo:rsid="019f3acd" officeooo:paragraph-rsid="01a42489"/>
    </style:style>
    <style:style style:name="P420" style:family="paragraph" style:parent-style-name="Standard">
      <style:paragraph-properties fo:background-color="#ffff00">
        <style:background-image/>
      </style:paragraph-properties>
      <style:text-properties officeooo:rsid="01a0682d" officeooo:paragraph-rsid="01a0682d"/>
    </style:style>
    <style:style style:name="P421" style:family="paragraph" style:parent-style-name="Standard">
      <style:paragraph-properties fo:background-color="#ffff00">
        <style:background-image/>
      </style:paragraph-properties>
      <style:text-properties officeooo:rsid="01b38942" officeooo:paragraph-rsid="01b38942"/>
    </style:style>
    <style:style style:name="P422" style:family="paragraph" style:parent-style-name="Standard">
      <style:paragraph-properties fo:background-color="#ffff00">
        <style:background-image/>
      </style:paragraph-properties>
      <style:text-properties officeooo:rsid="01b8e06a" officeooo:paragraph-rsid="01b8e06a"/>
    </style:style>
    <style:style style:name="P423" style:family="paragraph" style:parent-style-name="Standard">
      <style:paragraph-properties fo:background-color="#ffff00">
        <style:background-image/>
      </style:paragraph-properties>
      <style:text-properties officeooo:rsid="01c772d2" officeooo:paragraph-rsid="01c772d2"/>
    </style:style>
    <style:style style:name="P424" style:family="paragraph" style:parent-style-name="Standard">
      <style:paragraph-properties fo:background-color="#ffff00">
        <style:background-image/>
      </style:paragraph-properties>
      <style:text-properties officeooo:rsid="01c94516" officeooo:paragraph-rsid="01c94516"/>
    </style:style>
    <style:style style:name="P425" style:family="paragraph" style:parent-style-name="Standard">
      <style:paragraph-properties fo:background-color="#ffff00">
        <style:background-image/>
      </style:paragraph-properties>
      <style:text-properties officeooo:rsid="01ca70d2" officeooo:paragraph-rsid="01ca70d2"/>
    </style:style>
    <style:style style:name="P426" style:family="paragraph" style:parent-style-name="Standard">
      <style:paragraph-properties fo:background-color="#ffff00">
        <style:background-image/>
      </style:paragraph-properties>
      <style:text-properties officeooo:rsid="01cc27d1" officeooo:paragraph-rsid="01cc27d1"/>
    </style:style>
    <style:style style:name="P427" style:family="paragraph" style:parent-style-name="Standard">
      <style:paragraph-properties fo:background-color="#ffff00">
        <style:background-image/>
      </style:paragraph-properties>
      <style:text-properties officeooo:rsid="01cf5adb" officeooo:paragraph-rsid="01cf5adb"/>
    </style:style>
    <style:style style:name="P428" style:family="paragraph" style:parent-style-name="Standard">
      <style:paragraph-properties fo:background-color="#ffff00">
        <style:background-image/>
      </style:paragraph-properties>
      <style:text-properties officeooo:rsid="01d199d2" officeooo:paragraph-rsid="01d199d2"/>
    </style:style>
    <style:style style:name="P429" style:family="paragraph" style:parent-style-name="Standard">
      <style:paragraph-properties fo:background-color="#ffff00">
        <style:background-image/>
      </style:paragraph-properties>
      <style:text-properties officeooo:rsid="01e6bfbf" officeooo:paragraph-rsid="01e6bfbf"/>
    </style:style>
    <style:style style:name="P430" style:family="paragraph" style:parent-style-name="Standard">
      <style:paragraph-properties fo:background-color="#ffff00">
        <style:background-image/>
      </style:paragraph-properties>
      <style:text-properties officeooo:rsid="0208dab9" officeooo:paragraph-rsid="0208dab9"/>
    </style:style>
    <style:style style:name="P431" style:family="paragraph" style:parent-style-name="Standard">
      <style:paragraph-properties fo:background-color="#ffff00">
        <style:background-image/>
      </style:paragraph-properties>
      <style:text-properties officeooo:rsid="0209e0fb" officeooo:paragraph-rsid="0209e0fb"/>
    </style:style>
    <style:style style:name="P432" style:family="paragraph" style:parent-style-name="Standard">
      <style:paragraph-properties fo:background-color="#ffff00">
        <style:background-image/>
      </style:paragraph-properties>
      <style:text-properties officeooo:rsid="0224e794" officeooo:paragraph-rsid="0224e794"/>
    </style:style>
    <style:style style:name="P433" style:family="paragraph" style:parent-style-name="Standard">
      <style:paragraph-properties fo:background-color="#ffffff">
        <style:background-image/>
      </style:paragraph-properties>
      <style:text-properties officeooo:rsid="0153fd44" officeooo:paragraph-rsid="0153fd44" fo:background-color="#ffff00"/>
    </style:style>
    <style:style style:name="P434" style:family="paragraph" style:parent-style-name="Standard">
      <style:paragraph-properties fo:background-color="#ffffff">
        <style:background-image/>
      </style:paragraph-properties>
      <style:text-properties officeooo:rsid="018c7a8f" officeooo:paragraph-rsid="018c7a8f" fo:background-color="#ffffff"/>
    </style:style>
    <style:style style:name="P435" style:family="paragraph" style:parent-style-name="Standard">
      <style:paragraph-properties fo:background-color="#ffff99">
        <style:background-image/>
      </style:paragraph-properties>
      <style:text-properties officeooo:rsid="0194158c" officeooo:paragraph-rsid="0194158c"/>
    </style:style>
    <style:style style:name="P436" style:family="paragraph" style:parent-style-name="Standard">
      <style:paragraph-properties fo:background-color="#ffff99">
        <style:background-image/>
      </style:paragraph-properties>
      <style:text-properties officeooo:rsid="0195ef92" officeooo:paragraph-rsid="0195ef92"/>
    </style:style>
    <style:style style:name="P437" style:family="paragraph" style:parent-style-name="Standard" style:list-style-name="L1">
      <style:text-properties officeooo:rsid="01af9d02" officeooo:paragraph-rsid="01af9d02"/>
    </style:style>
    <style:style style:name="P438" style:family="paragraph" style:parent-style-name="Standard">
      <style:text-properties officeooo:rsid="023a3c69" officeooo:paragraph-rsid="023a3c69"/>
    </style:style>
    <style:style style:name="P439" style:family="paragraph" style:parent-style-name="Standard">
      <style:text-properties officeooo:rsid="024715ea" officeooo:paragraph-rsid="024715ea"/>
    </style:style>
    <style:style style:name="P440" style:family="paragraph" style:parent-style-name="Standard">
      <style:text-properties officeooo:rsid="024a712d" officeooo:paragraph-rsid="024a712d"/>
    </style:style>
    <style:style style:name="P441" style:family="paragraph" style:parent-style-name="Standard">
      <style:text-properties officeooo:rsid="024a8a68" officeooo:paragraph-rsid="024a8a68"/>
    </style:style>
    <style:style style:name="P442" style:family="paragraph" style:parent-style-name="Standard">
      <style:text-properties officeooo:rsid="024b525d" officeooo:paragraph-rsid="024b525d"/>
    </style:style>
    <style:style style:name="P443" style:family="paragraph" style:parent-style-name="Standard">
      <style:text-properties fo:font-weight="normal" officeooo:rsid="024e3d20" officeooo:paragraph-rsid="024e3d20" style:font-weight-asian="normal" style:font-weight-complex="normal"/>
    </style:style>
    <style:style style:name="P444" style:family="paragraph" style:parent-style-name="Standard">
      <style:text-properties fo:font-weight="normal" officeooo:rsid="023c48ba" officeooo:paragraph-rsid="023c48ba" style:font-weight-asian="normal" style:font-weight-complex="normal"/>
    </style:style>
    <style:style style:name="P445" style:family="paragraph" style:parent-style-name="Standard">
      <style:text-properties fo:font-weight="normal" officeooo:rsid="024e4afe" officeooo:paragraph-rsid="024e4afe" style:font-weight-asian="normal" style:font-weight-complex="normal"/>
    </style:style>
    <style:style style:name="P446" style:family="paragraph" style:parent-style-name="Standard">
      <style:text-properties fo:font-weight="normal" officeooo:rsid="024e4afe" officeooo:paragraph-rsid="0250313c" style:font-weight-asian="normal" style:font-weight-complex="normal"/>
    </style:style>
    <style:style style:name="P447" style:family="paragraph" style:parent-style-name="Standard">
      <style:text-properties fo:font-weight="normal" officeooo:rsid="024fb9d8" officeooo:paragraph-rsid="024fb9d8" style:font-weight-asian="normal" style:font-weight-complex="normal"/>
    </style:style>
    <style:style style:name="P448" style:family="paragraph" style:parent-style-name="Standard">
      <style:text-properties fo:font-weight="normal" officeooo:rsid="02512d6c" officeooo:paragraph-rsid="02512d6c" style:font-weight-asian="normal" style:font-weight-complex="normal"/>
    </style:style>
    <style:style style:name="P449" style:family="paragraph" style:parent-style-name="Standard">
      <style:text-properties fo:font-weight="normal" officeooo:rsid="0252c168" officeooo:paragraph-rsid="0252c168" style:font-weight-asian="normal" style:font-weight-complex="normal"/>
    </style:style>
    <style:style style:name="P450" style:family="paragraph" style:parent-style-name="Standard">
      <style:text-properties fo:font-weight="normal" officeooo:rsid="0252cc24" officeooo:paragraph-rsid="0252cc24" style:font-weight-asian="normal" style:font-weight-complex="normal"/>
    </style:style>
    <style:style style:name="P451" style:family="paragraph" style:parent-style-name="Standard">
      <style:text-properties fo:font-weight="normal" officeooo:rsid="024e3d20" officeooo:paragraph-rsid="024e3d20" fo:background-color="#ffff00" style:font-weight-asian="normal" style:font-weight-complex="normal"/>
    </style:style>
    <style:style style:name="P452" style:family="paragraph" style:parent-style-name="Standard">
      <style:text-properties fo:font-weight="normal" officeooo:rsid="024e4afe" officeooo:paragraph-rsid="024e4afe" fo:background-color="#ffff00" style:font-weight-asian="normal" style:font-weight-complex="normal"/>
    </style:style>
    <style:style style:name="P453" style:family="paragraph" style:parent-style-name="Standard">
      <style:text-properties fo:font-weight="normal" officeooo:rsid="02512d6c" officeooo:paragraph-rsid="02512d6c" fo:background-color="#ffff00" style:font-weight-asian="normal" style:font-weight-complex="normal"/>
    </style:style>
    <style:style style:name="P454" style:family="paragraph" style:parent-style-name="Standard">
      <style:text-properties fo:font-weight="normal" officeooo:rsid="0252c168" officeooo:paragraph-rsid="0252c168" fo:background-color="#ffff00" style:font-weight-asian="normal" style:font-weight-complex="normal"/>
    </style:style>
    <style:style style:name="T1" style:family="text">
      <style:text-properties officeooo:rsid="0020a74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283311" fo:background-color="#ffffff" loext:char-shading-value="0"/>
    </style:style>
    <style:style style:name="T4" style:family="text">
      <style:text-properties officeooo:rsid="00ba9229" fo:background-color="#ffffff" loext:char-shading-value="0"/>
    </style:style>
    <style:style style:name="T5" style:family="text">
      <style:text-properties officeooo:rsid="00370d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b240e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a9aab" style:font-weight-asian="normal" style:font-weight-complex="normal"/>
    </style:style>
    <style:style style:name="T10" style:family="text">
      <style:text-properties fo:font-weight="normal" officeooo:rsid="003d461a" style:font-weight-asian="normal" style:font-weight-complex="normal"/>
    </style:style>
    <style:style style:name="T11" style:family="text">
      <style:text-properties fo:font-weight="normal" officeooo:rsid="00409390" style:font-weight-asian="normal" style:font-weight-complex="normal"/>
    </style:style>
    <style:style style:name="T12" style:family="text">
      <style:text-properties fo:font-weight="normal" officeooo:rsid="00556404" style:font-weight-asian="normal" style:font-weight-complex="normal"/>
    </style:style>
    <style:style style:name="T13" style:family="text">
      <style:text-properties officeooo:rsid="0038b6ac"/>
    </style:style>
    <style:style style:name="T14" style:family="text">
      <style:text-properties officeooo:rsid="0041a1ea"/>
    </style:style>
    <style:style style:name="T15" style:family="text">
      <style:text-properties officeooo:rsid="00428ed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49afcd"/>
    </style:style>
    <style:style style:name="T18" style:family="text">
      <style:text-properties officeooo:rsid="005146b7"/>
    </style:style>
    <style:style style:name="T19" style:family="text">
      <style:text-properties officeooo:rsid="0052a5bf"/>
    </style:style>
    <style:style style:name="T20" style:family="text">
      <style:text-properties officeooo:rsid="00577f7a"/>
    </style:style>
    <style:style style:name="T21" style:family="text">
      <style:text-properties officeooo:rsid="005e8fc6"/>
    </style:style>
    <style:style style:name="T22" style:family="text">
      <style:text-properties fo:background-color="#ffcc00" loext:char-shading-value="0"/>
    </style:style>
    <style:style style:name="T23" style:family="text">
      <style:text-properties officeooo:rsid="005ef893"/>
    </style:style>
    <style:style style:name="T24" style:family="text">
      <style:text-properties officeooo:rsid="0056f780"/>
    </style:style>
    <style:style style:name="T25" style:family="text">
      <style:text-properties officeooo:rsid="0065f239"/>
    </style:style>
    <style:style style:name="T26" style:family="text">
      <style:text-properties officeooo:rsid="00669ca6"/>
    </style:style>
    <style:style style:name="T27" style:family="text">
      <style:text-properties officeooo:rsid="006ac366"/>
    </style:style>
    <style:style style:name="T28" style:family="text">
      <style:text-properties officeooo:rsid="006c93b1"/>
    </style:style>
    <style:style style:name="T29" style:family="text">
      <style:text-properties officeooo:rsid="007b7c3a"/>
    </style:style>
    <style:style style:name="T30" style:family="text">
      <style:text-properties officeooo:rsid="007e92a9"/>
    </style:style>
    <style:style style:name="T31" style:family="text">
      <style:text-properties officeooo:rsid="00833582"/>
    </style:style>
    <style:style style:name="T32" style:family="text">
      <style:text-properties officeooo:rsid="00854924"/>
    </style:style>
    <style:style style:name="T33" style:family="text">
      <style:text-properties fo:background-color="#ffff99" loext:char-shading-value="0"/>
    </style:style>
    <style:style style:name="T34" style:family="text">
      <style:text-properties officeooo:rsid="0094f309"/>
    </style:style>
    <style:style style:name="T35" style:family="text">
      <style:text-properties officeooo:rsid="009c333f"/>
    </style:style>
    <style:style style:name="T36" style:family="text">
      <style:text-properties officeooo:rsid="00ade6ea"/>
    </style:style>
    <style:style style:name="T37" style:family="text">
      <style:text-properties officeooo:rsid="00afa9af"/>
    </style:style>
    <style:style style:name="T38" style:family="text">
      <style:text-properties officeooo:rsid="00b1188d"/>
    </style:style>
    <style:style style:name="T39" style:family="text">
      <style:text-properties officeooo:rsid="0033f23e"/>
    </style:style>
    <style:style style:name="T40" style:family="text">
      <style:text-properties officeooo:rsid="003286d7"/>
    </style:style>
    <style:style style:name="T41" style:family="text">
      <style:text-properties officeooo:rsid="0035390e"/>
    </style:style>
    <style:style style:name="T42" style:family="text">
      <style:text-properties officeooo:rsid="00ba9229"/>
    </style:style>
    <style:style style:name="T43" style:family="text">
      <style:text-properties officeooo:rsid="00bc94db"/>
    </style:style>
    <style:style style:name="T44" style:family="text">
      <style:text-properties officeooo:rsid="00c6bf99"/>
    </style:style>
    <style:style style:name="T45" style:family="text">
      <style:text-properties officeooo:rsid="00c92127"/>
    </style:style>
    <style:style style:name="T46" style:family="text">
      <style:text-properties officeooo:rsid="00cac25a"/>
    </style:style>
    <style:style style:name="T47" style:family="text">
      <style:text-properties officeooo:rsid="01045a3f"/>
    </style:style>
    <style:style style:name="T48" style:family="text">
      <style:text-properties officeooo:rsid="0105943f"/>
    </style:style>
    <style:style style:name="T49" style:family="text">
      <style:text-properties officeooo:rsid="010689e8"/>
    </style:style>
    <style:style style:name="T50" style:family="text">
      <style:text-properties officeooo:rsid="010cca24"/>
    </style:style>
    <style:style style:name="T51" style:family="text">
      <style:text-properties officeooo:rsid="0158f74c"/>
    </style:style>
    <style:style style:name="T52" style:family="text">
      <style:text-properties officeooo:rsid="0171f54d"/>
    </style:style>
    <style:style style:name="T53" style:family="text">
      <style:text-properties officeooo:rsid="01803e83"/>
    </style:style>
    <style:style style:name="T54" style:family="text">
      <style:text-properties officeooo:rsid="018261d8"/>
    </style:style>
    <style:style style:name="T55" style:family="text">
      <style:text-properties officeooo:rsid="0188b8e5"/>
    </style:style>
    <style:style style:name="T56" style:family="text">
      <style:text-properties officeooo:rsid="0199b85f"/>
    </style:style>
    <style:style style:name="T57" style:family="text">
      <style:text-properties fo:background-color="#e6e6ff" loext:char-shading-value="0"/>
    </style:style>
    <style:style style:name="T58" style:family="text">
      <style:text-properties officeooo:rsid="019ea2ee"/>
    </style:style>
    <style:style style:name="T59" style:family="text">
      <style:text-properties officeooo:rsid="01a0e68e"/>
    </style:style>
    <style:style style:name="T60" style:family="text">
      <style:text-properties officeooo:rsid="01a4ec0b"/>
    </style:style>
    <style:style style:name="T61" style:family="text">
      <style:text-properties fo:background-color="#ffff00" loext:char-shading-value="0"/>
    </style:style>
    <style:style style:name="T62" style:family="text">
      <style:text-properties officeooo:rsid="01b217ac"/>
    </style:style>
    <style:style style:name="T63" style:family="text">
      <style:text-properties officeooo:rsid="01bcf3e8"/>
    </style:style>
    <style:style style:name="T64" style:family="text">
      <style:text-properties officeooo:rsid="01ccb9cf"/>
    </style:style>
    <style:style style:name="T65" style:family="text">
      <style:text-properties officeooo:rsid="01e7f28f"/>
    </style:style>
    <style:style style:name="T66" style:family="text">
      <style:text-properties officeooo:rsid="01ea48c4"/>
    </style:style>
    <style:style style:name="T67" style:family="text">
      <style:text-properties officeooo:rsid="01ec1a97"/>
    </style:style>
    <style:style style:name="T68" style:family="text">
      <style:text-properties officeooo:rsid="01ecfe6b"/>
    </style:style>
    <style:style style:name="T69" style:family="text">
      <style:text-properties officeooo:rsid="01ed0c0b"/>
    </style:style>
    <style:style style:name="T70" style:family="text">
      <style:text-properties officeooo:rsid="01f0c485"/>
    </style:style>
    <style:style style:name="T71" style:family="text">
      <style:text-properties officeooo:rsid="01f1f326"/>
    </style:style>
    <style:style style:name="T72" style:family="text">
      <style:text-properties officeooo:rsid="01f38d92"/>
    </style:style>
    <style:style style:name="T73" style:family="text">
      <style:text-properties officeooo:rsid="01f4c236"/>
    </style:style>
    <style:style style:name="T74" style:family="text">
      <style:text-properties officeooo:rsid="01f69827"/>
    </style:style>
    <style:style style:name="T75" style:family="text">
      <style:text-properties officeooo:rsid="01fb6b3b"/>
    </style:style>
    <style:style style:name="T76" style:family="text">
      <style:text-properties officeooo:rsid="020be619"/>
    </style:style>
    <style:style style:name="T77" style:family="text">
      <style:text-properties officeooo:rsid="020c7eed"/>
    </style:style>
    <style:style style:name="T78" style:family="text">
      <style:text-properties officeooo:rsid="0214496b"/>
    </style:style>
    <style:style style:name="T79" style:family="text">
      <style:text-properties officeooo:rsid="022b9e89"/>
    </style:style>
    <style:style style:name="T80" style:family="text">
      <style:text-properties officeooo:rsid="024d7c7e"/>
    </style:style>
    <style:style style:name="T81" style:family="text">
      <style:text-properties officeooo:rsid="0250313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Laravel</text:p>
      <text:p text:style-name="P1"/>
      <text:p text:style-name="P182">Ref:</text:p>
      <text:p text:style-name="P182">1) at app dividend <text:s/><text:span text:style-name="T54">with file upload</text:span></text:p>
      <text:p text:style-name="P271">https://appdividend.com/2018/02/23/laravel-5-6-crud-tutorial/</text:p>
      <text:p text:style-name="P182">2) <text:a xlink:type="simple" xlink:href="https://www.5balloons.info/tutorial-simple-crud-operations-in-laravel-5-5/">https://www.5balloons.info/tutorial-simple-crud-operations-in-laravel-5-5/</text:a></text:p>
      <text:p text:style-name="P184">3)https://itsolutionstuff.com/post/laravel-56-crud-application-for-starterexample.html</text:p>
      <text:p text:style-name="P1"/>
      <text:p text:style-name="P1"/>
      <text:p text:style-name="P1"/>
      <text:p text:style-name="P1"/>
      <text:p text:style-name="P1"/>
      <text:p text:style-name="P2">install composer</text:p>
      <text:p text:style-name="P158"><text:a xlink:type="simple" xlink:href="https://www.digitalocean.com/community/tutorials/how-to-install-and-use-composer-on-ubuntu-14-04">https://www.digitalocean.com/community/tutorials/how-to-install-and-use-composer-on-ubuntu-14-04</text:a></text:p>
      <text:p text:style-name="P158"/>
      <text:p text:style-name="P9">composer update</text:p>
      <text:p text:style-name="P159">composer update</text:p>
      <text:p text:style-name="P1"/>
      <text:p text:style-name="P3">check version</text:p>
      <text:p text:style-name="P1">php -v</text:p>
      <text:p text:style-name="P1"/>
      <text:p text:style-name="P3">for link user/bin/php to /opt/lampp/bin/php</text:p>
      <text:p text:style-name="P1">sudo ln -sf /opt/lampp/bin/php /usr/bin/php </text:p>
      <text:p text:style-name="P1"/>
      <text:p text:style-name="P4">install laravel</text:p>
      <text:p text:style-name="P55"/>
      <text:p text:style-name="P55">composer create-project --prefer-dist laravel/laravel <text:span text:style-name="T1">blog_proj_name</text:span></text:p>
      <text:p text:style-name="P55"/>
      <text:p text:style-name="P56">php artisan serve<text:tab/></text:p>
      <text:p text:style-name="P56"/>
      <text:p text:style-name="P57"><text:s/>URL : <text:a xlink:type="simple" xlink:href="http://localhost:8000/">http://localhost:8000</text:a></text:p>
      <text:p text:style-name="P57"/>
      <text:p text:style-name="P6">Theme integrate </text:p>
      <text:p text:style-name="P59">https://hdtuto.com/article/php-laravel-55-bootstrap-admin-theme-integration-example-from-scratch</text:p>
      <text:p text:style-name="P57"/>
      <text:p text:style-name="P57"/>
      <text:p text:style-name="P5">for auth</text:p>
      <text:p text:style-name="P58">php artisan make:auth</text:p>
      <text:p text:style-name="P58"/>
      <text:p text:style-name="P91">Remove public</text:p>
      <text:p text:style-name="P83">in public folder cut index.php &amp; .htaccess file &amp; paste it one step out(on root)</text:p>
      <text:p text:style-name="P84">open index.php &amp; remove ../</text:p>
      <text:p text:style-name="P84">so change like this <text:s text:c="4"/>require __DIR__.'/vendor/autoload.php';</text:p>
      <text:p text:style-name="P84"><text:s text:c="34"/>$app = require_once __DIR__.'/bootstrap/app.php';</text:p>
      <text:p text:style-name="P58"/>
      <text:p text:style-name="P58"/>
      <text:p text:style-name="P58"/>
      <text:p text:style-name="P7">curd generator <text:span text:style-name="T5">package</text:span></text:p>
      <text:p text:style-name="P7"/>
      <text:p text:style-name="P61">1)https://github.com/appzcoder/crud-generator</text:p>
      <text:p text:style-name="P8"><text:s/><text:span text:style-name="T3">composer require appzcoder/crud-generator</text:span></text:p>
      <text:p text:style-name="P7"><text:soft-page-break/></text:p>
      <text:p text:style-name="P123"/>
      <text:p text:style-name="P132">vendo<text:span text:style-name="T43">r</text:span> publish</text:p>
      <text:p text:style-name="P150"/>
      <text:p text:style-name="P150">Once the package is installed, you should register the Appzcoder\CrudGenerator\CrudGeneratorServiceProvider service provider. Normally, Laravel 5.5+ will register the service provider automatically.</text:p>
      <text:p text:style-name="P150"/>
      <text:p text:style-name="P150">After that, publish its assets using the vendor:publish Artisan command:</text:p>
      <text:p text:style-name="P150"/>
      <text:p text:style-name="P150">php artisan vendor:publish --provider="Appzcoder\CrudGenerator\CrudGeneratorServiceProvider"</text:p>
      <text:p text:style-name="P123"/>
      <text:p text:style-name="P123"/>
      <text:p text:style-name="P123"/>
      <text:p text:style-name="P123">use by follow:-</text:p>
      <text:p text:style-name="P226">php artisan crud:generate Userclaims --fields='user_id#integer;gift_id#integer' --view-path=admin --controller-namespace=Admin --route-group=admin --form-helper=html</text:p>
      <text:p text:style-name="P60"/>
      <text:p text:style-name="P121"><text:span text:style-name="T6">note</text:span> : id not write</text:p>
      <text:p text:style-name="P121"/>
      <text:p text:style-name="P122">by this generate controller,view,model,migrations</text:p>
      <text:p text:style-name="P122">after this need to migrate for DB</text:p>
      <text:p text:style-name="P122">and for view files (index,show,create,edit) need to change layout </text:p>
      <text:p text:style-name="P122">means change extends master layout <text:s/>as well as <text:span text:style-name="T13">sections as well as blanck page theme</text:span></text:p>
      <text:p text:style-name="P60"/>
      <text:p text:style-name="P60"/>
      <text:p text:style-name="P86">make controller</text:p>
      <text:p text:style-name="P85">php artisan make:controller CRUDController –resource</text:p>
      <text:p text:style-name="P85"/>
      <text:p text:style-name="P87">make migration &amp; model</text:p>
      <text:p text:style-name="P118"><text:tab/></text:p>
      <text:p text:style-name="P196">php artisan make:model Worksheets -m</text:p>
      <text:p text:style-name="P118"/>
      <text:p text:style-name="P25">make migration only</text:p>
      <text:p text:style-name="P225"/>
      <text:p text:style-name="P225">php artisan make:migration add_votes_to_users_table --table=users</text:p>
      <text:p text:style-name="P225"/>
      <text:p text:style-name="P225">php artisan make:migration create_users_table –create=users</text:p>
      <text:p text:style-name="P225"/>
      <text:p text:style-name="P88">route list<text:tab/></text:p>
      <text:p text:style-name="P119">$ php artisan route:list</text:p>
      <text:p text:style-name="P119"/>
      <text:p text:style-name="P89">route resource</text:p>
      <text:p text:style-name="P89"/>
      <text:p text:style-name="P76">Remember</text:p>
      <text:p text:style-name="P76"/>
      <text:p text:style-name="P90"><text:s text:c="4"/><text:span text:style-name="T2"><text:s text:c="4"/>/ <text:s text:c="8"/>-</text:span><text:span text:style-name="T4">&gt;login controller <text:s text:c="13"/>return <text:s/>redirect('login'); <text:s text:c="9"/>// login controller &amp; Auth::user()-&gt;email <text:s text:c="3"/>ni codition aaamaj marvani jo auth user hoy to <text:s/>return redirect('admin/home');</text:span></text:p>
      <text:p text:style-name="P77"><text:s text:c="7"/>/<text:span text:style-name="T42">home <text:s text:c="3"/>-&gt;admin/home <text:s text:c="2"/>middelware sathe dashboard per redirect karvu</text:span></text:p>
      <text:p text:style-name="P89"/>
      <text:p text:style-name="P89"/>
      <text:p text:style-name="P89"/>
      <text:p text:style-name="P89"><text:soft-page-break/></text:p>
      <text:p text:style-name="P92">clear cache</text:p>
      <text:p text:style-name="P124">by terminal</text:p>
      <text:p text:style-name="P62"><text:tab/>php artisan config:cache</text:p>
      <text:p text:style-name="P63"><text:tab/><text:tab/><text:tab/><text:tab/><text:tab/></text:p>
      <text:p text:style-name="P64"><text:s text:c="10"/><text:span text:style-name="T34">php artisan cache:clear</text:span></text:p>
      <text:p text:style-name="P124">or remove manually from folder </text:p>
      <text:p text:style-name="P124"><text:s text:c="7"/><text:span text:style-name="T9">boostape -&gt;catch-&gt;3 file remove</text:span></text:p>
      <text:p text:style-name="P124"/>
      <text:p text:style-name="P124"/>
      <text:p text:style-name="P127">php artisan migrate</text:p>
      <text:p text:style-name="P126"><text:span text:style-name="T8">php artisan </text:span><text:span text:style-name="T10">make seeder <text:s/></text:span><text:span text:style-name="T12">&amp; in run method do coing for data enter &amp; then </text:span></text:p>
      <text:p text:style-name="P125"><text:span text:style-name="T8">php artisan </text:span><text:a xlink:type="simple" xlink:href="db:seed"><text:span text:style-name="T8">db:seed</text:span></text:a></text:p>
      <text:p text:style-name="P125"/>
      <text:p text:style-name="P147">php artisan migrate:refresh –seed</text:p>
      <text:p text:style-name="P128"/>
      <text:p text:style-name="P148">db add or remove coloumn ?</text:p>
      <text:p text:style-name="P129"><text:tab/><text:tab/></text:p>
      <text:p text:style-name="P134">g<text:span text:style-name="T33">et Auth user Data</text:span></text:p>
      <text:p text:style-name="P134"/>
      <text:p text:style-name="P152">use Illuminate\Support\Facades\Auth;</text:p>
      <text:p text:style-name="P152"/>
      <text:p text:style-name="P152">// Get the currently authenticated user...</text:p>
      <text:p text:style-name="P152">$user = Auth::user();</text:p>
      <text:p text:style-name="P152"/>
      <text:p text:style-name="P152">// Get the currently authenticated user's ID...</text:p>
      <text:p text:style-name="P152">$id = Auth::id();</text:p>
      <text:p text:style-name="P149"/>
      <text:p text:style-name="P149">Auth::user()-&gt;role_id ==1</text:p>
      <text:p text:style-name="P131">or <text:s/>\Auth::user()-&gt;role_id;</text:p>
      <text:p text:style-name="P131"/>
      <text:p text:style-name="P131"/>
      <text:p text:style-name="P144">Request</text:p>
      <text:p text:style-name="P133"/>
      <text:p text:style-name="P151">$request-&gt;except('type','image1_cropped_value','image2_cropped_value');</text:p>
      <text:p text:style-name="P133"/>
      <text:p text:style-name="P151"><text:s text:c="2"/>$requestData = $request-&gt;all();</text:p>
      <text:p text:style-name="P131"/>
      <text:p text:style-name="P153">Form Request Validation</text:p>
      <text:p text:style-name="P130"/>
      <text:p text:style-name="P130"><text:span text:style-name="T11">1. </text:span><text:span text:style-name="T8">create request in app-&gt;http-&gt;request by <text:s/>php artisan make:request RoleRequest</text:span></text:p>
      <text:p text:style-name="P63"><text:s text:c="11"/></text:p>
      <text:p text:style-name="P65">2. <text:s text:c="2"/>make true</text:p>
      <text:p text:style-name="P65"><text:s text:c="5"/>public function authorize() </text:p>
      <text:p text:style-name="P65"><text:s text:c="6"/>{ </text:p>
      <text:p text:style-name="P65"><text:s text:c="9"/>return true; </text:p>
      <text:p text:style-name="P65"><text:s text:c="6"/>}</text:p>
      <text:p text:style-name="P66">3. <text:span text:style-name="T14"><text:s/>public function rules() </text:span></text:p>
      <text:p text:style-name="P67"><text:s text:c="4"/>{ </text:p>
      <text:p text:style-name="P67"><text:s text:c="8"/>return [ </text:p>
      <text:p text:style-name="P67"><text:s text:c="12"/>'role_name' =&gt; 'required' ,</text:p>
      <text:p text:style-name="P67"><text:s text:c="12"/>'price'=&gt; 'required|numeric|max:10',</text:p>
      <text:p text:style-name="P67"><text:soft-page-break/><text:s text:c="12"/>'image'=&gt; 'required'</text:p>
      <text:p text:style-name="P68"><text:s text:c="11"/><text:span text:style-name="T17">'site_logo' =&gt; 'file|image|mimes:jpeg,jpg,png',</text:span></text:p>
      <text:p text:style-name="P67"><text:s text:c="8"/>]; </text:p>
      <text:p text:style-name="P67"><text:s text:c="4"/>}</text:p>
      <text:p text:style-name="P69">4. in store method</text:p>
      <text:p text:style-name="P70"><text:s text:c="4"/><text:span text:style-name="T15">use App\Http\Requests\RoleRequest; <text:s text:c="2"/>// declre above</text:span></text:p>
      <text:p text:style-name="P71"><text:s/>public function store(RoleRequest $request) <text:s/>// use in store method</text:p>
      <text:p text:style-name="P71"/>
      <text:p text:style-name="P75">&amp; in view file use validation message display by ref of below link</text:p>
      <text:p text:style-name="P75"/>
      <text:p text:style-name="P75"><text:a xlink:type="simple" xlink:href="https://hdtuto.com/article/php-laravel-56-simple-validation-example-with-error-message">https://hdtuto.com/article/php-laravel-56-simple-validation-example-with-error-message</text:a></text:p>
      <text:p text:style-name="P75"/>
      <text:p text:style-name="P81"><text:a xlink:type="simple" xlink:href="https://itsolutionstuff.com/post/laravel-56-crud-application-for-starterexample.html">https://itsolutionstuff.com/post/laravel-56-crud-application-for-starterexample.html</text:a></text:p>
      <text:p text:style-name="P81"/>
      <text:p text:style-name="P82"><text:a xlink:type="simple" xlink:href="https://appdividend.com/2017/09/02/laravel-5-5-validation-example-scratch/">https://appdividend.com/2017/09/02/laravel-5-5-validation-example-scratch/</text:a></text:p>
      <text:p text:style-name="P82"/>
      <text:p text:style-name="P80"/>
      <text:p text:style-name="P71"/>
      <text:p text:style-name="P93">use flash message </text:p>
      <text:p text:style-name="P72"/>
      <text:p text:style-name="P72"><text:a xlink:type="simple" xlink:href="https://itsolutionstuff.com/post/laravel-5-implement-flash-messages-with-exampleexample.html">https://itsolutionstuff.com/post/laravel-5-implement-flash-messages-with-exampleexample.html</text:a></text:p>
      <text:p text:style-name="P72"/>
      <text:p text:style-name="P73">flash by flash package</text:p>
      <text:p text:style-name="P73"><text:s text:c="8"/><text:span text:style-name="T16">https://github.com/laracasts/flash</text:span></text:p>
      <text:p text:style-name="P120"><text:tab/><text:tab/></text:p>
      <text:p text:style-name="P120"/>
      <text:p text:style-name="P107">include js</text:p>
      <text:p text:style-name="P107"/>
      <text:p text:style-name="P198">&lt;script type="text/javascript" src="{{ asset('<text:span text:style-name="T6">public/js/</text:span>datepicker/jquery-ui.js') }}"&gt;&lt;/script&gt;</text:p>
      <text:p text:style-name="P198"/>
      <text:p text:style-name="P20">include css</text:p>
      <text:p text:style-name="P198">&lt;link href="{{asset('<text:span text:style-name="T6">public/css/</text:span>font-awesome.css')}}" rel="stylesheet" type="text/css" media="all"/&gt;</text:p>
      <text:p text:style-name="P120"/>
      <text:p text:style-name="P21">get post data</text:p>
      <text:p text:style-name="P218"/>
      <text:p text:style-name="P218">$reg_date = $request-&gt;input('registration_date');</text:p>
      <text:p text:style-name="P120"/>
      <text:p text:style-name="P23">get Get data</text:p>
      <text:p text:style-name="P223">1. <text:s/>$input = $request-&gt;all(); <text:s/>&amp; $request pass in argu</text:p>
      <text:p text:style-name="P223">2. <text:s/>url?term=abc</text:p>
      <text:p text:style-name="P223"><text:s text:c="5"/>$request-&gt;query('term');</text:p>
      <text:p text:style-name="P94">link</text:p>
      <text:p text:style-name="P145"/>
      <text:p text:style-name="P145">&lt;a href="{{url('admin/roles')}}"&gt;</text:p>
      <text:p text:style-name="P145"/>
      <text:p text:style-name="P145">in route resoue this is mention so manage it by self.</text:p>
      <text:p text:style-name="P145"/>
      <text:p text:style-name="P107">Image</text:p>
      <text:p text:style-name="P197"/>
      <text:p text:style-name="P197">&lt;img src="{{asset('public/user/profile/'.Auth::user()-&gt;profile_pic)}}" alt="" width="50px" height="50px"&gt; </text:p>
      <text:p text:style-name="P145"><text:soft-page-break/></text:p>
      <text:p text:style-name="P95">Make schema</text:p>
      <text:p text:style-name="P146"/>
      <text:p text:style-name="P146"><text:a xlink:type="simple" xlink:href="https://laravel.com/docs/5.6/migrations#creating-tables">https://laravel.com/docs/5.6/migrations#creating-tables</text:a></text:p>
      <text:p text:style-name="P146"/>
      <text:p text:style-name="P102">model Relation ship <text:s/><text:span text:style-name="T36">&amp; dummy data insert</text:span></text:p>
      <text:p text:style-name="P204"><text:a xlink:type="simple" xlink:href="https://appdividend.com/2017/10/11/laravel-eloquent-relationships/">https://appdividend.com/2017/10/11/laravel-eloquent-relationships/</text:a></text:p>
      <text:p text:style-name="P204"/>
      <text:p text:style-name="P205">return $this-&gt;hasMany(TeamMembers::class);</text:p>
      <text:p text:style-name="P205">return $this-&gt;belongsTo(Teams::class);</text:p>
      <text:p text:style-name="P146"/>
      <text:p text:style-name="P146"/>
      <text:p text:style-name="P206">if foringkey name is different then </text:p>
      <text:p text:style-name="P206"><text:s/>return $this-&gt;hasMany(User::class,'role_id','id'); <text:s text:c="4"/><text:span text:style-name="T37">X</text:span> </text:p>
      <text:p text:style-name="P206"/>
      <text:p text:style-name="P207">for dummy data</text:p>
      <text:p text:style-name="P207">Ref:</text:p>
      <text:p text:style-name="P207"/>
      <text:p text:style-name="P140">2 rite</text:p>
      <text:p text:style-name="P208">1. databaseseder ma direct lakhine</text:p>
      <text:p text:style-name="P209"><text:s text:c="3"/><text:span text:style-name="T6"><text:s/></text:span><text:span text:style-name="T7">Ref: https://appdividend.com/2017/10/11/laravel-eloquent-relationships/</text:span></text:p>
      <text:p text:style-name="P208"/>
      <text:p text:style-name="P208">2. facotory thi</text:p>
      <text:p text:style-name="P208"><text:s text:c="3"/>facotry command 'php artisan make:factory TeamMembersFactory' <text:s/>thi fatorty banavani</text:p>
      <text:p text:style-name="P208">model &amp; return ma lakhvu </text:p>
      <text:p text:style-name="P208"><text:s/>then</text:p>
      <text:p text:style-name="P208"><text:s text:c="2"/>php artisan make:seeder TeamsMembersTableSeeder</text:p>
      <text:p text:style-name="P208"><text:s text:c="4"/>seeder banavu <text:s/>ane run mehtod ma </text:p>
      <text:p text:style-name="P208"><text:s text:c="2"/>factory('App\Teams',5)-&gt;create(); <text:s text:c="3"/>ana thi facoty call karavi</text:p>
      <text:p text:style-name="P208"/>
      <text:p text:style-name="P208"><text:s text:c="2"/>database seeder na run ma </text:p>
      <text:p text:style-name="P208"><text:s text:c="3"/>$this-&gt;call(TeamsTableSeeder::class); <text:s/>aana thi seeder call karavu</text:p>
      <text:p text:style-name="P208">ane </text:p>
      <text:p text:style-name="P208"><text:s/>php artisan <text:a xlink:type="simple" xlink:href="db:seed">db:seed</text:a> <text:s/>karine check databse</text:p>
      <text:p text:style-name="P207"/>
      <text:p text:style-name="P141"><text:span text:style-name="T38">Ref: </text:span>https://tutsforweb.com/learn-to-use-model-factories-in-laravel/</text:p>
      <text:p text:style-name="P206"/>
      <text:p text:style-name="P26">Pasword</text:p>
      <text:p text:style-name="P26"/>
      <text:p text:style-name="P230">&lt;?php</text:p>
      <text:p text:style-name="P230"/>
      <text:p text:style-name="P230">$string = 'Hello world.';</text:p>
      <text:p text:style-name="P230">$hash = Hash::make($string);</text:p>
      <text:p text:style-name="P230"/>
      <text:p text:style-name="P230">if (Hash::check($string, $hash)) {</text:p>
      <text:p text:style-name="P230"><text:s text:c="4"/>// The passwords match...</text:p>
      <text:p text:style-name="P230">}</text:p>
      <text:p text:style-name="P230"/>
      <text:p text:style-name="P30">login check</text:p>
      <text:p text:style-name="P30"/>
      <text:p text:style-name="P251">Use Hash;</text:p>
      <text:p text:style-name="P251"/>
      <text:p text:style-name="P251"><text:soft-page-break/>$user = User::where('email', '=', 'email@address.com')-&gt;first();</text:p>
      <text:p text:style-name="P251">Then, you'll need to CHECK the hashed password, like so:</text:p>
      <text:p text:style-name="P251"/>
      <text:p text:style-name="P251">Hash::check('INPUT PASSWORD', $user-&gt;password);</text:p>
      <text:p text:style-name="P230"/>
      <text:p text:style-name="P27">title</text:p>
      <text:p text:style-name="P231"><text:s/>&lt;title&gt;@yield('title') | {{$setting['site_name']}}&lt;/title&gt; <text:s/>in blade.php</text:p>
      <text:p text:style-name="P231">@section('title','CMS Pages') <text:s text:c="8"/>in page</text:p>
      <text:p text:style-name="P206"/>
      <text:p text:style-name="P10">cheetsheet</text:p>
      <text:p text:style-name="P160"><text:a xlink:type="simple" xlink:href="https://learninglaravel.net/cheatsheet/">https://learninglaravel.net/cheatsheet/</text:a></text:p>
      <text:p text:style-name="P210">https://laravel.gen.tr/cheatsheet/</text:p>
      <text:p text:style-name="P160"/>
      <text:p text:style-name="P160"/>
      <text:p text:style-name="P160"/>
      <text:p text:style-name="P11"><text:span text:style-name="T31">Eloquient </text:span>Query</text:p>
      <text:p text:style-name="P161"><text:a xlink:type="simple" xlink:href="https://laravel.com/docs/5.6/queries">https://laravel.com/docs/5.6/queries</text:a></text:p>
      <text:p text:style-name="P161"/>
      <text:p text:style-name="P168">or use repository</text:p>
      <text:p text:style-name="P161"/>
      <text:p text:style-name="P161"/>
      <text:p text:style-name="P12">Constant</text:p>
      <text:p text:style-name="P162"/>
      <text:p text:style-name="P162"><text:s/>accepted</text:p>
      <text:p text:style-name="P162"/>
      <text:p text:style-name="P162">For most constants used globally across the application, storing them in config files is sufficient. It is also pretty simple</text:p>
      <text:p text:style-name="P162"/>
      <text:p text:style-name="P162">Create a new file in the config directory. Let's call it constants.php</text:p>
      <text:p text:style-name="P162"/>
      <text:p text:style-name="P162">In there you have to return an array of config values.</text:p>
      <text:p text:style-name="P217">&lt;?php </text:p>
      <text:p text:style-name="P162">return [</text:p>
      <text:p text:style-name="P162"><text:s text:c="4"/>'options' =&gt; [</text:p>
      <text:p text:style-name="P162"><text:s text:c="8"/>'option_attachment' =&gt; '13',</text:p>
      <text:p text:style-name="P162"><text:s text:c="8"/>'option_email' =&gt; '14',</text:p>
      <text:p text:style-name="P162"><text:s text:c="8"/>'option_monetery' =&gt; '15',</text:p>
      <text:p text:style-name="P162"><text:s text:c="8"/>'option_ratings' =&gt; '16',</text:p>
      <text:p text:style-name="P162"><text:s text:c="8"/>'option_textarea' =&gt; '17',</text:p>
      <text:p text:style-name="P162"><text:s text:c="4"/>]</text:p>
      <text:p text:style-name="P162">];</text:p>
      <text:p text:style-name="P162"/>
      <text:p text:style-name="P162">And you can access them as follows</text:p>
      <text:p text:style-name="P162"/>
      <text:p text:style-name="P162">Config::get('constants.options');</text:p>
      <text:p text:style-name="P162">// or if you want a specific one</text:p>
      <text:p text:style-name="P162">Config::get('constants.options.option_attachment'); </text:p>
      <text:p text:style-name="P216">or </text:p>
      <text:p text:style-name="P216">config('messages.api.success');</text:p>
      <text:p text:style-name="P167"><text:span text:style-name="T22">Note </text:span>: <text:span text:style-name="T20">const use in view same as cntrl </text:span>for define const. Use in view</text:p>
      <text:p text:style-name="P167"><text:s text:c="8"/><text:span text:style-name="T29">and aavi j rite msg mateni file banavi ne gobal msg mate use kari sakay che</text:span></text:p>
      <text:p text:style-name="P162"/>
      <text:p text:style-name="P13"><text:soft-page-break/>Appserviceprovider</text:p>
      <text:p text:style-name="P163"/>
      <text:p text:style-name="P163">first load this <text:span text:style-name="T19">boot method</text:span></text:p>
      <text:p text:style-name="P163"/>
      <text:p text:style-name="P13">load model</text:p>
      <text:p text:style-name="P163"/>
      <text:p text:style-name="P163">use App\Models\Setting;</text:p>
      <text:p text:style-name="P163"/>
      <text:p text:style-name="P163">then use query or <text:s/><text:span text:style-name="T18">pluck</text:span></text:p>
      <text:p text:style-name="P163"/>
      <text:p text:style-name="P14">Repositiry make</text:p>
      <text:p text:style-name="P14"/>
      <text:p text:style-name="P17">OR Use Query Builder</text:p>
      <text:p text:style-name="P16"/>
      <text:p text:style-name="P16"/>
      <text:p text:style-name="P14"/>
      <text:p text:style-name="P14"/>
      <text:p text:style-name="P15">model</text:p>
      <text:p text:style-name="P74"/>
      <text:p text:style-name="P74">protected $table = 'roles'; // if db tbl name is different then declare</text:p>
      <text:p text:style-name="P74">protected $primaryKey = 'id'; //if PK name is different then declre here</text:p>
      <text:p text:style-name="P74"/>
      <text:p text:style-name="P74">protected $fillable = ['role_name']; //</text:p>
      <text:p text:style-name="P74">or</text:p>
      <text:p text:style-name="P74">protected $ <text:span text:style-name="T24">guarded</text:span> = ['role_name']; </text:p>
      <text:p text:style-name="P74"/>
      <text:p text:style-name="P165">$guarded-<text:span text:style-name="T21">blacklist</text:span></text:p>
      <text:p text:style-name="P165"><text:s text:c="16"/><text:span text:style-name="T23">means je field lakhu te not filleble</text:span></text:p>
      <text:p text:style-name="P165"/>
      <text:p text:style-name="P165">fillable-<text:span text:style-name="T21">whtelist <text:s/></text:span></text:p>
      <text:p text:style-name="P165"><text:s text:c="8"/></text:p>
      <text:p text:style-name="P165"><text:s text:c="12"/><text:span text:style-name="T23">means je field lakhu te fileble</text:span></text:p>
      <text:p text:style-name="P165"/>
      <text:p text:style-name="P166"/>
      <text:p text:style-name="P96">Redirect</text:p>
      <text:p text:style-name="P169"/>
      <text:p text:style-name="P169"><text:s text:c="2"/><text:span text:style-name="T28">1. redirect view</text:span></text:p>
      <text:p text:style-name="P170"><text:s text:c="2"/><text:span text:style-name="T25">like <text:s text:c="2"/>return view('admin.setting.edit', compact('setting'));</text:span></text:p>
      <text:p text:style-name="P169"/>
      <text:p text:style-name="P171"><text:span text:style-name="T28">2. </text:span>redirect route('aliasename');</text:p>
      <text:p text:style-name="P171"/>
      <text:p text:style-name="P171">redirect('url') ; <text:s text:c="2"/>//for reso<text:span text:style-name="T26">u</text:span>rces</text:p>
      <text:p text:style-name="P171"/>
      <text:p text:style-name="P173">keep in mind</text:p>
      <text:p text:style-name="P173"><text:s text:c="7"/></text:p>
      <text:p text:style-name="P173"/>
      <text:p text:style-name="P173"/>
      <text:p text:style-name="P173"/>
      <text:p text:style-name="P173"/>
      <text:p text:style-name="P177"><text:s text:c="2"/><text:span text:style-name="T27">RESTful Resource controller</text:span></text:p>
      <text:p text:style-name="P174"/>
      <text:p text:style-name="P174">A RESTful resource controller sets up some default routes for you and even names them.</text:p>
      <text:p text:style-name="P174"><text:soft-page-break/></text:p>
      <text:p text:style-name="P174">Route::resource('users', 'UsersController');</text:p>
      <text:p text:style-name="P174"/>
      <text:p text:style-name="P174">Gives you these named routes:</text:p>
      <text:p text:style-name="P174"/>
      <text:p text:style-name="P174">Verb <text:s text:c="3"/>Path <text:s text:c="23"/>Action <text:s/>Route Name</text:p>
      <text:p text:style-name="P174">GET <text:s text:c="4"/>/users <text:s text:c="21"/>index <text:s text:c="2"/>users.index</text:p>
      <text:p text:style-name="P174">GET <text:s text:c="4"/>/users/create <text:s text:c="14"/>create <text:s/>users.create</text:p>
      <text:p text:style-name="P174">POST <text:s text:c="3"/>/users <text:s text:c="21"/>store <text:s text:c="2"/>users.store</text:p>
      <text:p text:style-name="P174">GET <text:s text:c="4"/>/users/{user} <text:s text:c="14"/>show <text:s text:c="3"/>users.show</text:p>
      <text:p text:style-name="P174">GET <text:s text:c="4"/>/users/{user}/edit <text:s text:c="9"/>edit <text:s text:c="3"/>users.edit</text:p>
      <text:p text:style-name="P175">DELETE <text:s/>/users/{user} <text:s text:c="14"/>destroy users.destroy</text:p>
      <text:p text:style-name="P181">in form 's action</text:p>
      <text:p text:style-name="P181"><text:span text:style-name="T46">{</text:span>{ url('/admin/users' . '/' . $item-&gt;id) }}</text:p>
      <text:p text:style-name="P181"/>
      <text:p text:style-name="P181">&amp; then </text:p>
      <text:p text:style-name="P181"><text:s/>{{ method_field('DELETE') }}</text:p>
      <text:p text:style-name="P176"><text:s/><text:span text:style-name="T30">{{ csrf_field() }}</text:span></text:p>
      <text:p text:style-name="P176"/>
      <text:p text:style-name="P174">PUT <text:s text:c="4"/>/users/{user} <text:s text:c="14"/>update <text:s/>users.update</text:p>
      <text:p text:style-name="P180">&lt;form action="{{url('tasks', [$task-&gt;id])}}" method="POST"&gt;</text:p>
      <text:p text:style-name="P180">&lt;input type="hidden" name="_method" value="PUT"&gt;</text:p>
      <text:p text:style-name="P180"/>
      <text:p text:style-name="P174"/>
      <text:p text:style-name="P174"/>
      <text:p text:style-name="P174">And you would set up your controller something like this (actions = methods)</text:p>
      <text:p text:style-name="P174"/>
      <text:p text:style-name="P174">class UsersController extends BaseController {</text:p>
      <text:p text:style-name="P174"/>
      <text:p text:style-name="P174"><text:s text:c="4"/>public function index() {}</text:p>
      <text:p text:style-name="P174"/>
      <text:p text:style-name="P174"><text:s text:c="4"/>public function show($id) {}</text:p>
      <text:p text:style-name="P174"/>
      <text:p text:style-name="P174"><text:s text:c="4"/>public function store() {}</text:p>
      <text:p text:style-name="P174"><text:tab/></text:p>
      <text:p text:style-name="P174">}</text:p>
      <text:p text:style-name="P174"/>
      <text:p text:style-name="P174">You can also choose what actions are included or excluded like this:</text:p>
      <text:p text:style-name="P174"/>
      <text:p text:style-name="P174">Route::resource('users', 'UsersController', [</text:p>
      <text:p text:style-name="P174"><text:s text:c="4"/>'only' =&gt; ['index', 'show']</text:p>
      <text:p text:style-name="P174">]);</text:p>
      <text:p text:style-name="P174"/>
      <text:p text:style-name="P174">Route::resource('monkeys', 'MonkeysController', [</text:p>
      <text:p text:style-name="P174"><text:s text:c="4"/>'except' =&gt; ['edit', 'create']</text:p>
      <text:p text:style-name="P174">]);</text:p>
      <text:p text:style-name="P172"><text:s text:c="13"/></text:p>
      <text:p text:style-name="P98"/>
      <text:p text:style-name="P97"/>
      <text:p text:style-name="P108">File Upload</text:p>
      <text:p text:style-name="P108"/>
      <text:p text:style-name="P79">public function store(Request $request) </text:p>
      <text:p text:style-name="P79"><text:soft-page-break/><text:s text:c="4"/>{ </text:p>
      <text:p text:style-name="P79"><text:s text:c="8"/></text:p>
      <text:p text:style-name="P79"><text:s text:c="8"/>$requestData = $request-&gt;all(); </text:p>
      <text:p text:style-name="P79"/>
      <text:p text:style-name="P79"><text:s text:c="8"/>echo "&lt;pre&gt;"; print_r($_FILES); exit(); </text:p>
      <text:p text:style-name="P79"><text:s text:c="8"/>if ($request-&gt;file('image')) { </text:p>
      <text:p text:style-name="P79"><text:s text:c="11"/>$destinationPath = public_path() . '/categories/'; </text:p>
      <text:p text:style-name="P79"><text:s text:c="11"/>$file = $request-&gt;file('image'); </text:p>
      <text:p text:style-name="P79"><text:s text:c="11"/>$extension = $request-&gt;file('image')-&gt;getClientOriginalExtension(); </text:p>
      <text:p text:style-name="P79"><text:s text:c="11"/>$fileName = rand(11111, 99999) . strtotime(date('Y-m-d H:i:s')) .'.'. $extension; </text:p>
      <text:p text:style-name="P79"><text:s text:c="11"/>$request-&gt;file('image')-&gt;move($destinationPath, $fileName); </text:p>
      <text:p text:style-name="P79"><text:s text:c="11"/>$requestData['image'] = $fileName; </text:p>
      <text:p text:style-name="P79"><text:s text:c="8"/>} </text:p>
      <text:p text:style-name="P79"><text:tab/></text:p>
      <text:p text:style-name="P79"><text:s text:c="8"/>Category::create($requestData); </text:p>
      <text:p text:style-name="P79"/>
      <text:p text:style-name="P79"><text:s text:c="8"/>flash('Category added!'); </text:p>
      <text:p text:style-name="P79"/>
      <text:p text:style-name="P79"><text:s text:c="8"/>return redirect('admin/categories'); </text:p>
      <text:p text:style-name="P79"><text:s text:c="4"/>}</text:p>
      <text:p text:style-name="P97"/>
      <text:p text:style-name="P97"/>
      <text:p text:style-name="P97"/>
      <text:p text:style-name="P99">API</text:p>
      <text:p text:style-name="P99"/>
      <text:p text:style-name="P78">passport</text:p>
      <text:p text:style-name="P178">https://itsolutionstuff.com/post/php-laravel-56-rest-api-with-passport-tutorialexample.html</text:p>
      <text:p text:style-name="P164"/>
      <text:p text:style-name="P194">simple</text:p>
      <text:p text:style-name="P194"><text:s text:c="2"/><text:a xlink:type="simple" xlink:href="http://ahex.co/how-to-build-restful-api-using-lavavel-5-6/">http://ahex.co/how-to-build-restful-api-using-lavavel-5-6/</text:a></text:p>
      <text:p text:style-name="P194"/>
      <text:p text:style-name="P194">JWT</text:p>
      <text:p text:style-name="P194"/>
      <text:p text:style-name="P199"><text:s/><text:a xlink:type="simple" xlink:href="https://appdividend.com/2018/02/24/laravel-jwt-authentication-tutorial/">https://appdividend.com/2018/02/24/laravel-jwt-authentication-tutorial/</text:a></text:p>
      <text:p text:style-name="P199"/>
      <text:p text:style-name="P195"><text:s/><text:a xlink:type="simple" xlink:href="https://arjunphp.com/laravel-5-6-rest-api-jwt-authentication/">https://arjunphp.com/laravel-5-6-rest-api-jwt-authentication/</text:a></text:p>
      <text:p text:style-name="P195"/>
      <text:p text:style-name="P195"/>
      <text:p text:style-name="P410">S3 bucket file upload <text:span text:style-name="T76">laravel</text:span></text:p>
      <text:p text:style-name="P232"/>
      <text:p text:style-name="P232"><text:a xlink:type="simple" xlink:href="https://appdividend.com/2018/05/22/laravel-cloud-file-upload-tutorial-with-example/">https://appdividend.com/2018/05/22/laravel-cloud-file-upload-tutorial-with-example/</text:a></text:p>
      <text:p text:style-name="P232"/>
      <text:p text:style-name="P383">S3 bucket file upload in php <text:span text:style-name="T77">with demo &amp; download</text:span></text:p>
      <text:p text:style-name="P383"/>
      <text:p text:style-name="P383"><text:a xlink:type="simple" xlink:href="https://www.9lessons.info/2012/08/upload-files-to-amazon-s3-php.html">https://www.9lessons.info/2012/08/upload-files-to-amazon-s3-php.html</text:a></text:p>
      <text:p text:style-name="P383"/>
      <text:p text:style-name="P164"/>
      <text:p text:style-name="P100">print last query</text:p>
      <text:p text:style-name="P179"/>
      <text:p text:style-name="P179">https://itsolutionstuff.com/post/how-to-get-last-executed-query-in-larave-5example.html</text:p>
      <text:p text:style-name="P164"/>
      <text:p text:style-name="P164"/>
      <text:p text:style-name="P101"><text:soft-page-break/>send email</text:p>
      <text:p text:style-name="P185"/>
      <text:p text:style-name="P185"><text:a xlink:type="simple" xlink:href="https://appdividend.com/2018/03/05/send-email-in-laravel-tutorial/">https://appdividend.com/2018/03/05/send-email-in-laravel-tutorial/</text:a></text:p>
      <text:p text:style-name="P185"/>
      <text:p text:style-name="P185"/>
      <text:p text:style-name="P185"/>
      <text:p text:style-name="P22">Ajax</text:p>
      <text:p text:style-name="P219"><text:s/><text:span text:style-name="T44">1. </text:span><text:s/>by get method</text:p>
      <text:p text:style-name="P219"><text:s text:c="4"/>&lt;script&gt; </text:p>
      <text:p text:style-name="P219"><text:s text:c="4"/>$('#show_more').click(function(){ </text:p>
      <text:p text:style-name="P219"><text:s text:c="7"/>var segment="&lt;?php echo Request::segment(2);?&gt;"; </text:p>
      <text:p text:style-name="P219"><text:s text:c="7"/>var c=$("#show_more").attr("display"); </text:p>
      <text:p text:style-name="P219"><text:s text:c="7"/>$.ajax({ </text:p>
      <text:p text:style-name="P219"><text:s text:c="10"/>url: "{{ url('/ajax/') }}/"+segment+'/'+c, </text:p>
      <text:p text:style-name="P219"><text:s text:c="10"/>method: 'get', </text:p>
      <text:p text:style-name="P219"><text:s text:c="10"/>success: function(result){ </text:p>
      <text:p text:style-name="P219"><text:s text:c="10"/><text:tab/> $("#products").html(result); </text:p>
      <text:p text:style-name="P219"><text:s text:c="10"/>}}); </text:p>
      <text:p text:style-name="P219"><text:s text:c="7"/>}); </text:p>
      <text:p text:style-name="P219">&lt;/script&gt;</text:p>
      <text:p text:style-name="P219"/>
      <text:p text:style-name="P220">return html</text:p>
      <text:p text:style-name="P220"/>
      <text:p text:style-name="P221">use View</text:p>
      <text:p text:style-name="P221">return View::make('front.show_more_listing', compact('businesses','categories','display'));</text:p>
      <text:p text:style-name="P164"/>
      <text:p text:style-name="P222">2. by post</text:p>
      <text:p text:style-name="P222"/>
      <text:p text:style-name="P222"><text:s text:c="2"/>&lt;script&gt;</text:p>
      <text:p text:style-name="P222"><text:s text:c="9"/><text:span text:style-name="T45">$</text:span>(document).ready(function(){</text:p>
      <text:p text:style-name="P222"><text:s text:c="12"/><text:span text:style-name="T45">$</text:span>('#ajaxSubmit').click(function(e){</text:p>
      <text:p text:style-name="P222"><text:s text:c="15"/>e.preventDefault();</text:p>
      <text:p text:style-name="P222"><text:s text:c="15"/>$.ajaxSetup({</text:p>
      <text:p text:style-name="P222"><text:s text:c="18"/>headers: {</text:p>
      <text:p text:style-name="P222"><text:s text:c="22"/>'X-CSRF-TOKEN': $('meta[name="_token"]').attr('content')</text:p>
      <text:p text:style-name="P222"><text:s text:c="18"/>}</text:p>
      <text:p text:style-name="P222"><text:s text:c="14"/>});</text:p>
      <text:p text:style-name="P222"><text:s text:c="15"/><text:span text:style-name="T45">$</text:span>.ajax({</text:p>
      <text:p text:style-name="P222"><text:s text:c="18"/>url: "{{ url('/grocery/post') }}",</text:p>
      <text:p text:style-name="P222"><text:s text:c="18"/>method: 'post',</text:p>
      <text:p text:style-name="P222"><text:s text:c="18"/>data: {</text:p>
      <text:p text:style-name="P222"><text:s text:c="21"/>name: <text:span text:style-name="T45">$</text:span>('#name').val(),</text:p>
      <text:p text:style-name="P222"><text:s text:c="21"/>type: <text:span text:style-name="T45">$</text:span>('#type').val(),</text:p>
      <text:p text:style-name="P222"><text:s text:c="21"/>price: <text:span text:style-name="T45">$</text:span>('#price').val()</text:p>
      <text:p text:style-name="P222"><text:s text:c="18"/>},</text:p>
      <text:p text:style-name="P222"><text:s text:c="18"/>success: function(result){</text:p>
      <text:p text:style-name="P222"><text:s text:c="21"/><text:span text:style-name="T45">$</text:span>('.alert').show();</text:p>
      <text:p text:style-name="P222"><text:s text:c="21"/><text:span text:style-name="T45">$</text:span>('.alert').html(result.success);</text:p>
      <text:p text:style-name="P222"><text:s text:c="18"/>}});</text:p>
      <text:p text:style-name="P222"><text:s text:c="15"/>});</text:p>
      <text:p text:style-name="P222"><text:s text:c="12"/>});</text:p>
      <text:p text:style-name="P222"><text:s text:c="6"/>&lt;/script&gt;</text:p>
      <text:p text:style-name="P222"><text:soft-page-break/></text:p>
      <text:p text:style-name="P222"/>
      <text:p text:style-name="P248">category &amp; sub category drop dwon by ajax</text:p>
      <text:p text:style-name="P248"/>
      <text:p text:style-name="P248">&lt;script&gt; </text:p>
      <text:p text:style-name="P248"><text:s text:c="4"/></text:p>
      <text:p text:style-name="P248"><text:s text:c="4"/>$(document).ready(function(){ </text:p>
      <text:p text:style-name="P248"><text:s text:c="7"/></text:p>
      <text:p text:style-name="P248"/>
      <text:p text:style-name="P248"><text:s text:c="7"/></text:p>
      <text:p text:style-name="P248"><text:s text:c="8"/>$(".catergory_class").change(function(){ </text:p>
      <text:p text:style-name="P248"><text:s text:c="14"/>var category_id=$(this).val(); </text:p>
      <text:p text:style-name="P248"><text:s text:c="16"/>$.ajax({ </text:p>
      <text:p text:style-name="P248"><text:s text:c="26"/>url: "{{ url('/getsubcategory/') }}/"+category_id, </text:p>
      <text:p text:style-name="P248"><text:s text:c="26"/>method: 'get', </text:p>
      <text:p text:style-name="P248"><text:s text:c="26"/>dataType:'json', </text:p>
      <text:p text:style-name="P248"><text:s text:c="26"/>success: function(result){ </text:p>
      <text:p text:style-name="P248"><text:s text:c="28"/>if(result!=''){ </text:p>
      <text:p text:style-name="P248"><text:s text:c="32"/>var option=''; </text:p>
      <text:p text:style-name="P248"><text:s text:c="32"/>$.each(result, function( key, value ) { </text:p>
      <text:p text:style-name="P248"><text:s text:c="37"/>option+="&lt;option value='"+value.id+"'&gt;"+value.title+"&lt;/option&gt;"; </text:p>
      <text:p text:style-name="P248"><text:s text:c="33"/>}); </text:p>
      <text:p text:style-name="P248"><text:s text:c="28"/>}else{ </text:p>
      <text:p text:style-name="P248"><text:s text:c="34"/>option+="&lt;option value=''&gt;No sub category&lt;/option&gt;"; </text:p>
      <text:p text:style-name="P248"><text:s text:c="28"/>} <text:s text:c="3"/></text:p>
      <text:p text:style-name="P248"><text:s text:c="33"/>$("#SubCategory_id").html(option); </text:p>
      <text:p text:style-name="P248"><text:s text:c="22"/>} </text:p>
      <text:p text:style-name="P248"><text:s text:c="18"/>}); </text:p>
      <text:p text:style-name="P248"><text:s text:c="8"/></text:p>
      <text:p text:style-name="P248"><text:s text:c="9"/>}); </text:p>
      <text:p text:style-name="P248"><text:s text:c="4"/>}); </text:p>
      <text:p text:style-name="P248">&lt;/script&gt;</text:p>
      <text:p text:style-name="P222"/>
      <text:p text:style-name="P222"/>
      <text:p text:style-name="P222"/>
      <text:p text:style-name="P222"/>
      <text:p text:style-name="P109">middelware</text:p>
      <text:p text:style-name="P236"/>
      <text:p text:style-name="P236"><text:a xlink:type="simple" xlink:href="https://www.cloudways.com/blog/controllers-middleware-laravel/">https://www.cloudways.com/blog/controllers-middleware-laravel/</text:a></text:p>
      <text:p text:style-name="P236"/>
      <text:p text:style-name="P236"><text:a xlink:type="simple" xlink:href="https://itsolutionstuff.com/post/how-to-create-and-use-middleware-in-laravel-5example.html">https://itsolutionstuff.com/post/how-to-create-and-use-middleware-in-laravel-5example.html</text:a></text:p>
      <text:p text:style-name="P236"/>
      <text:p text:style-name="P279">admin midleware for only role =1 have login</text:p>
      <text:p text:style-name="P279"><text:a xlink:type="simple" xlink:href="https://appdividend.com/2017/07/18/laravel-5-middleware-tutorial/">https://appdividend.com/2017/07/18/laravel-5-middleware-tutorial/</text:a></text:p>
      <text:p text:style-name="P279"/>
      <text:p text:style-name="P279"/>
      <text:p text:style-name="P236"/>
      <text:p text:style-name="P222"/>
      <text:p text:style-name="P111">Helper</text:p>
      <text:p text:style-name="P238"/>
      <text:p text:style-name="P238">Note : helper use in controller as well as in blade template </text:p>
      <text:p text:style-name="P238"/>
      <text:p text:style-name="P238"><text:soft-page-break/>https://laravelcode.com/post/how-to-create-custom-helper-in-laravel-55</text:p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416">LARAVEL PAGINATION ONLY</text:p>
      <text:p text:style-name="P284"/>
      <text:p text:style-name="P284"/>
      <text:p text:style-name="P284">/* <text:span text:style-name="T56">in model or repository */</text:span></text:p>
      <text:p text:style-name="P284"/>
      <text:p text:style-name="P284"/>
      <text:p text:style-name="P284"/>
      <text:p text:style-name="P285"><text:s text:c="3"/>public function getHotDealslistingAll() </text:p>
      <text:p text:style-name="P285"><text:s text:c="4"/>{ </text:p>
      <text:p text:style-name="P285"><text:s text:c="7"/></text:p>
      <text:p text:style-name="P285"><text:s text:c="8"/>return $this-&gt;ServicesOffer-&gt;with('location')-&gt;where('is_front_side_display',"1")</text:p>
      <text:p text:style-name="P285"><text:s text:c="11"/><text:span text:style-name="T57"><text:s/>-&gt;paginate(12); </text:span></text:p>
      <text:p text:style-name="P285"><text:s text:c="4"/>}</text:p>
      <text:p text:style-name="P285"/>
      <text:p text:style-name="P285">&amp; in view file</text:p>
      <text:p text:style-name="P285"/>
      <text:p text:style-name="P285">put only <text:s/>&lt;?php <text:s/>echo <text:s/>$hotDealsData-&gt;links(); ?&gt;</text:p>
      <text:p text:style-name="P285"/>
      <text:p text:style-name="P285"/>
      <text:p text:style-name="P285"/>
      <text:p text:style-name="P417">php pagination </text:p>
      <text:p text:style-name="P286"/>
      <text:p text:style-name="P286"><text:a xlink:type="simple" xlink:href="https://www.webslesson.info/2016/05/how-to-make-simple-pagination-using-php-mysql.html">https://www.webslesson.info/2016/05/how-to-make-simple-pagination-using-php-mysql.html</text:a></text:p>
      <text:p text:style-name="P286"/>
      <text:p text:style-name="P418">Tim Thumb use in laravel</text:p>
      <text:p text:style-name="P287"/>
      <text:p text:style-name="P287"><text:a xlink:type="simple" xlink:href="https://medium.com/@pramodpandey05/compress-image-using-timthumb-in-laravel-71d00e08376e">https://medium.com/@pramodpandey05/compress-image-using-timthumb-in-laravel-71d00e08376e</text:a></text:p>
      <text:p text:style-name="P287"/>
      <text:p text:style-name="P287"/>
      <text:p text:style-name="P164"/>
      <text:p text:style-name="P103">join</text:p>
      <text:p text:style-name="P164"/>
      <text:p text:style-name="P135"><text:span text:style-name="T32">By </text:span>2 method</text:p>
      <text:p text:style-name="P186"><text:span text:style-name="T6">1.</text:span> with</text:p>
      <text:p text:style-name="P186"><text:s text:c="5"/>need to give relation in model then use in repository</text:p>
      <text:p text:style-name="P186"><text:s text:c="6"/>return $this-&gt;model-&gt;with('users')-&gt;get()-&gt;toArray();</text:p>
      <text:p text:style-name="P186"><text:s text:c="2"/><text:span text:style-name="T35">mutilple table : <text:s text:c="2"/>with-&gt;([' tabel 1','table 2 '])</text:span></text:p>
      <text:p text:style-name="P186"><text:span text:style-name="T6">2. j</text:span>oin</text:p>
      <text:p text:style-name="P186"><text:s text:c="3"/>$this-&gt;model-&gt;join('users', function($join) </text:p>
      <text:p text:style-name="P186"><text:s/>{ </text:p>
      <text:p text:style-name="P186"><text:s text:c="3"/>$join-&gt;on('users.DTUser_id', '=', 'deals.EnteredByDTUser_ID'); </text:p>
      <text:p text:style-name="P186"/>
      <text:p text:style-name="P186"><text:s/>}) </text:p>
      <text:p text:style-name="P186"><text:soft-page-break/><text:s/>-&gt;select('*') </text:p>
      <text:p text:style-name="P186"><text:s/>-&gt;where('users.DTUser_id','!=',0) </text:p>
      <text:p text:style-name="P186"><text:s/>-&gt;get()-&gt;toArray();</text:p>
      <text:p text:style-name="P186"/>
      <text:p text:style-name="P186">note: this-&gt;model is a equivalent to <text:s/>Role::</text:p>
      <text:p text:style-name="P164"/>
      <text:p text:style-name="P164"/>
      <text:p text:style-name="P164"/>
      <text:p text:style-name="P164"/>
      <text:p text:style-name="P29">Multiple delete</text:p>
      <text:p text:style-name="P249"/>
      <text:p text:style-name="P249">DB::table('users')-&gt;whereIn('id', $ids_to_delete)-&gt;delete(); </text:p>
      <text:p text:style-name="P164"/>
      <text:p text:style-name="P164"/>
      <text:p text:style-name="P164"/>
      <text:p text:style-name="P28">pluck </text:p>
      <text:p text:style-name="P234"/>
      <text:p text:style-name="P234">$categories = Category::where('parent_id','=',0)-&gt;pluck('title','id')-&gt;toArray();</text:p>
      <text:p text:style-name="P234"/>
      <text:p text:style-name="P235">output : -</text:p>
      <text:p text:style-name="P235">array('id'=&gt;'title');</text:p>
      <text:p text:style-name="P164"/>
      <text:p text:style-name="P164"/>
      <text:p text:style-name="P164"/>
      <text:p text:style-name="P139">list of query</text:p>
      <text:p text:style-name="P183"/>
      <text:p text:style-name="P183">1) get data with contions</text:p>
      <text:p text:style-name="P183">$results = User::where($matchThese)-&gt;get();</text:p>
      <text:p text:style-name="P183"/>
      <text:p text:style-name="P183">// with another group</text:p>
      <text:p text:style-name="P183">$results = User::where($matchThese)</text:p>
      <text:p text:style-name="P183"><text:s text:c="4"/>-&gt;orWhere($orThose)</text:p>
      <text:p text:style-name="P183"><text:s text:c="4"/>-&gt;get();</text:p>
      <text:p text:style-name="P164"/>
      <text:p text:style-name="P164"/>
      <text:p text:style-name="P407">WHEREHAS</text:p>
      <text:p text:style-name="P406"/>
      <text:p text:style-name="P406"><text:s/>$products[$key]['data']=SellingProduct::with(['productQuality','users','bids' =&gt; function ($query) { </text:p>
      <text:p text:style-name="P406"><text:s text:c="19"/>$query-&gt;with(['users']) </text:p>
      <text:p text:style-name="P406"><text:s text:c="19"/>-&gt;where('is_withdraw', '=', '0') </text:p>
      <text:p text:style-name="P406"><text:s text:c="19"/>-&gt;where('accepted_by','=',NULL) <text:s text:c="24"/>//04/09 </text:p>
      <text:p text:style-name="P406"><text:s text:c="19"/>-&gt;orderBy('id', 'desc'); </text:p>
      <text:p text:style-name="P406"><text:s text:c="18"/>// }])-&gt;where('product_id','=',$value['product_id']) <text:s text:c="3"/>// RR_OLD </text:p>
      <text:p text:style-name="P406"><text:s text:c="18"/>}])-&gt;where('product_id','=',$value['id']) <text:s/></text:p>
      <text:p text:style-name="P406"><text:s text:c="21"/>-&gt;where('is_closed','=','0') </text:p>
      <text:p text:style-name="P406"><text:s text:c="21"/>-&gt;where('type','=','S') </text:p>
      <text:p text:style-name="P406"><text:s text:c="21"/>-&gt;orderBy('id', 'desc') </text:p>
      <text:p text:style-name="P406"><text:s text:c="21"/>-&gt;limit(5) </text:p>
      <text:p text:style-name="P406"><text:s text:c="21"/>-&gt;get()-&gt;toArray();</text:p>
      <text:p text:style-name="P164"/>
      <text:p text:style-name="P164"/>
      <text:p text:style-name="P164"/>
      <text:p text:style-name="P164"><text:soft-page-break/></text:p>
      <text:p text:style-name="P164"/>
      <text:p text:style-name="P187">$users = User::whereHas('companies', function($q) {</text:p>
      <text:p text:style-name="P187"><text:s text:c="4"/>$q-&gt;where('active', true);</text:p>
      <text:p text:style-name="P187">})-&gt;orWhereHas('persons', function($q) {</text:p>
      <text:p text:style-name="P187"><text:s text:c="4"/>$q-&gt;where('active', true);</text:p>
      <text:p text:style-name="P187">})-&gt;with(['companies', 'persons'])-&gt;orderBy('id', 'desc')-&gt;get();</text:p>
      <text:p text:style-name="P164"/>
      <text:p text:style-name="P164"/>
      <text:p text:style-name="P188">$articles = \App\Article::where('foo', 'bar')</text:p>
      <text:p text:style-name="P188"><text:s text:c="4"/>-&gt;where('color', 'blue')</text:p>
      <text:p text:style-name="P188"><text:s text:c="4"/>-&gt;orWhere('name', 'like', '%John%')</text:p>
      <text:p text:style-name="P188"><text:s text:c="4"/>-&gt;whereIn('id', [1, 2, 3, 4, 5])</text:p>
      <text:p text:style-name="P188"><text:s text:c="4"/>-&gt;get();</text:p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04">multiple where</text:p>
      <text:p text:style-name="P164"/>
      <text:p text:style-name="P136">by array</text:p>
      <text:p text:style-name="P189">whereData = [</text:p>
      <text:p text:style-name="P189"><text:s text:c="4"/>['name', 'test'],</text:p>
      <text:p text:style-name="P189"><text:s text:c="4"/>['id', '&lt;&gt;', '5']</text:p>
      <text:p text:style-name="P189">];</text:p>
      <text:p text:style-name="P189"/>
      <text:p text:style-name="P189">$users = DB::table('users')-&gt;where($whereData)-&gt;get(); </text:p>
      <text:p text:style-name="P136">by associate arry</text:p>
      <text:p text:style-name="P164"/>
      <text:p text:style-name="P190">$clauses = ['year' =&gt; $year];</text:p>
      <text:p text:style-name="P190"/>
      <text:p text:style-name="P190"><text:s text:c="4"/>if(isset($subaccountcode)) {</text:p>
      <text:p text:style-name="P190"><text:s text:c="8"/>$clauses = array_merge($clauses,['subaccountcode' =&gt; $subaccountcode];</text:p>
      <text:p text:style-name="P190"><text:s text:c="4"/>}</text:p>
      <text:p text:style-name="P190"/>
      <text:p text:style-name="P190"><text:s text:c="4"/>return Self::orderBy('programcode')</text:p>
      <text:p text:style-name="P190"><text:s text:c="13"/>-&gt;orderBy('accountcode')</text:p>
      <text:p text:style-name="P190"><text:s text:c="13"/>-&gt;findWhere($clauses);</text:p>
      <text:p text:style-name="P190"/>
      <text:p text:style-name="P190"><text:tab/></text:p>
      <text:p text:style-name="P190"/>
      <text:p text:style-name="P105">year,month query</text:p>
      <text:p text:style-name="P191"/>
      <text:p text:style-name="P191"><text:s/>array_push($clauses,[\DB::raw('YEAR(deals.DateCreated)'),$year]);</text:p>
      <text:p text:style-name="P190"/>
      <text:p text:style-name="P138">Beetwen</text:p>
      <text:p text:style-name="P193"><text:s/>$myModel-&gt;whereBetween('created_at', [$date1, $date2]);</text:p>
      <text:p text:style-name="P190"/>
      <text:p text:style-name="P106">all Query</text:p>
      <text:p text:style-name="P192"><text:soft-page-break/></text:p>
      <text:p text:style-name="P192"/>
      <text:p text:style-name="P192">Model::</text:p>
      <text:p text:style-name="P137">/*Select*/</text:p>
      <text:p text:style-name="P192">select('col1','col2')</text:p>
      <text:p text:style-name="P192">-&gt;select(array('col1','col2'))</text:p>
      <text:p text:style-name="P192">-&gt;select(DB::raw('businesses.*, COUNT(reviews.id) as no_of_ratings, <text:span text:style-name="T6">IFNULL</text:span>(sum(reviews.score),0) as rating'))</text:p>
      <text:p text:style-name="P192">-&gt;addSelect('col3','col4')</text:p>
      <text:p text:style-name="P192">-&gt;distinct() // distinct select</text:p>
      <text:p text:style-name="P137">/*From*/</text:p>
      <text:p text:style-name="P192">-&gt;from('table')</text:p>
      <text:p text:style-name="P192">-&gt;from(DB::raw('table, (select @n :=0) dummy'))</text:p>
      <text:p text:style-name="P192">-&gt;from(DB::raw("({$subQuery-&gt;toSql()}) T ")-&gt;mergeBindings($subQuery-&gt;getQuery())</text:p>
      <text:p text:style-name="P137">/*Query*/</text:p>
      <text:p text:style-name="P192">-&gt;where('column','value')</text:p>
      <text:p text:style-name="P192">-&gt;where('column','LIKE','%'.$value.'%')</text:p>
      <text:p text:style-name="P192">-&gt;where(function ($query) {</text:p>
      <text:p text:style-name="P192">$query-&gt;where('a', '=', 1)</text:p>
      <text:p text:style-name="P192">-&gt;orWhere('b', '=', 1);</text:p>
      <text:p text:style-name="P192">})</text:p>
      <text:p text:style-name="P192">-&gt;orWhere('column','!=', 'value')</text:p>
      <text:p text:style-name="P192">-&gt;whereRaw('age &gt; ? and votes = 100', array(25))</text:p>
      <text:p text:style-name="P192">-&gt;whereRaw(DB::raw("id in (select city_id from addresses GROUP BY addresses.city_id)"))</text:p>
      <text:p text:style-name="P192">-&gt;whereExists(function($query)</text:p>
      <text:p text:style-name="P192">{</text:p>
      <text:p text:style-name="P192">$query-&gt;select(DB::raw(1))</text:p>
      <text:p text:style-name="P192">-&gt;from('business_language')</text:p>
      <text:p text:style-name="P192">-&gt;whereRaw('business_language.language_id = languages.id')</text:p>
      <text:p text:style-name="P192">-&gt;groupBy('business_language.language_id')</text:p>
      <text:p text:style-name="P192">-&gt;havingRaw("COUNT(*) &gt; 0");</text:p>
      <text:p text:style-name="P192">})</text:p>
      <text:p text:style-name="P192">-&gt;orWhereExists()</text:p>
      <text:p text:style-name="P192">-&gt;whereNotExists()</text:p>
      <text:p text:style-name="P192">-&gt;orWhereNotExists()</text:p>
      <text:p text:style-name="P192">-&gt;whereIn('column',[1,2,3])</text:p>
      <text:p text:style-name="P192">-&gt;orWhereIn()</text:p>
      <text:p text:style-name="P192">-&gt;whereNotIn('id', function($query){</text:p>
      <text:p text:style-name="P192">$query-&gt;select('city_id')</text:p>
      <text:p text:style-name="P192">-&gt;from('addresses')</text:p>
      <text:p text:style-name="P192">-&gt;groupBy('addresses.city_id');</text:p>
      <text:p text:style-name="P192">})</text:p>
      <text:p text:style-name="P192">-&gt;whereNotIn()</text:p>
      <text:p text:style-name="P192">-&gt;orWhereNotIn</text:p>
      <text:p text:style-name="P192">-&gt;whereNull('column') //where `column` is null</text:p>
      <text:p text:style-name="P192">-&gt;orWhereNull('column') //or where `column` is null</text:p>
      <text:p text:style-name="P192">-&gt;whereNotNull('column') //where `column` is not null</text:p>
      <text:p text:style-name="P192">-&gt;orWhereNotNull('column') //or where `column` is not null</text:p>
      <text:p text:style-name="P192">-&gt;whereDay()</text:p>
      <text:p text:style-name="P192">-&gt;whereMonth('column', '=', 1) //</text:p>
      <text:p text:style-name="P192">-&gt;whereYear('column', '&gt;', 2000) //uses sql YEAR() function on 'column'</text:p>
      <text:p text:style-name="P192">-&gt;whereDate('column', '&gt;', '2000-01-01')</text:p>
      <text:p text:style-name="P137"><text:soft-page-break/>/*Joins*/</text:p>
      <text:p text:style-name="P192">-&gt;join('business_category','business_category.business_id','=','businesses.id')</text:p>
      <text:p text:style-name="P192">-&gt;leftJoin('reviews','reviews.business_id', '=', 'businesses.id')</text:p>
      <text:p text:style-name="P192">-&gt;join('business_category',function($join) use($cats) {</text:p>
      <text:p text:style-name="P192">$join-&gt;on('business_category.business_id', '=', 'businesses.id')</text:p>
      <text:p text:style-name="P192">-&gt;on('business_category.id', '=', $cats, 'and', true);</text:p>
      <text:p text:style-name="P192">})</text:p>
      <text:p text:style-name="P192">-&gt;join(DB::raw('(SELECT *, ROUND(AVG(rating),2) avg FROM reviews WHERE rating!=0 GROUP BY item_id ) T' ), function($join){</text:p>
      <text:p text:style-name="P192">$join-&gt;on('genre_relation.movie_id', '=', 'T.id')</text:p>
      <text:p text:style-name="P192">})</text:p>
      <text:p text:style-name="P137">/*Eager Loading */</text:p>
      <text:p text:style-name="P192">-&gt;with('table1','table2')</text:p>
      <text:p text:style-name="P192">-&gt;with(array('table1','table2','table1.nestedtable3'))</text:p>
      <text:p text:style-name="P192">-&gt;with(array('posts' =&gt; function($query) use($name){</text:p>
      <text:p text:style-name="P192">$query-&gt;where('title', 'like', '%'.$name.'%')</text:p>
      <text:p text:style-name="P192">-&gt;orderBy('created_at', 'desc');</text:p>
      <text:p text:style-name="P192">}))</text:p>
      <text:p text:style-name="P137">/*Grouping*/</text:p>
      <text:p text:style-name="P192">-&gt;groupBy('state_id','locality')</text:p>
      <text:p text:style-name="P192">-&gt;havingRaw('count &gt; 1 ')</text:p>
      <text:p text:style-name="P192">-&gt;having('items.name','LIKE',"%$keyword%")</text:p>
      <text:p text:style-name="P192">-&gt;orHavingRaw('brand LIKE ?',array("%$keyword%"))</text:p>
      <text:p text:style-name="P137">/*Cache*/</text:p>
      <text:p text:style-name="P192">-&gt;remember($minutes)</text:p>
      <text:p text:style-name="P192">-&gt;rememberForever()</text:p>
      <text:p text:style-name="P137">/*Offset &amp; Limit*/</text:p>
      <text:p text:style-name="P192">-&gt;take(10)</text:p>
      <text:p text:style-name="P192">-&gt;limit(10)</text:p>
      <text:p text:style-name="P192">-&gt;skip(10)</text:p>
      <text:p text:style-name="P192">-&gt;offset(10)</text:p>
      <text:p text:style-name="P192">-&gt;forPage($pageNo, $perPage)</text:p>
      <text:p text:style-name="P137">/*Order*/</text:p>
      <text:p text:style-name="P192">-&gt;orderBy('id','DESC')</text:p>
      <text:p text:style-name="P192">-&gt;orderBy(DB::raw('RAND()'))</text:p>
      <text:p text:style-name="P192">-&gt;orderByRaw('type = ? , type = ? ', array('published','draft'))</text:p>
      <text:p text:style-name="P192">-&gt;latest() // on 'created_at' column</text:p>
      <text:p text:style-name="P192">-&gt;latest('column')</text:p>
      <text:p text:style-name="P192">-&gt;oldest() // on 'created_at' column</text:p>
      <text:p text:style-name="P192">-&gt;oldest('column')</text:p>
      <text:p text:style-name="P137">/*Create*/</text:p>
      <text:p text:style-name="P192">-&gt;insert(array('email' =&gt; 'john@example.com', 'votes' =&gt; 0))</text:p>
      <text:p text:style-name="P192">-&gt;insert(array(</text:p>
      <text:p text:style-name="P192">array('email' =&gt; 'taylor@example.com', 'votes' =&gt; 0),</text:p>
      <text:p text:style-name="P192">array('email' =&gt; 'dayle@example.com', 'votes' =&gt; 0)</text:p>
      <text:p text:style-name="P192">)) //batch insert</text:p>
      <text:p text:style-name="P192">-&gt;insertGetId(array('email' =&gt; 'john@example.com', 'votes' =&gt; 0)) //insert and return id</text:p>
      <text:p text:style-name="P137">/*Update*/</text:p>
      <text:p text:style-name="P192">-&gt;update(array('email' =&gt; 'john@example.com'))</text:p>
      <text:p text:style-name="P192">-&gt;update(array('column' =&gt; DB::raw('NULL')))</text:p>
      <text:p text:style-name="P192">-&gt;increment('column')</text:p>
      <text:p text:style-name="P192">-&gt;decrement('column')</text:p>
      <text:p text:style-name="P192"><text:soft-page-break/>-&gt;touch() //update timestamp</text:p>
      <text:p text:style-name="P192"/>
      <text:p text:style-name="P269">Answer::where('question_id', 2)-&gt;update(['customer_id' =&gt; 1, 'answer' =&gt; 2]);</text:p>
      <text:p text:style-name="P269"/>
      <text:p text:style-name="P137">/*Delete*/</text:p>
      <text:p text:style-name="P192">-&gt;delete()</text:p>
      <text:p text:style-name="P192">-&gt;forceDelete() // when softdeletes enabled</text:p>
      <text:p text:style-name="P192">-&gt;destroy($ids) // delete by array of primary keys</text:p>
      <text:p text:style-name="P192">-&gt;roles()-&gt;detach() //delete from pivot table: associated by 'belongsToMany'</text:p>
      <text:p text:style-name="P137">/*Getters*/</text:p>
      <text:p text:style-name="P192">-&gt;find($id)</text:p>
      <text:p text:style-name="P192">-&gt;find($id, array('col1','col2'))</text:p>
      <text:p text:style-name="P192">-&gt;findOrFail($id)</text:p>
      <text:p text:style-name="P192">-&gt;findMany($ids, $columns)</text:p>
      <text:p text:style-name="P192">-&gt;first(array('col1','col2'))</text:p>
      <text:p text:style-name="P192">-&gt;firstOrFail()</text:p>
      <text:p text:style-name="P192">-&gt;all()</text:p>
      <text:p text:style-name="P192">-&gt;get()</text:p>
      <text:p text:style-name="P192">-&gt;get(array('col1','col2'))</text:p>
      <text:p text:style-name="P192">-&gt;getFresh() // no caching</text:p>
      <text:p text:style-name="P192">-&gt;getCached() // get cached result</text:p>
      <text:p text:style-name="P192">-&gt;chunk(1000, function($rows){</text:p>
      <text:p text:style-name="P192">$rows-&gt;each(function($row){</text:p>
      <text:p text:style-name="P192">});</text:p>
      <text:p text:style-name="P192">})</text:p>
      <text:p text:style-name="P192">-&gt;lists('column') // numeric index</text:p>
      <text:p text:style-name="P192">-&gt;lists('column','id') // 'id' column as index</text:p>
      <text:p text:style-name="P192">-&gt;lists('column')-&gt;implode('column', ',') // comma separated values of a column</text:p>
      <text:p text:style-name="P192">-&gt;pluck('column') //Pluck a single column's value from the first result of a query.</text:p>
      <text:p text:style-name="P192">-&gt;value('column') //Get a single column's value from the first result of a query.</text:p>
      <text:p text:style-name="P137">/*Paginated results*/</text:p>
      <text:p text:style-name="P192">-&gt;paginate(10)</text:p>
      <text:p text:style-name="P192">-&gt;paginate(10, array('col1','col2'))</text:p>
      <text:p text:style-name="P192">-&gt;simplePaginate(10)</text:p>
      <text:p text:style-name="P192">-&gt;getPaginationCount() //get total no of records</text:p>
      <text:p text:style-name="P137">/*Aggregate*/</text:p>
      <text:p text:style-name="P192">-&gt;count()</text:p>
      <text:p text:style-name="P192">-&gt;count('column')</text:p>
      <text:p text:style-name="P192">-&gt;count(DB::raw('distinct column'))</text:p>
      <text:p text:style-name="P192">-&gt;max('rating')</text:p>
      <text:p text:style-name="P192">-&gt;min('rating')</text:p>
      <text:p text:style-name="P192">-&gt;sum('rating')</text:p>
      <text:p text:style-name="P192">-&gt;avg('rating')</text:p>
      <text:p text:style-name="P192">-&gt;aggregate('sum', array('rating')) // use of aggregate functions</text:p>
      <text:p text:style-name="P137">/*Others*/</text:p>
      <text:p text:style-name="P192">-&gt;toSql() // output sql query</text:p>
      <text:p text:style-name="P192">-&gt;exists() // check if any row exists</text:p>
      <text:p text:style-name="P192">-&gt;fresh() // Return a fresh data for current model from database</text:p>
      <text:p text:style-name="P137">/*Object methods*/</text:p>
      <text:p text:style-name="P192">-&gt;toArray() //</text:p>
      <text:p text:style-name="P192">-&gt;toJson()</text:p>
      <text:p text:style-name="P192">-&gt;relationsToArray() //Get the model's relationships in array form.</text:p>
      <text:p text:style-name="P192"><text:soft-page-break/>-&gt;implode('column', ',') // comma separated values of a column</text:p>
      <text:p text:style-name="P192">-&gt;isDirty()</text:p>
      <text:p text:style-name="P192">-&gt;getDirty() //Get the attributes that have been changed but not saved to DB</text:p>
      <text:p text:style-name="P137">//Debugging</text:p>
      <text:p text:style-name="P192">DB::enableQueryLog();</text:p>
      <text:p text:style-name="P192">DB::getQueryLog();</text:p>
      <text:p text:style-name="P192">Model::where()-&gt;toSql() // output sql query</text:p>
      <text:p text:style-name="P190"/>
      <text:p text:style-name="P24">last inserted id &amp; row</text:p>
      <text:p text:style-name="P224"/>
      <text:p text:style-name="P224">$last_insert_id=$this-&gt;user_model-&gt;create($requestData)-&gt;id; //insert data &amp; get id</text:p>
      <text:p text:style-name="P224"><text:tab/>if($last_insert_id&gt;0){ </text:p>
      <text:p text:style-name="P224"><text:tab/> <text:s/>$last_insert_row=$this-&gt;user_model-&gt;where('id',$last_insert_id)-&gt;get()-&gt;toArray(); //get row</text:p>
      <text:p text:style-name="P224"><text:tab/> <text:s/>return $last_insert_row; </text:p>
      <text:p text:style-name="P224"><text:tab/>}else{ </text:p>
      <text:p text:style-name="P224"><text:tab/><text:tab/>return flase; </text:p>
      <text:p text:style-name="P224"><text:tab/>}</text:p>
      <text:p text:style-name="P224"/>
      <text:p text:style-name="P115">Aggregate</text:p>
      <text:p text:style-name="P229">$avgRating = ServicesReviews::with('user')-&gt;where('offer_id', $id)-&gt;whereNotNull('rating')-&gt;select(DB::raw("AVG(rating) as avgRating"))-&gt;get()-&gt;toArray();</text:p>
      <text:p text:style-name="P229"/>
      <text:p text:style-name="P190"/>
      <text:p text:style-name="P18">Session</text:p>
      <text:p text:style-name="P201"/>
      <text:p text:style-name="P201">use Session;</text:p>
      <text:p text:style-name="P190"/>
      <text:p text:style-name="P202">Session::set('variableName', $value);</text:p>
      <text:p text:style-name="P202"/>
      <text:p text:style-name="P202">To get the variable, you'd use...</text:p>
      <text:p text:style-name="P202"/>
      <text:p text:style-name="P202">Session::get('variableName');</text:p>
      <text:p text:style-name="P190"/>
      <text:p text:style-name="P19">segment</text:p>
      <text:p text:style-name="P215"/>
      <text:p text:style-name="P215">if(Request::segment(2)=="cms"){ echo "active";}</text:p>
      <text:p text:style-name="P215"/>
      <text:p text:style-name="P215"/>
      <text:p text:style-name="P215"/>
      <text:p text:style-name="P215"/>
      <text:p text:style-name="P110">Paths</text:p>
      <text:p text:style-name="P142">app_path</text:p>
      <text:p text:style-name="P237">Get the fully qualified path to the app directory.</text:p>
      <text:p text:style-name="P237"/>
      <text:p text:style-name="P237">$path = app_path();</text:p>
      <text:p text:style-name="P142">base_path</text:p>
      <text:p text:style-name="P237">Get the fully qualified path to the root of the application install.</text:p>
      <text:p text:style-name="P237"/>
      <text:p text:style-name="P142">public_path</text:p>
      <text:p text:style-name="P237">Get the fully qualified path to the public directory.</text:p>
      <text:p text:style-name="P237"/>
      <text:p text:style-name="P142"><text:soft-page-break/>storage_path</text:p>
      <text:p text:style-name="P237">Get the fully qualified path to the app/storage directory.</text:p>
      <text:p text:style-name="P190"/>
      <text:p text:style-name="P190"/>
      <text:p text:style-name="P143">SSH</text:p>
      <text:p text:style-name="P213"/>
      <text:p text:style-name="P213">ssh -<text:span text:style-name="T39">p</text:span> 11208 fmv(username)@name(hostname)<text:span text:style-name="T40">(means fmv.cc)</text:span></text:p>
      <text:p text:style-name="P212">enter password <text:s/><text:span text:style-name="T41">k9Sendfj[E]c <text:s text:c="4"/>(qwZS.bs-Ds-{43'</text:span></text:p>
      <text:p text:style-name="P211"/>
      <text:p text:style-name="P211">cd public_html</text:p>
      <text:p text:style-name="P211">cd commision_portal</text:p>
      <text:p text:style-name="P211"/>
      <text:p text:style-name="P214">for directories</text:p>
      <text:p text:style-name="P214"/>
      <text:p text:style-name="P214">-&gt; find . -type d -print0 | xargs -0 chmod 0755</text:p>
      <text:p text:style-name="P214"/>
      <text:p text:style-name="P214">for files</text:p>
      <text:p text:style-name="P214"/>
      <text:p text:style-name="P214">-&gt; find . -type f -print0 | xargs -0 chmod 0644</text:p>
      <text:p text:style-name="P211"/>
      <text:p text:style-name="P32">connect mysql</text:p>
      <text:p text:style-name="P297"/>
      <text:p text:style-name="P297">[server]$ mysql -h &lt;DBhostname&gt; -u &lt;DBuser&gt; -p &lt;Dbname&gt;</text:p>
      <text:p text:style-name="P297"/>
      <text:p text:style-name="P297"/>
      <text:p text:style-name="P297"/>
      <text:p text:style-name="P211"/>
      <text:p text:style-name="P114">GIT</text:p>
      <text:p text:style-name="P323"/>
      <text:p text:style-name="P323">U:rathodrupesha</text:p>
      <text:p text:style-name="P323">P : rathodrupesh.ec15@gmail.com</text:p>
      <text:p text:style-name="P245"/>
      <text:p text:style-name="P245"/>
      <text:p text:style-name="P211"><text:span text:style-name="T50">A. </text:span>git clone <text:s/></text:p>
      <text:p text:style-name="P190"/>
      <text:p text:style-name="P245"><text:span text:style-name="T50">B. for </text:span>Git Push</text:p>
      <text:p text:style-name="P245"/>
      <text:p text:style-name="P245">1. move to your project directory </text:p>
      <text:p text:style-name="P245"><text:tab/>$ cd /opt/lampp/htdocs/gitbackup/eaos_api/ </text:p>
      <text:p text:style-name="P245"><text:s text:c="25"/>2nd time upto .git </text:p>
      <text:p text:style-name="P245">2. Clone local git server repository into your new folder </text:p>
      <text:p text:style-name="P245"><text:tab/>$ git clone http://192.168.0.254/solvenow.git </text:p>
      <text:p text:style-name="P245"/>
      <text:p text:style-name="P245">credential <text:s/>enter </text:p>
      <text:p text:style-name="P245"><text:s/></text:p>
      <text:p text:style-name="P245">give folder permision like <text:s/>chmod -R 777 /opt/lampp/htdocs/gitbackup/iGotchya/i_gotcha_admin/igotcha/<text:tab/> </text:p>
      <text:p text:style-name="P245"/>
      <text:p text:style-name="P245">api : /opt/lampp/htdocs/gitbackup/iGotchya/i_gotcha/api_igotcha/ </text:p>
      <text:p text:style-name="P245">admin : /opt/lampp/htdocs/gitbackup/iGotchya/i_gotcha_admin/igotcha/ </text:p>
      <text:p text:style-name="P245"/>
      <text:p text:style-name="P245">in our folder ctl+h for hiiden viewble </text:p>
      <text:p text:style-name="P245"><text:soft-page-break/></text:p>
      <text:p text:style-name="P245">3. Put your latest code into this directory and check status <text:s text:c="2"/></text:p>
      <text:p text:style-name="P245">(2nd time skip 2,and copy our code n put into gitbackup/folder delete all exclude .git) </text:p>
      <text:p text:style-name="P245"><text:tab/>$git status </text:p>
      <text:p text:style-name="P245">4. Add your modified files </text:p>
      <text:p text:style-name="P245"><text:tab/>$ git add . </text:p>
      <text:p text:style-name="P245"><text:tab/>or </text:p>
      <text:p text:style-name="P245"><text:tab/>$ git add -A </text:p>
      <text:p text:style-name="P245">5. Check you git status again <text:tab/> </text:p>
      <text:p text:style-name="P245"><text:tab/>$ git status </text:p>
      <text:p text:style-name="P245">6. If no error, commite your code </text:p>
      <text:p text:style-name="P245"><text:tab/>$ git commit -m "initial commit" </text:p>
      <text:p text:style-name="P245">7. If successfully commited, push your code into repository </text:p>
      <text:p text:style-name="P245"><text:tab/>$ git push origin master</text:p>
      <text:p text:style-name="P190"/>
      <text:p text:style-name="P435">Apache </text:p>
      <text:p text:style-name="P280">sudo /etc/init.d/apache2 stop</text:p>
      <text:p text:style-name="P280">sudo /etc/init.d/mysql stop</text:p>
      <text:p text:style-name="P280">sudo /etc/init.d/proftpd stop</text:p>
      <text:p text:style-name="P280"/>
      <text:p text:style-name="P280">This solution seems to work. You must restart lampp:</text:p>
      <text:p text:style-name="P280"/>
      <text:p text:style-name="P280">sudo /opt/lampp/lampp restart</text:p>
      <text:p text:style-name="P190"/>
      <text:p text:style-name="P190"/>
      <text:p text:style-name="P378">some ref for understanding only : </text:p>
      <text:p text:style-name="P378">https://websiteforstudents.com/install-mongodb-with-apache2-php-7-2-support-on-ubuntu-16-04-17-10-18-04/</text:p>
      <text:p text:style-name="P190"/>
      <text:p text:style-name="P190"/>
      <text:p text:style-name="P190"/>
      <text:p text:style-name="P113">key was long problame</text:p>
      <text:p text:style-name="P244"/>
      <text:p text:style-name="P244">https://laravelhive.com/tag/key-was-long/</text:p>
      <text:p text:style-name="P190"/>
      <text:p text:style-name="P190"/>
      <text:p text:style-name="P190"/>
      <text:p text:style-name="P190"/>
      <text:p text:style-name="P112">Theme Integrate</text:p>
      <text:p text:style-name="P239"/>
      <text:p text:style-name="P239">app.blade.php for login, forgotpass, registration</text:p>
      <text:p text:style-name="P239">for other, use master.blade.php</text:p>
      <text:p text:style-name="P239"/>
      <text:p text:style-name="P239">&lt;!-- master.blade.php --&gt; </text:p>
      <text:p text:style-name="P239">&lt;!DOCTYPE html&gt; </text:p>
      <text:p text:style-name="P239">&lt;html lang="en"&gt; </text:p>
      <text:p text:style-name="P239">&lt;head&gt; </text:p>
      <text:p text:style-name="P239"><text:s text:c="4"/>&lt;meta charset="UTF-8" /&gt; </text:p>
      <text:p text:style-name="P239"><text:s text:c="4"/>&lt;meta name="viewport" content="width=device-width, initial-scale=1.0"/&gt; </text:p>
      <text:p text:style-name="P239"><text:s text:c="4"/>&lt;meta http-equiv="X-UA-Compatible" content="ie=edge"&gt; </text:p>
      <text:p text:style-name="P239"><text:s text:c="4"/>&lt;title&gt;@yield('title')&lt;/title&gt; </text:p>
      <text:p text:style-name="P239"><text:s text:c="4"/>&lt;script type="application/x-javascript"&gt; addEventListener("load", function() <text:soft-page-break/>{ setTimeout(hideURLbar, 0); }, false); </text:p>
      <text:p text:style-name="P239"><text:s text:c="8"/>function hideURLbar(){ window.scrollTo(0,1); } &lt;/script&gt; </text:p>
      <text:p text:style-name="P239"><text:s text:c="3"/>@include('layout.stylesheet') </text:p>
      <text:p text:style-name="P239">&lt;/head&gt; </text:p>
      <text:p text:style-name="P239">&lt;body class="hold-transition skin-blue sidebar-mini"&gt; </text:p>
      <text:p text:style-name="P239"><text:s text:c="4"/>&lt;div class="wrapper"&gt; </text:p>
      <text:p text:style-name="P239"><text:s text:c="8"/>@include('layout.header') </text:p>
      <text:p text:style-name="P240"><text:s text:c="8"/>@include('layout.<text:span text:style-name="T48">sidebar</text:span>') <text:s text:c="10"/>// <text:span text:style-name="T48">in layout forlder sidebar,blade.php</text:span></text:p>
      <text:p text:style-name="P239"><text:s text:c="8"/>@yield('contents') </text:p>
      <text:p text:style-name="P240"><text:s text:c="8"/>@include('layout.footer') <text:s text:c="12"/>// <text:span text:style-name="T48">in layout forlder footer,blade.php</text:span></text:p>
      <text:p text:style-name="P239"><text:s text:c="4"/>&lt;/div&gt; </text:p>
      <text:p text:style-name="P239"><text:s text:c="3"/>@include('layout.script') <text:s text:c="20"/>// <text:span text:style-name="T47">script.blade.php</text:span></text:p>
      <text:p text:style-name="P239">&lt;/body&gt; </text:p>
      <text:p text:style-name="P239">&lt;/html&gt;</text:p>
      <text:p text:style-name="P190"/>
      <text:p text:style-name="P241">NOW, </text:p>
      <text:p text:style-name="P241"/>
      <text:p text:style-name="P241"><text:span text:style-name="T49">A. </text:span>script.blade.php</text:p>
      <text:p text:style-name="P241"><text:s text:c="2"/>&lt;script type="text/javascript" src="public/js/jquery-2.1.4.min.js"&gt;&lt;/script&gt;</text:p>
      <text:p text:style-name="P241"/>
      <text:p text:style-name="P241"><text:span text:style-name="T49">B. </text:span>stylesheet.blade.php</text:p>
      <text:p text:style-name="P241"><text:s/>&lt;link href="{{asset('public/css/bootstrap.css')}}" rel="stylesheet" type="text/css" media="all" /&gt;</text:p>
      <text:p text:style-name="P241"/>
      <text:p text:style-name="P242">C. blankpage.blade.php</text:p>
      <text:p text:style-name="P242"/>
      <text:p text:style-name="P242">@extends('layout.master')</text:p>
      <text:p text:style-name="P242"><text:s text:c="3"/>@section('contents')</text:p>
      <text:p text:style-name="P242"><text:s text:c="3"/>--------------</text:p>
      <text:p text:style-name="P242"><text:s text:c="2"/>---------------</text:p>
      <text:p text:style-name="P242"><text:s/>--------------</text:p>
      <text:p text:style-name="P242"><text:s/>@endsection</text:p>
      <text:p text:style-name="P241"><text:s/></text:p>
      <text:p text:style-name="P243">D. header.blade.php</text:p>
      <text:p text:style-name="P243"><text:s text:c="3"/>&lt;div&gt;</text:p>
      <text:p text:style-name="P243"><text:s text:c="3"/>--------- -- --- --</text:p>
      <text:p text:style-name="P243"><text:s text:c="2"/>&lt;/div&gt;</text:p>
      <text:p text:style-name="P190"/>
      <text:p text:style-name="P190"/>
      <text:p text:style-name="P267">htaccess</text:p>
      <text:p text:style-name="P433"/>
      <text:p text:style-name="P433"><text:span text:style-name="T52">1)</text:span>Directory listing not show in CI so Add in .htaccess of root foldr</text:p>
      <text:p text:style-name="P190"/>
      <text:p text:style-name="P254">IndexIgnore *</text:p>
      <text:p text:style-name="P254"/>
      <text:p text:style-name="P256">or </text:p>
      <text:p text:style-name="P256"/>
      <text:p text:style-name="P256">Options -Indexes </text:p>
      <text:p text:style-name="P256"/>
      <text:p text:style-name="P268"><text:a xlink:type="simple" xlink:href="https://arjunphp.com/hide-php-extension-from-urls/">https://arjunphp.com/hide-php-extension-from-urls/</text:a></text:p>
      <text:p text:style-name="P268"/>
      <text:p text:style-name="P266">2) after ssl install or configure ,require to redirect http to https<text:line-break/>for this add in .htacces file</text:p>
      <text:p text:style-name="P266"><text:soft-page-break/></text:p>
      <text:p text:style-name="P266">RewriteEngine On <text:s text:c="22"/># NOTE: if write then no ned to add this line</text:p>
      <text:p text:style-name="P266">RewriteCond %{HTTPS} off</text:p>
      <text:p text:style-name="P266">RewriteRule ^(.*)$ https://%{HTTP_HOST}%{REQUEST_URI} [L,R=301]</text:p>
      <text:p text:style-name="P190"/>
      <text:p text:style-name="P190"/>
      <text:p text:style-name="P190"/>
      <text:p text:style-name="P412">in Jquery Ajax this use in success</text:p>
      <text:p text:style-name="P261"/>
      <text:p text:style-name="P262">$.ajax({ </text:p>
      <text:p text:style-name="P262"><text:s text:c="10"/>url:"{{ url('/insert_selling_product') }}/"+name+"/"+quality+"/"+quantity+"/"+product_id+"/"+admin_id+"/"+payment_type+"/"+price, </text:p>
      <text:p text:style-name="P262"><text:s text:c="10"/>method: 'get', </text:p>
      <text:p text:style-name="P262"><text:s text:c="10"/>success: function(result1){ </text:p>
      <text:p text:style-name="P262"><text:s text:c="12"/>alert("success"); </text:p>
      <text:p text:style-name="P262"><text:s text:c="12"/>$(this).parent().parent().remove(); </text:p>
      <text:p text:style-name="P262"><text:s text:c="13"/></text:p>
      <text:p text:style-name="P262"><text:s text:c="10"/>}.bind(this)}); </text:p>
      <text:p text:style-name="P190"/>
      <text:p text:style-name="P190"/>
      <text:p text:style-name="P190"/>
      <text:p text:style-name="P413">PUSHER</text:p>
      <text:p text:style-name="P263"/>
      <text:p text:style-name="P263">https://github.com/pusher/pusher-http-php</text:p>
      <text:p text:style-name="P264"><text:a xlink:type="simple" xlink:href="https://dashboard.pusher.com/apps/581124/keys">https://dashboard.pusher.com/apps/581124/keys</text:a> <text:s/>makw a/c at here</text:p>
      <text:p text:style-name="P265">https://pusher.com/channels</text:p>
      <text:p text:style-name="P190"/>
      <text:p text:style-name="P414">Quesry string in j query <text:span text:style-name="T53">(url)</text:span></text:p>
      <text:p text:style-name="P270"/>
      <text:p text:style-name="P270">https://davidwalsh.name/query-string-javascript</text:p>
      <text:p text:style-name="P190"/>
      <text:p text:style-name="P190"/>
      <text:p text:style-name="P415">blinking</text:p>
      <text:p text:style-name="P274"/>
      <text:p text:style-name="P274"><text:a xlink:type="simple" xlink:href="https://www.w3.org/TR/WCAG20-TECHS/SCR22.html">https://www.w3.org/TR/WCAG20-TECHS/SCR22.html</text:a></text:p>
      <text:p text:style-name="P274"/>
      <text:p text:style-name="P274"/>
      <text:p text:style-name="P274"/>
      <text:p text:style-name="P274"/>
      <text:p text:style-name="P35"/>
      <text:p text:style-name="P36">Year ago , hours ago (in php)</text:p>
      <text:p text:style-name="P300"/>
      <text:p text:style-name="P300">function get_timeago($ptime) </text:p>
      <text:p text:style-name="P300">{ </text:p>
      <text:p text:style-name="P300"><text:s text:c="4"/>$estimate_time = time() - $ptime; </text:p>
      <text:p text:style-name="P300"><text:s text:c="4"/>if ($estimate_time &lt; 1) </text:p>
      <text:p text:style-name="P300"><text:s text:c="4"/>{ </text:p>
      <text:p text:style-name="P300"><text:s text:c="8"/>return '1 second ago'; </text:p>
      <text:p text:style-name="P300"><text:s text:c="4"/>} </text:p>
      <text:p text:style-name="P300"><text:s text:c="4"/>$condition = array( </text:p>
      <text:p text:style-name="P300"><text:s text:c="8"/>12 * 30 * 24 * 60 * 60 =&gt; 'year', </text:p>
      <text:p text:style-name="P300"><text:soft-page-break/><text:s text:c="8"/>30 * 24 * 60 * 60 =&gt; 'month', </text:p>
      <text:p text:style-name="P300"><text:s text:c="8"/>24 * 60 * 60 =&gt; 'day', </text:p>
      <text:p text:style-name="P300"><text:s text:c="8"/>60 * 60 =&gt; 'hour', </text:p>
      <text:p text:style-name="P300"><text:s text:c="8"/>60 =&gt; 'minute', </text:p>
      <text:p text:style-name="P300"><text:s text:c="8"/>1 =&gt; 'second' </text:p>
      <text:p text:style-name="P300"><text:s text:c="4"/>); </text:p>
      <text:p text:style-name="P300"><text:s text:c="4"/>foreach ($condition as $secs =&gt; $str) </text:p>
      <text:p text:style-name="P300"><text:s text:c="4"/>{ </text:p>
      <text:p text:style-name="P300"><text:s text:c="8"/>$d = $estimate_time / $secs; </text:p>
      <text:p text:style-name="P300"><text:s text:c="8"/>if ($d &gt;= 1) </text:p>
      <text:p text:style-name="P300"><text:s text:c="8"/>{ </text:p>
      <text:p text:style-name="P300"><text:s text:c="12"/>$r = round($d); </text:p>
      <text:p text:style-name="P300"><text:s text:c="12"/>return $r . ' ' . $str . ( $r &gt; 1 ? 's' : '' ) . ' ago'; </text:p>
      <text:p text:style-name="P300"><text:s text:c="8"/>} </text:p>
      <text:p text:style-name="P300"><text:s text:c="4"/>} </text:p>
      <text:p text:style-name="P300">}</text:p>
      <text:p text:style-name="P190"/>
      <text:p text:style-name="P190"/>
      <text:p text:style-name="P31">Async or multitasking or threading or pareller process in background</text:p>
      <text:p text:style-name="P277"/>
      <text:p text:style-name="P277">https://www.studytutorial.in/asynchronous-process-multi-threading-or-multitasking-in-codeigniter-php</text:p>
      <text:p text:style-name="P190"/>
      <text:p text:style-name="P190"/>
      <text:p text:style-name="P190"/>
      <text:p text:style-name="P272">CLASS FORMATION</text:p>
      <text:p text:style-name="P272"/>
      <text:p text:style-name="P272">use App\Models\Product; </text:p>
      <text:p text:style-name="P272">public var $product;</text:p>
      <text:p text:style-name="P272">public function __construct(Product $product)</text:p>
      <text:p text:style-name="P272">$this-&gt;product=$product;</text:p>
      <text:p text:style-name="P272"/>
      <text:p text:style-name="P190"/>
      <text:p text:style-name="P411">Tarun bhai</text:p>
      <text:p text:style-name="P411"/>
      <text:p text:style-name="P233">http://192.168.1.251:8069/web</text:p>
      <text:p text:style-name="P233">tarun@xhtmljunkies.com</text:p>
      <text:p text:style-name="P233">tarun#786</text:p>
      <text:p text:style-name="P246"/>
      <text:p text:style-name="P255"/>
      <text:p text:style-name="P164"><text:span text:style-name="T51">AITL</text:span><text:tab/></text:p>
      <text:p text:style-name="P257"><text:a xlink:type="simple" xlink:href="https://docs.google.com/spreadsheets/d/1X0GMkYe1Ulg6feyzyX4N58SaMqQMO49-9hEnaChWQJE/edit?ts=5b683bb1#gid=0">https://docs.google.com/spreadsheets/d/1X0GMkYe1Ulg6feyzyX4N58SaMqQMO49-9hEnaChWQJE/edit?ts=5b683bb1#gid=0</text:a></text:p>
      <text:p text:style-name="P257"/>
      <text:p text:style-name="P259"/>
      <text:p text:style-name="P258"/>
      <text:p text:style-name="P200"/>
      <text:p text:style-name="P200">p<text:span text:style-name="T33">i chart<text:tab/></text:span></text:p>
      <text:p text:style-name="P200"><text:a xlink:type="simple" xlink:href="https://canvasjs.com/php-charts/pie-chart/">https://canvasjs.com/php-charts/pie-chart/</text:a></text:p>
      <text:p text:style-name="P203"/>
      <text:p text:style-name="P200"/>
      <text:p text:style-name="P260"/>
      <text:p text:style-name="P117"><text:soft-page-break/>facebook login</text:p>
      <text:p text:style-name="P278">https://www.studytutorial.in/php-facebook-login-and-integration-in-php-website-tutorial</text:p>
      <text:p text:style-name="P228"/>
      <text:p text:style-name="P227"/>
      <text:p text:style-name="P227"/>
      <text:p text:style-name="P227"/>
      <text:p text:style-name="P227"/>
      <text:p text:style-name="P436">LARAVEL ROUTE FILE FOR WEB</text:p>
      <text:p text:style-name="P281"/>
      <text:p text:style-name="P281">/* </text:p>
      <text:p text:style-name="P281">|-------------------------------------------------------------------------- </text:p>
      <text:p text:style-name="P281">| Web Routes </text:p>
      <text:p text:style-name="P281">|-------------------------------------------------------------------------- </text:p>
      <text:p text:style-name="P281">| </text:p>
      <text:p text:style-name="P281">| Here is where you can register web routes for your application. These </text:p>
      <text:p text:style-name="P281">| routes are loaded by the RouteServiceProvider within a group which </text:p>
      <text:p text:style-name="P281">| contains the "web" middleware group. Now create something great! </text:p>
      <text:p text:style-name="P281">| </text:p>
      <text:p text:style-name="P281">*/ </text:p>
      <text:p text:style-name="P281">Auth::routes(); </text:p>
      <text:p text:style-name="P281"/>
      <text:p text:style-name="P281">Route::get('/', function () { </text:p>
      <text:p text:style-name="P281"><text:s text:c="4"/>if ((Auth::user()) &amp;&amp; (Auth::user()-&gt;role_id == '1' || Auth::user()-&gt;role_id == '2' <text:s/>|| Auth::user()-&gt;role_id == '3') ) { </text:p>
      <text:p text:style-name="P281"><text:s text:c="7"/>return redirect('admin/home'); </text:p>
      <text:p text:style-name="P281"><text:s text:c="4"/>} else { </text:p>
      <text:p text:style-name="P281"/>
      <text:p text:style-name="P281"><text:s text:c="8"/>return redirect('login'); </text:p>
      <text:p text:style-name="P281"><text:s text:c="4"/>} </text:p>
      <text:p text:style-name="P281">}); </text:p>
      <text:p text:style-name="P281"/>
      <text:p text:style-name="P281">Route::group(['middleware' =&gt; 'auth', 'prefix' =&gt; 'admin'], function () { </text:p>
      <text:p text:style-name="P281"><text:s text:c="4"/>Route::get('/home', 'HomeController@index')-&gt;name('home'); </text:p>
      <text:p text:style-name="P281"><text:s text:c="4"/>Route::resource('roles', 'Admin\RolesController'); </text:p>
      <text:p text:style-name="P281"><text:s text:c="4"/>Route::get('settings', 'Admin\SettingController@index'); </text:p>
      <text:p text:style-name="P281"><text:s text:c="4"/>Route::post('settings/update', 'Admin\SettingController@update'); </text:p>
      <text:p text:style-name="P281"><text:s text:c="4"/>Route::get('profile', 'ProfileController@edit'); </text:p>
      <text:p text:style-name="P281"><text:s text:c="4"/>Route::post('profile/update', 'ProfileController@update'); </text:p>
      <text:p text:style-name="P281"><text:s text:c="4"/>Route::resource('users', 'Admin\UsersController'); </text:p>
      <text:p text:style-name="P281"><text:s text:c="4"/>Route::resource('deals', 'Admin\DealsController'); </text:p>
      <text:p text:style-name="P281"><text:s text:c="4"/>Route::resource('settingMaster', 'Admin\SettingMasterController'); </text:p>
      <text:p text:style-name="P281">}); </text:p>
      <text:p text:style-name="P281"/>
      <text:p text:style-name="P281"/>
      <text:p text:style-name="P281">Route::resource('admin/posts', 'Admin\PostsController');</text:p>
      <text:p text:style-name="P281"/>
      <text:p text:style-name="P282">/* Any */ </text:p>
      <text:p text:style-name="P282">// Route::get('/{any}', function () { </text:p>
      <text:p text:style-name="P282">// <text:s text:c="4"/>return redirect('/'); </text:p>
      <text:p text:style-name="P282">// })-&gt;where('any', '.*');</text:p>
      <text:p text:style-name="P227"/>
      <text:p text:style-name="P227"/>
      <text:p text:style-name="P227"><text:soft-page-break/></text:p>
      <text:p text:style-name="P283">HERE IS SIMPLE FOR THIS BY ME</text:p>
      <text:p text:style-name="P283"/>
      <text:p text:style-name="P283">// 1) Auth Routes </text:p>
      <text:p text:style-name="P283"/>
      <text:p text:style-name="P283"><text:s text:c="3"/>Auth::routes(); </text:p>
      <text:p text:style-name="P283"/>
      <text:p text:style-name="P283">// 2) / Routes with back </text:p>
      <text:p text:style-name="P283"/>
      <text:p text:style-name="P283">Route::get('/', function () { </text:p>
      <text:p text:style-name="P283"><text:s text:c="4"/>if ((Auth::user()) &amp;&amp; (Auth::user()-&gt;role_id == '1' || Auth::user()-&gt;role_id == '2' <text:s/>|| Auth::user()-&gt;role_id == '3') ) { </text:p>
      <text:p text:style-name="P283"><text:s text:c="7"/>return redirect('admin/home'); </text:p>
      <text:p text:style-name="P283"><text:s text:c="4"/>} else { </text:p>
      <text:p text:style-name="P283"/>
      <text:p text:style-name="P283"><text:s text:c="8"/>return redirect('login'); </text:p>
      <text:p text:style-name="P283"><text:s text:c="4"/>} </text:p>
      <text:p text:style-name="P283">}); </text:p>
      <text:p text:style-name="P283"/>
      <text:p text:style-name="P283">// 3) define redirect <text:span text:style-name="T58">in </text:span>to login controller means after login redirect that routing <text:s/></text:p>
      <text:p text:style-name="P283"/>
      <text:p text:style-name="P283">Route::get('/home', 'HomeController@index')-&gt;name('home'); </text:p>
      <text:p text:style-name="P283"/>
      <text:p text:style-name="P283"/>
      <text:p text:style-name="P283">/* 4) ============================== </text:p>
      <text:p text:style-name="P283"><text:s text:c="2"/>=========ADMIN ROUTES ======== </text:p>
      <text:p text:style-name="P283"><text:s text:c="2"/>============================== */ </text:p>
      <text:p text:style-name="P283"/>
      <text:p text:style-name="P283"/>
      <text:p text:style-name="P283"/>
      <text:p text:style-name="P283">// //after login route define in login contrller redirect; </text:p>
      <text:p text:style-name="P283"/>
      <text:p text:style-name="P283">Route::group(['prefix' =&gt; 'admin','middleware' =&gt; 'auth'], function () { </text:p>
      <text:p text:style-name="P283"><text:s text:c="4"/>Route::get('/', function(){ </text:p>
      <text:p text:style-name="P283"/>
      <text:p text:style-name="P283"><text:s text:c="8"/>return redirect('login'); </text:p>
      <text:p text:style-name="P283"><text:s text:c="4"/>}); </text:p>
      <text:p text:style-name="P283"><text:s text:c="4"/>Route::resource('admin/roles', 'Admin\\RolesController'); </text:p>
      <text:p text:style-name="P283">}); </text:p>
      <text:p text:style-name="P283"/>
      <text:p text:style-name="P227"/>
      <text:p text:style-name="P227">// <text:span text:style-name="T58">6) for logout</text:span></text:p>
      <text:p text:style-name="P288">Route::get('/logout', '\App\Http\Controllers\Auth\<text:a xlink:type="simple" xlink:href="mailto:LoginController@logout">LoginController@logout</text:a>');</text:p>
      <text:p text:style-name="P288"/>
      <text:p text:style-name="P288"/>
      <text:p text:style-name="P227"/>
      <text:p text:style-name="P288">1) if you are using the auth scaffold that laravel contains. You can do this, in your navigation bar add this:</text:p>
      <text:p text:style-name="P288"/>
      <text:p text:style-name="P288">&lt;a href="{{ url('/logout') }}"&gt; logout &lt;/a&gt;</text:p>
      <text:p text:style-name="P288"/>
      <text:p text:style-name="P227"/>
      <text:p text:style-name="P227"><text:soft-page-break/></text:p>
      <text:p text:style-name="P227"/>
      <text:p text:style-name="P419">J query valiation </text:p>
      <text:p text:style-name="P291"><text:line-break/><text:line-break/>1) by custome msg</text:p>
      <text:p text:style-name="P289"><text:s/>https://www.sitepoint.com/basic-jquery-form-validation-tutorial/</text:p>
      <text:p text:style-name="P227"/>
      <text:p text:style-name="P290">2) by validate <text:s text:c="4"/><text:span text:style-name="T59">from Ref : </text:span><text:a xlink:type="simple" xlink:href="https://jqueryvalidation.org/email-method/"><text:span text:style-name="T59">https://jqueryvalidation.org/email-method/</text:span></text:a></text:p>
      <text:p text:style-name="P290"/>
      <text:p text:style-name="P293"><text:s text:c="53"/>2.A)</text:p>
      <text:p text:style-name="P293">put j query </text:p>
      <text:p text:style-name="P293">&lt;script src="<text:a xlink:type="simple" xlink:href="https://code.jquery.com/jquery-1.11.1.min.js">https://code.jquery.com/jquery-1.11.1.min.js</text:a>"&gt;&lt;/script&gt; <text:s/>//not require </text:p>
      <text:p text:style-name="P293">&lt;script src="https://cdn.jsdelivr.net/jquery.validation/1.16.0/jquery.validate.min.js"&gt;&lt;/script&gt;</text:p>
      <text:p text:style-name="P293">&lt;script src="<text:a xlink:type="simple" xlink:href="https://cdn.jsdelivr.net/jquery.validation/1.16.0/additional-methods.min.js">https://cdn.jsdelivr.net/jquery.validation/1.16.0/additional-methods.min.js</text:a>"&gt;&lt;/script&gt;</text:p>
      <text:p text:style-name="P293"/>
      <text:p text:style-name="P227"/>
      <text:p text:style-name="P227"><text:s text:c="50"/><text:span text:style-name="T59">2.B)</text:span></text:p>
      <text:p text:style-name="P227"/>
      <text:p text:style-name="P294">in input type put class required</text:p>
      <text:p text:style-name="P294"><text:s text:c="51"/>2.C)</text:p>
      <text:p text:style-name="P294"/>
      <text:p text:style-name="P295">$(document).ready(function(){</text:p>
      <text:p text:style-name="P295"><text:s text:c="4"/>$(".submit_button").click(function(){</text:p>
      <text:p text:style-name="P295"><text:s text:c="8"/>$( "#myform" ).validate();</text:p>
      <text:p text:style-name="P295"><text:s text:c="4"/>});</text:p>
      <text:p text:style-name="P295">});</text:p>
      <text:p text:style-name="P227"/>
      <text:p text:style-name="P227"/>
      <text:p text:style-name="P227"/>
      <text:p text:style-name="P227"/>
      <text:p text:style-name="P33">ckeditor</text:p>
      <text:p text:style-name="P298"/>
      <text:p text:style-name="P298">https://cdn.ckeditor.com/</text:p>
      <text:p text:style-name="P227"/>
      <text:p text:style-name="P34">Select2</text:p>
      <text:p text:style-name="P299"/>
      <text:p text:style-name="P299"><text:a xlink:type="simple" xlink:href="https://select2.org/getting-started/installation">https://select2.org/getting-started/installation</text:a></text:p>
      <text:p text:style-name="P299"/>
      <text:p text:style-name="P299"><text:a xlink:type="simple" xlink:href="https://select2.org/getting-started/basic-usage">https://select2.org/getting-started/basic-usage</text:a><text:tab/></text:p>
      <text:p text:style-name="P227"/>
      <text:p text:style-name="P312"><text:span text:style-name="T61">Serverside ajax paggination</text:span> <text:line-break/><text:line-break/>http://refreshmymind.com/datatables-dom-php-ajax-mysql-datasources/</text:p>
      <text:p text:style-name="P227"/>
      <text:p text:style-name="P227"/>
      <text:p text:style-name="P420">caroluser <text:span text:style-name="T60">or slider</text:span></text:p>
      <text:p text:style-name="P292">owl </text:p>
      <text:p text:style-name="P292"/>
      <text:p text:style-name="P296">https://owlcarousel2.github.io/OwlCarousel2/demos/basic.html</text:p>
      <text:p text:style-name="P227"/>
      <text:p text:style-name="P37">Click <text:s/>to full screen</text:p>
      <text:p text:style-name="P301"><text:soft-page-break/></text:p>
      <text:p text:style-name="P302"><text:a xlink:type="simple" xlink:href="https://stackoverflow.com/questions/7179535/set-window-to-fullscreen-real-fullscreen-f11-functionality-by-javascript">https://stackoverflow.com/questions/7179535/set-window-to-fullscreen-real-fullscreen-f11-functionality-by-javascript</text:a></text:p>
      <text:p text:style-name="P302"/>
      <text:p text:style-name="P421">Preview Selected Image before upload using Jquery</text:p>
      <text:p text:style-name="P321"/>
      <text:p text:style-name="P321">http://phpwebschool.com/preview-selected-image-upload-using-jquery/</text:p>
      <text:p text:style-name="P227"/>
      <text:p text:style-name="P116">Angular cli 6</text:p>
      <text:p text:style-name="P116"/>
      <text:p text:style-name="P434">install node &amp; npm</text:p>
      <text:p text:style-name="P434">https://askubuntu.com/questions/501485/having-trouble-to-find-the-node-in-ubuntu-14-04-after-installing</text:p>
      <text:p text:style-name="P247"/>
      <text:p text:style-name="P247"><text:a xlink:type="simple" xlink:href="https://www.techiediaries.com/angular-tutorial/">https://www.techiediaries.com/angular-tutorial/</text:a></text:p>
      <text:p text:style-name="P247"/>
      <text:p text:style-name="P247"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247"/>
      <text:p text:style-name="P227"/>
      <text:p text:style-name="P252">https://www.concretepage.com/angular/angular-httpclient-post</text:p>
      <text:p text:style-name="P227"/>
      <text:p text:style-name="P227"/>
      <text:p text:style-name="P253">Angualr Material </text:p>
      <text:p text:style-name="P253"/>
      <text:p text:style-name="P253">https://www.angularjswiki.com/angular/angular-material-2-tutorial-with-examples/</text:p>
      <text:p text:style-name="P253"><text:a xlink:type="simple" xlink:href="https://material.angular.io/guide/getting-started">https://material.angular.io/guide/getting-started</text:a></text:p>
      <text:p text:style-name="P253"/>
      <text:p text:style-name="P253"/>
      <text:p text:style-name="P422">CRON-JOB TESTER</text:p>
      <text:p text:style-name="P322">https://cron-job.org/en/members/jobs/</text:p>
      <text:p text:style-name="P322"><text:a xlink:type="simple" xlink:href="mailto:rupesh@xhtmljunkies.com">rupesh@xhtmljunkies.com</text:a></text:p>
      <text:p text:style-name="P322">123456789</text:p>
      <text:p text:style-name="P322"/>
      <text:p text:style-name="P42">Date</text:p>
      <text:p text:style-name="P377"><text:s/></text:p>
      <text:p text:style-name="P377"><text:a xlink:type="simple" xlink:href="https://www.guru99.com/php-date-functions.html">https://www.guru99.com/php-date-functions.html</text:a></text:p>
      <text:p text:style-name="P377"/>
      <text:p text:style-name="P250">echo date('Y-m-d H:i:s', strtotime('+2 months'));</text:p>
      <text:p text:style-name="P227"/>
      <text:p text:style-name="P227"/>
      <text:p text:style-name="P303"/>
      <text:p text:style-name="P276"/>
      <text:p text:style-name="P275"/>
      <text:p text:style-name="P273"/>
      <text:p text:style-name="P273">!<text:span text:style-name="T55">0{mz1Z!zH[.</text:span></text:p>
      <text:p text:style-name="P273"/>
      <text:p text:style-name="P304"/>
      <text:p text:style-name="P304"/>
      <text:p text:style-name="P328">CI Query</text:p>
      <text:p text:style-name="P328">http://www.bsourcecode.com/codeigniter/codeigniter-select-query/</text:p>
      <text:p text:style-name="P304"/>
      <text:p text:style-name="P317">FIND_IN_SET</text:p>
      <text:p text:style-name="P329"><text:soft-page-break/></text:p>
      <text:p text:style-name="P330">A.for join </text:p>
      <text:p text:style-name="P329">https://stackoverflow.com/questions/19101550/mysql-join-two-tables-with-comma-separated-values</text:p>
      <text:p text:style-name="P304"/>
      <text:p text:style-name="P330">B. slect query</text:p>
      <text:p text:style-name="P330"/>
      <text:p text:style-name="P330">here 2 is a userid as dynamic</text:p>
      <text:p text:style-name="P330">SELECT id,dept_name,userid from department where FIND_IN_SET(2,userid)</text:p>
      <text:p text:style-name="P330"/>
      <text:p text:style-name="P331">https://makitweb.com/search-value-within-comma-separated-values-mysql/</text:p>
      <text:p text:style-name="P304"/>
      <text:p text:style-name="P315">F<text:span text:style-name="T62">ACEBOOK</text:span></text:p>
      <text:p text:style-name="P306"><text:line-break/><text:line-break/><text:a xlink:type="simple" xlink:href="mailto:rupesh@xhtmljunkies.com">rupesh@xhtmljunkies.com</text:a></text:p>
      <text:p text:style-name="P305">9510878150</text:p>
      <text:p text:style-name="P305"/>
      <text:p text:style-name="P305">APP ID: 314327549356659</text:p>
      <text:p text:style-name="P305"/>
      <text:p text:style-name="P307">APP ID: 511778249288606 <text:s text:c="4"/>aitltest</text:p>
      <text:p text:style-name="P307"/>
      <text:p text:style-name="P308">seceret : 8711ed18d2b575e9cc73bbc4ece16b23</text:p>
      <text:p text:style-name="P308"/>
      <text:p text:style-name="P309">client token : 4a0f784316d4c5bd07d2499ea675a965</text:p>
      <text:p text:style-name="P309"/>
      <text:p text:style-name="P309"/>
      <text:p text:style-name="P310">EAAHRdajAq54BAG504PdIBckkd0CESBoAzMUQuhHwqzYm6P9DN8VNZAbZA0H3FYU9PCQIJqsZA2N2nUp2j9w33k40qVMb3cT9lULeowXcf9E9ax5nyFEYBiJUfcO5Fzvrscoau69Vox1c5WjmvLuK7X42uh2ZBz0Qfbt8XLtSFH8ZAtxSZBuXGP</text:p>
      <text:p text:style-name="P310"/>
      <text:p text:style-name="P310"/>
      <text:p text:style-name="P313"/>
      <text:p text:style-name="P310"/>
      <text:p text:style-name="P38">To Generate Never Expire token in Fb</text:p>
      <text:p text:style-name="P311"/>
      <text:list xml:id="list3056544573760044616" text:style-name="L1">
        <text:list-item>
          <text:p text:style-name="P437">To integrate facebook, go to https://developers.facebook.com/.</text:p>
          <text:p text:style-name="P437"/>
        </text:list-item>
        <text:list-item>
          <text:p text:style-name="P437">From the My Apps dropdown, create the new app(if it is not created), after that go to settings, you will get the facebook app id and secret.</text:p>
          <text:p text:style-name="P437"/>
        </text:list-item>
        <text:list-item>
          <text:p text:style-name="P437">Now go to https://developers.facebook.com/tools/explorer/ and select your app.</text:p>
          <text:p text:style-name="P437"/>
        </text:list-item>
        <text:list-item>
          <text:p text:style-name="P437">Select "Get User Access Token" from dropdown (right of access token field) and select all permissions which is related to page access.</text:p>
        </text:list-item>
      </text:list>
      <text:p text:style-name="P311"/>
      <text:list xml:id="list163361303601824" text:continue-numbering="true" text:style-name="L1">
        <text:list-item>
          <text:p text:style-name="P437">Copy user access token and go to https://developers.facebook.com/tools/debug/accesstoken</text:p>
        </text:list-item>
      </text:list>
      <text:p text:style-name="P311"/>
      <text:list xml:id="list163361336412672" text:continue-numbering="true" text:style-name="L1">
        <text:list-item>
          <text:p text:style-name="P437">Paste copied token and press "Debug".</text:p>
        </text:list-item>
      </text:list>
      <text:p text:style-name="P311"/>
      <text:list xml:id="list163360984603082" text:continue-numbering="true" text:style-name="L1">
        <text:list-item>
          <text:p text:style-name="P437">Press "Extend Access Token" and copy the generated long-lived user access token.</text:p>
        </text:list-item>
      </text:list>
      <text:p text:style-name="P311"/>
      <text:list xml:id="list163360528991465" text:continue-numbering="true" text:style-name="L1">
        <text:list-item>
          <text:p text:style-name="P437"><text:soft-page-break/>Now go to Graph API Explorer, Paste copied token into the "Access Token" field.</text:p>
        </text:list-item>
      </text:list>
      <text:p text:style-name="P311"/>
      <text:list xml:id="list163359943527149" text:continue-numbering="true" text:style-name="L1">
        <text:list-item>
          <text:p text:style-name="P437">Make a GET request with "PAGE_ID?fields=access_token"</text:p>
        </text:list-item>
      </text:list>
      <text:p text:style-name="P311"/>
      <text:list xml:id="list163359923585844" text:continue-numbering="true" text:style-name="L1">
        <text:list-item>
          <text:p text:style-name="P437">Find the permanent page access token in the response (node "access_token").</text:p>
        </text:list-item>
      </text:list>
      <text:p text:style-name="P311"/>
      <text:list xml:id="list163361381154044" text:continue-numbering="true" text:style-name="L1">
        <text:list-item>
          <text:p text:style-name="P437">Again go to access token debuger and Paste the permanent token and press "Debug" and you will see "Expires" should be "Never".</text:p>
        </text:list-item>
      </text:list>
      <text:p text:style-name="P311"/>
      <text:list xml:id="list163360678646638" text:continue-numbering="true" text:style-name="L1">
        <text:list-item>
          <text:p text:style-name="P437">Now use the final access token in the facebook details at website section of Track My Site.</text:p>
          <text:p text:style-name="P437"/>
        </text:list-item>
        <text:list-item>
          <text:p text:style-name="P437">For Facebook Page ID, go to your facebook page and click on about, and you will get Page ID.</text:p>
        </text:list-item>
      </text:list>
      <text:p text:style-name="P311"/>
      <text:p text:style-name="P311"/>
      <text:p text:style-name="P314">Post to Facebook Wall from Website using PHP</text:p>
      <text:p text:style-name="P313"/>
      <text:p text:style-name="P313"><text:a xlink:type="simple" xlink:href="https://www.codexworld.com/post-to-facebook-wall-from-website-php-sdk/">https://www.codexworld.com/post-to-facebook-wall-from-website-php-sdk/</text:a></text:p>
      <text:p text:style-name="P313"/>
      <text:p text:style-name="P316">Display Facebook Albums and Photos on the Website using PHP</text:p>
      <text:p text:style-name="P313"/>
      <text:p text:style-name="P313"><text:a xlink:type="simple" xlink:href="https://www.codexworld.com/display-facebook-albums-photos-on-website-php-graph-api/">https://www.codexworld.com/display-facebook-albums-photos-on-website-php-graph-api/</text:a></text:p>
      <text:p text:style-name="P313"/>
      <text:p text:style-name="P313"/>
      <text:p text:style-name="P313"/>
      <text:p text:style-name="P324">select * from developement_users join development_permision on FIND_IN_SET(development_permision.role_id, developement_users.role_id) &gt; 0</text:p>
      <text:p text:style-name="P324">GROUP <text:s text:c="2"/>BY developement_users.id</text:p>
      <text:p text:style-name="P324"/>
      <text:p text:style-name="P325">(select * from <text:s/><text:span text:style-name="T63">developement_users </text:span>where event_id='1511' and <text:span text:style-name="T63">developement_users .</text:span>id='1') </text:p>
      <text:p text:style-name="P325"/>
      <text:p text:style-name="P325"/>
      <text:p text:style-name="P326"><text:tab/></text:p>
      <text:p text:style-name="P326"/>
      <text:p text:style-name="P326"/>
      <text:p text:style-name="P326"/>
      <text:p text:style-name="P326"/>
      <text:p text:style-name="P423">Codeignitor(ci) <text:s/>paggination</text:p>
      <text:p text:style-name="P332"/>
      <text:p text:style-name="P332">https://makitweb.com/make-pagination-with-codeigniter-framework/</text:p>
      <text:p text:style-name="P326"/>
      <text:p text:style-name="P326"/>
      <text:p text:style-name="P424">form submit by <text:s/>serialize <text:s/>&amp; form data objet</text:p>
      <text:p text:style-name="P333"/>
      <text:p text:style-name="P333">https://www.sanwebe.com/2016/07/ajax-form-submit-examples-using-jquery#post-comments</text:p>
      <text:p text:style-name="P326"/>
      <text:p text:style-name="P373"><text:a xlink:type="simple" xlink:href="https://www.codexworld.com/ajax-file-upload-with-form-data-jquery-php-mysql/">https://www.codexworld.com/ajax-file-upload-with-form-data-jquery-php-mysql/</text:a></text:p>
      <text:p text:style-name="P373"/>
      <text:p text:style-name="P374">$("#imgupload").on("change", function() { </text:p>
      <text:p text:style-name="P374"><text:s text:c="4"/>var file_data = $("#imgupload").prop("files")[0]; <text:s text:c="2"/></text:p>
      <text:p text:style-name="P374"><text:s text:c="4"/>var form_data = new FormData(); </text:p>
      <text:p text:style-name="P374"><text:s text:c="4"/>form_data.append("file", file_data); </text:p>
      <text:p text:style-name="P374"><text:soft-page-break/><text:s text:c="4"/>// alert(form_data); </text:p>
      <text:p text:style-name="P374"><text:s text:c="4"/>$.ajax({ </text:p>
      <text:p text:style-name="P374"><text:s text:c="8"/>url: "&lt;?php echo base_url();?&gt;Developmentusers/add_multiple/&lt;?php echo $event_id;?&gt;", </text:p>
      <text:p text:style-name="P374"><text:s text:c="8"/>cache: false, </text:p>
      <text:p text:style-name="P374"><text:s text:c="8"/>contentType: false, </text:p>
      <text:p text:style-name="P374"><text:s text:c="8"/>processData: false, </text:p>
      <text:p text:style-name="P374"><text:s text:c="8"/>data: form_data, <text:s text:c="24"/></text:p>
      <text:p text:style-name="P374"><text:s text:c="8"/>type: 'post', </text:p>
      <text:p text:style-name="P374"><text:s text:c="8"/>dataType: "text", </text:p>
      <text:p text:style-name="P374"><text:s text:c="8"/>success: function(result){ </text:p>
      <text:p text:style-name="P374"><text:s text:c="11"/></text:p>
      <text:p text:style-name="P374"><text:s text:c="12"/>if(result=="success"){ </text:p>
      <text:p text:style-name="P374"><text:s text:c="16"/>$(".success_alert").show().fadeOut(5000); </text:p>
      <text:p text:style-name="P374"><text:s text:c="17"/>history.go(-1); </text:p>
      <text:p text:style-name="P374"><text:s text:c="12"/>}else if(result=="invalid"){ </text:p>
      <text:p text:style-name="P374"><text:s text:c="17"/>$(".invalid_alert").show().fadeOut(5000); <text:s text:c="2"/></text:p>
      <text:p text:style-name="P374"><text:s text:c="12"/>}else if(result=="not_match"){ </text:p>
      <text:p text:style-name="P374"><text:s text:c="17"/>$(".not_match_alert").show().fadeOut(6000); <text:s text:c="2"/></text:p>
      <text:p text:style-name="P374"><text:s text:c="12"/>} </text:p>
      <text:p text:style-name="P374"><text:s text:c="12"/>else{ </text:p>
      <text:p text:style-name="P374"><text:s text:c="16"/>$(".error_alert").show().fadeOut(5000); </text:p>
      <text:p text:style-name="P374"><text:s text:c="12"/>} </text:p>
      <text:p text:style-name="P374"><text:s text:c="12"/></text:p>
      <text:p text:style-name="P374"/>
      <text:p text:style-name="P374"><text:s text:c="8"/>} </text:p>
      <text:p text:style-name="P374"><text:s text:c="4"/>}); </text:p>
      <text:p text:style-name="P374">});</text:p>
      <text:p text:style-name="P326"/>
      <text:p text:style-name="P425">datepicker , time picker &amp; date rangepicker</text:p>
      <text:p text:style-name="P334"/>
      <text:p text:style-name="P334"><text:a xlink:type="simple" xlink:href="https://tarruda.github.io/bootstrap-datetimepicker/">https://tarruda.github.io/bootstrap-datetimepicker/</text:a></text:p>
      <text:p text:style-name="P334"/>
      <text:p text:style-name="P334"><text:a xlink:type="simple" xlink:href="http://www.daterangepicker.com/#examples">http://www.daterangepicker.com/#examples</text:a> <text:s text:c="13"/>daterange picker</text:p>
      <text:p text:style-name="P334"/>
      <text:p text:style-name="P426">checkbox &amp; for radio box checked or not </text:p>
      <text:p text:style-name="P335"/>
      <text:p text:style-name="P335">https://www.tutorialrepublic.com/faq/how-to-check-a-checkbox-is-checked-or-not-using-jquery.php</text:p>
      <text:p text:style-name="P326"/>
      <text:p text:style-name="P43">multiple row delete by checkbox</text:p>
      <text:p text:style-name="P379"/>
      <text:p text:style-name="P379"><text:a xlink:type="simple" xlink:href="https://itsolutionstuff.com/post/how-to-delete-multiple-rows-using-checkbox-in-codeigniter-3example.html">https://itsolutionstuff.com/post/how-to-delete-multiple-rows-using-checkbox-in-codeigniter-3example.html</text:a></text:p>
      <text:p text:style-name="P379"/>
      <text:p text:style-name="P326"/>
      <text:p text:style-name="P427">Uplaod Image &amp; crop</text:p>
      <text:p text:style-name="P338"/>
      <text:p text:style-name="P338">https://www.webslesson.info/2018/03/image-crop-and-upload-using-jquery-with-php-ajax.html</text:p>
      <text:p text:style-name="P326"/>
      <text:p text:style-name="P326"/>
      <text:p text:style-name="P428">upload csv with validation</text:p>
      <text:p text:style-name="P339"/>
      <text:p text:style-name="P339">https://www.codexworld.com/import-csv-file-data-into-mysql-database-php/</text:p>
      <text:p text:style-name="P339"><text:soft-page-break/><text:s/></text:p>
      <text:p text:style-name="P430">calender</text:p>
      <text:p text:style-name="P380"/>
      <text:p text:style-name="P380"><text:a xlink:type="simple" xlink:href="https://itsolutionstuff.com/post/codeigniter-fullcalendar-exampleexample.html">https://itsolutionstuff.com/post/codeigniter-fullcalendar-exampleexample.html</text:a></text:p>
      <text:p text:style-name="P380"/>
      <text:p text:style-name="P431">qr code scaneer</text:p>
      <text:p text:style-name="P381"><text:a xlink:type="simple" xlink:href="https://itsolutionstuff.com/post/jquery-html5-qr-code-scanner-using-instascan-js-exampleexample.html">https://itsolutionstuff.com/post/jquery-html5-qr-code-scanner-using-instascan-js-exampleexample.html</text:a></text:p>
      <text:p text:style-name="P381"/>
      <text:p text:style-name="P44">Laravel 5.7 - Google Recaptcha Code with Validation</text:p>
      <text:p text:style-name="P382"/>
      <text:p text:style-name="P382">https://itsolutionstuff.com/post/laravel-57-google-recaptcha-code-with-validationexample.html</text:p>
      <text:p text:style-name="P326"/>
      <text:p text:style-name="P318">absolute path </text:p>
      <text:p text:style-name="P336"><text:s/>echo dirname ( __FILE__ ); exit();</text:p>
      <text:p text:style-name="P326"/>
      <text:p text:style-name="P327"><text:s/><text:span text:style-name="T64">echo $_SERVER['DOCUMENT_ROOT']; exit(); <text:s text:c="13"/>/home/alltest/public_html</text:span></text:p>
      <text:p text:style-name="P337"><text:s text:c="2"/>echo $_SERVER['HTTP_HOST']; <text:s text:c="35"/>test.allintehloop.net</text:p>
      <text:p text:style-name="P337">echo $_SERVER['SERVER_NAME']; <text:s text:c="30"/>test.allintehloop.net</text:p>
      <text:p text:style-name="P326"/>
      <text:p text:style-name="P319">currecy convertor in php<text:tab/></text:p>
      <text:p text:style-name="P343"/>
      <text:p text:style-name="P343">function convertCurrency1($amount, $from, $to){ </text:p>
      <text:p text:style-name="P343"><text:s text:c="2"/>$conv_id = "{$from}_{$to}"; </text:p>
      <text:p text:style-name="P343"><text:s text:c="2"/>$string = file_get_contents("http://free.currencyconverterapi.com/api/v3/convert?q=$conv_id&amp;compact=ultra"); </text:p>
      <text:p text:style-name="P343"><text:s text:c="2"/>$json_a = json_decode($string, true); </text:p>
      <text:p text:style-name="P343"/>
      <text:p text:style-name="P343"><text:s text:c="2"/>return $amount * round($json_a[$conv_id], 4); </text:p>
      <text:p text:style-name="P343">}</text:p>
      <text:p text:style-name="P340"/>
      <text:p text:style-name="P408">or use this url </text:p>
      <text:p text:style-name="P408">https://api.ofx.com/PublicSite.ApiService/OFX/spotrate/Individual/<text:span text:style-name="T6">USD/INR/10</text:span>?format=json</text:p>
      <text:p text:style-name="P341"/>
      <text:p text:style-name="P341"/>
      <text:p text:style-name="P341"/>
      <text:p text:style-name="P429">for local installtion of composer</text:p>
      <text:p text:style-name="P345"/>
      <text:p text:style-name="P345">cd /go-to-directory</text:p>
      <text:p text:style-name="P345"><text:s/></text:p>
      <text:p text:style-name="P345">composer init</text:p>
      <text:p text:style-name="P345"><text:s/>for create composer.json</text:p>
      <text:p text:style-name="P344"/>
      <text:p text:style-name="P346">composer require "srchea/php-push-web-socket" <text:s text:c="8"/></text:p>
      <text:p text:style-name="P346"><text:s/><text:span text:style-name="T65">composer require command </text:span><text:s text:c="3"/>generate vendor folder <text:span text:style-name="T65">(dependancy)</text:span>&amp; composer.lock file</text:p>
      <text:p text:style-name="P346"/>
      <text:p text:style-name="P347">or</text:p>
      <text:p text:style-name="P347"/>
      <text:p text:style-name="P347">write in composer.josn file </text:p>
      <text:p text:style-name="P347">&amp; then command composer update </text:p>
      <text:p text:style-name="P347"/>
      <text:p text:style-name="P348"/>
      <text:p text:style-name="P349"><text:soft-page-break/>now dump in autoload file of vendoe folder</text:p>
      <text:p text:style-name="P349"/>
      <text:p text:style-name="P351">command <text:s/><text:span text:style-name="T68">“composer dump-autoload” </text:span></text:p>
      <text:p text:style-name="P349"/>
      <text:p text:style-name="P349">&amp; now u can use in your file where its require</text:p>
      <text:p text:style-name="P349"/>
      <text:p text:style-name="P349">in laravel : <text:s/>use pusher\pusher;</text:p>
      <text:p text:style-name="P349">in ci or core : <text:s/>require __DIR__ . '/vendor/autoload.php'; <text:s text:c="2"/><text:span text:style-name="T67">or</text:span></text:p>
      <text:p text:style-name="P350"><text:s text:c="23"/><text:span text:style-name="T66">require_once 'vendor/autoload.php'</text:span></text:p>
      <text:p text:style-name="P350"/>
      <text:p text:style-name="P394">NOTE: if composer.json in folder but when u run composer require command &amp; getting error then put vendor folder in this folder (copy vendor folder from other) &amp; from terminal run composer update &amp; <text:s/><text:span text:style-name="T68">composer dump-autoload. </text:span>&amp; call autoload files from vendor folder where u have require</text:p>
      <text:p text:style-name="P350"/>
      <text:p text:style-name="P350"/>
      <text:p text:style-name="P353">composer basic Read</text:p>
      <text:p text:style-name="P353">https://www.hostinger.in/tutorials/how-to-install-composer#gref</text:p>
      <text:p text:style-name="P350"/>
      <text:p text:style-name="P350"/>
      <text:p text:style-name="P320">WEB SOCKET</text:p>
      <text:p text:style-name="P350"/>
      <text:p text:style-name="P362">NOTE: DEMO ON MY GIT</text:p>
      <text:p text:style-name="P362"/>
      <text:p text:style-name="P352"><text:a xlink:type="simple" xlink:href="https://github.com/srchea/PHP-Push-WebSocket/">https://github.com/srchea/PHP-Push-WebSocket/</text:a></text:p>
      <text:p text:style-name="P352"/>
      <text:p text:style-name="P352"><text:a xlink:type="simple" xlink:href="http://srchea.com/build-a-real-time-application-using-html5-websockets">http://srchea.com/build-a-real-time-application-using-html5-websockets</text:a></text:p>
      <text:p text:style-name="P352"/>
      <text:p text:style-name="P354">1) locally install composer by above instruction</text:p>
      <text:p text:style-name="P354">2) <text:s/>folowing command of composer require <text:s/>from</text:p>
      <text:p text:style-name="P354"><text:s/><text:a xlink:type="simple" xlink:href="https://github.com/srchea/PHP-Push-WebSocket/"><text:span text:style-name="T69">https://github.com/srchea/PHP-Push-WebSocket/</text:span></text:a></text:p>
      <text:p text:style-name="P354"/>
      <text:p text:style-name="P354"><text:s/><text:span text:style-name="T73">OR Follwing</text:span></text:p>
      <text:p text:style-name="P354"/>
      <text:p text:style-name="P363">Installation with Composer</text:p>
      <text:p text:style-name="P363">To install the latest stable version: composer require "srchea/php-push-web-socket"</text:p>
      <text:p text:style-name="P363"/>
      <text:p text:style-name="P363">Usage</text:p>
      <text:p text:style-name="P363">run a server instance: “php websocket_server.php”. <text:s text:c="7"/><text:span text:style-name="T74">(</text:span> Write in terminal <text:span text:style-name="T74">)</text:span></text:p>
      <text:p text:style-name="P364">Open websocket_client.html in a browser over HTTP protocol. </text:p>
      <text:p text:style-name="P364"><text:s/><text:span text:style-name="T74">(open thi file from browser like localhost/proj-foldername/</text:span>websocket_client.html<text:span text:style-name="T74">)</text:span></text:p>
      <text:p text:style-name="P354"/>
      <text:p text:style-name="P354"/>
      <text:p text:style-name="P354"/>
      <text:p text:style-name="P355">3) <text:span text:style-name="T70">now extract PHP-Push-WebSocket-master.zip <text:s/>&amp; <text:s/>one step out the files from PHP-Push-WebSocket-master</text:span></text:p>
      <text:p text:style-name="P356">4) now for demo use my github</text:p>
      <text:p text:style-name="P356"/>
      <text:p text:style-name="P356">5) for implemting on project</text:p>
      <text:p text:style-name="P356"/>
      <text:p text:style-name="P356"><text:s/>websocket_server.php <text:s text:c="2"/>code imlement at serverside where insert or any action perform means at controller side</text:p>
      <text:p text:style-name="P356"><text:s/></text:p>
      <text:p text:style-name="P356"><text:soft-page-break/>websocket_client.html or websocket_client.2html <text:s/>both files are most similar</text:p>
      <text:p text:style-name="P356">so js code of this file implement at client side means i views file where u have to require live or real time action perform &amp; data manage by j query javascript.</text:p>
      <text:p text:style-name="P356"/>
      <text:p text:style-name="P359">Remember one important thing is that </text:p>
      <text:p text:style-name="P359"/>
      <text:p text:style-name="P359">websocket is use for send msg from server to client &amp; vice-versa.</text:p>
      <text:p text:style-name="P359"/>
      <text:p text:style-name="P359">When server send any data then in view file (<text:span text:style-name="T70">websocket_client.html</text:span>) recieving data on </text:p>
      <text:p text:style-name="P359"/>
      <text:p text:style-name="P359">ws.onmessage = function(msg) { </text:p>
      <text:p text:style-name="P359"><text:tab/><text:tab/><text:tab/> </text:p>
      <text:p text:style-name="P359"><text:tab/><text:tab/><text:tab/>write('Server says: '+msg.data); </text:p>
      <text:p text:style-name="P359"><text:tab/><text:tab/>};</text:p>
      <text:p text:style-name="P359"/>
      <text:p text:style-name="P359"/>
      <text:p text:style-name="P359">when client <text:s/>have require to send any data to server then use <text:span text:style-name="T71">in view file <text:s/>(see demo)</text:span></text:p>
      <text:p text:style-name="P359"/>
      <text:p text:style-name="P359">websocket.send(JSON.stringify(messageJSON)); <text:s text:c="11"/>// means <text:s/>ws.send method</text:p>
      <text:p text:style-name="P359"/>
      <text:p text:style-name="P359">here websocket /ws is object that u definde wtherver name <text:s/>at ws = new WebSocket(url);</text:p>
      <text:p text:style-name="P359"/>
      <text:p text:style-name="P360">Now,</text:p>
      <text:p text:style-name="P360"><text:s text:c="9"/>receiving data that send client to server <text:s/>in </text:p>
      <text:p text:style-name="P357"><text:span text:style-name="T72">PushWebSocket/Server.php</text:span> <text:s text:c="3"/><text:span text:style-name="T72">file action method.</text:span></text:p>
      <text:p text:style-name="P357"/>
      <text:p text:style-name="P360">private function action($client, $action) { </text:p>
      <text:p text:style-name="P360"><text:tab/><text:tab/>$action = $this-&gt;unmask($action); </text:p>
      <text:p text:style-name="P360"><text:tab/><text:tab/>$this-&gt;console("Performing action: ".$action); </text:p>
      <text:p text:style-name="P360"><text:tab/><text:tab/>if($action == "exit" || $action == "quit") { </text:p>
      <text:p text:style-name="P360"><text:tab/><text:tab/><text:tab/>$this-&gt;console("Killing a child process"); </text:p>
      <text:p text:style-name="P360"><text:tab/><text:tab/><text:tab/>posix_kill($client-&gt;getPid(), SIGTERM); </text:p>
      <text:p text:style-name="P360"><text:tab/><text:tab/><text:tab/>$this-&gt;console("Process {$client-&gt;getPid()} is killed!"); </text:p>
      <text:p text:style-name="P360"><text:tab/><text:tab/>} </text:p>
      <text:p text:style-name="P361"><text:tab/>}</text:p>
      <text:p text:style-name="P358"/>
      <text:p text:style-name="P368">NOW,<text:tab/></text:p>
      <text:p text:style-name="P358"><text:s text:c="3"/><text:span text:style-name="T75">pushing data from server to client <text:s text:c="4"/>by passing argument <text:s/>into run method.</text:span> <text:s text:c="2"/></text:p>
      <text:p text:style-name="P357"><text:s/></text:p>
      <text:p text:style-name="P357"><text:s text:c="2"/></text:p>
      <text:p text:style-name="P367">In short </text:p>
      <text:p text:style-name="P366">download from my git</text:p>
      <text:p text:style-name="P366">put in htdocs</text:p>
      <text:p text:style-name="P366">give permision</text:p>
      <text:p text:style-name="P366">teminal command run</text:p>
      <text:p text:style-name="P366">open in brwoser <text:s/>.html file</text:p>
      <text:p text:style-name="P366"/>
      <text:p text:style-name="P366">for debug</text:p>
      <text:p text:style-name="P366"><text:s text:c="3"/>-console -&gt; ntwork -&gt; ws</text:p>
      <text:p text:style-name="P366"><text:s text:c="3"/>headers &amp; frames <text:s text:c="2"/></text:p>
      <text:p text:style-name="P366"><text:s text:c="2"/>in frames u can find server&lt;=&gt;client send/recived data. &amp; connection info</text:p>
      <text:p text:style-name="P366"><text:s text:c="2"/></text:p>
      <text:p text:style-name="P365"><text:soft-page-break/></text:p>
      <text:p text:style-name="P39">Paypal + braintee link</text:p>
      <text:p text:style-name="P369"/>
      <text:p text:style-name="P369"><text:a xlink:type="simple" xlink:href="https://developers.braintreepayments.com/guides/paypal/testing-go-live/php">https://developers.braintreepayments.com/guides/paypal/testing-go-live/php</text:a></text:p>
      <text:p text:style-name="P369"/>
      <text:p text:style-name="P370"><text:a xlink:type="simple" xlink:href="https://www.9lessons.info/2015/10/payment-system-with-braintree-paypal.html">https://www.9lessons.info/2015/10/payment-system-with-braintree-paypal.html</text:a></text:p>
      <text:p text:style-name="P370"/>
      <text:p text:style-name="P372"><text:a xlink:type="simple" xlink:href="http://www.ilovephp.net/php/simple-braintree-paypal-payment-gateway-integration-in-php-with-demo-examples/">http://www.ilovephp.net/php/simple-braintree-paypal-payment-gateway-integration-in-php-with-demo-examples/</text:a></text:p>
      <text:p text:style-name="P372"/>
      <text:p text:style-name="P370"/>
      <text:p text:style-name="P40">Stripe</text:p>
      <text:p text:style-name="P371"/>
      <text:p text:style-name="P371">my github</text:p>
      <text:p text:style-name="P371"/>
      <text:p text:style-name="P41">Generate thumb from image</text:p>
      <text:p text:style-name="P375"/>
      <text:p text:style-name="P375"><text:a xlink:type="simple" xlink:href="https://webcheatsheet.com/php/create_thumbnail_images.php">https://webcheatsheet.com/php/create_thumbnail_images.php</text:a></text:p>
      <text:p text:style-name="P375"/>
      <text:p text:style-name="P375"/>
      <text:p text:style-name="P365"/>
      <text:p text:style-name="P376">$('#element option[value="no"]').attr("selected", "selected");</text:p>
      <text:p text:style-name="P376"/>
      <text:p text:style-name="P376"/>
      <text:p text:style-name="P45">studio t3 installation</text:p>
      <text:p text:style-name="P384"/>
      <text:p text:style-name="P384">cd ~/Downloads</text:p>
      <text:p text:style-name="P384">wget https://download.studio3t.com/studio-3t/linux/2018.1.0/studio-3t-linux-x64.tar.gz</text:p>
      <text:p text:style-name="P384">tar -xzf studio-3t-linux-x64.tar.gz</text:p>
      <text:p text:style-name="P384">sh studio-3t-linux-x64-no-shell.sh</text:p>
      <text:p text:style-name="P376"/>
      <text:p text:style-name="P376"/>
      <text:p text:style-name="P46">AWS <text:s/>EC2 &amp; elastic ip generate &amp; allocate</text:p>
      <text:p text:style-name="P46"/>
      <text:p text:style-name="P385"><text:a xlink:type="simple" xlink:href="https://www.guru99.com/creating-amazon-ec2-instance.html">https://www.guru99.com/creating-amazon-ec2-instance.html</text:a></text:p>
      <text:p text:style-name="P385"/>
      <text:p text:style-name="P385"/>
      <text:p text:style-name="P386">timer</text:p>
      <text:p text:style-name="P386"><text:a xlink:type="simple" xlink:href="https://harshen.github.io/jquery-countdownTimer/">https://harshen.github.io/jquery-countdownTimer/</text:a></text:p>
      <text:p text:style-name="P387">http://navaneeth.me/simple-countdown-timer-using-javascript/#.W88RpnVubaV</text:p>
      <text:p text:style-name="P385"/>
      <text:p text:style-name="P385"/>
      <text:p text:style-name="P47">VPN</text:p>
      <text:p text:style-name="P388"/>
      <text:p text:style-name="P388">1) add google chrome extension of <text:s/>windscribe</text:p>
      <text:p text:style-name="P388">2) signup</text:p>
      <text:p text:style-name="P388">3) login <text:s/>by <text:s/>username: rupeshelsner <text:s/>password;rupeshelsner</text:p>
      <text:p text:style-name="P388">4) then <text:s/>from extension change the country</text:p>
      <text:p text:style-name="P388">5) open google.com <text:s/>where on this screen u can find country name that means u use vpn .</text:p>
      <text:p text:style-name="P385"/>
      <text:p text:style-name="P48">Forgot pasword with link expire</text:p>
      <text:p text:style-name="P389"/>
      <text:p text:style-name="P389"><text:soft-page-break/>url ?token=xyz</text:p>
      <text:p text:style-name="P389"/>
      <text:p text:style-name="P389">same token in db and $_SERVER["REQUEST_TIME"] in timestamps field</text:p>
      <text:p text:style-name="P389"/>
      <text:p text:style-name="P389">when click on url from email</text:p>
      <text:p text:style-name="P389">then </text:p>
      <text:p text:style-name="P389"/>
      <text:p text:style-name="P389">first check token is it in db <text:s/>if no then 404</text:p>
      <text:p text:style-name="P389">then check </text:p>
      <text:p text:style-name="P389">// 1 day measured in seconds = 60 seconds * 60 minutes * 24 hours=86400</text:p>
      <text:p text:style-name="P389">$delta = 86400;</text:p>
      <text:p text:style-name="P389">if ($_SERVER["REQUEST_TIME"] - $timestampsFromDb &gt; $delta) {</text:p>
      <text:p text:style-name="P389"><text:s/>then link expire</text:p>
      <text:p text:style-name="P389">}else{</text:p>
      <text:p text:style-name="P389"><text:s text:c="2"/>view for email,password,confirm password</text:p>
      <text:p text:style-name="P389">}</text:p>
      <text:p text:style-name="P385"/>
      <text:p text:style-name="P385"/>
      <text:p text:style-name="P389">on submit update new password ,toekn field blank,timestamps field blank</text:p>
      <text:p text:style-name="P385"/>
      <text:p text:style-name="P390">Note : time() is equivalent to <text:span text:style-name="T78">$_SERVER["REQUEST_TIME"]</text:span></text:p>
      <text:p text:style-name="P390"/>
      <text:p text:style-name="P390"/>
      <text:p text:style-name="P390"/>
      <text:p text:style-name="P49"/>
      <text:p text:style-name="P50">Mongo DB install &amp; uninstall</text:p>
      <text:p text:style-name="P391"/>
      <text:p text:style-name="P391"><text:a xlink:type="simple" xlink:href="https://docs.mongodb.com/v3.0/tutorial/install-mongodb-on-ubuntu/">https://docs.mongodb.com/v3.0/tutorial/install-mongodb-on-ubuntu/</text:a></text:p>
      <text:p text:style-name="P391"/>
      <text:p text:style-name="P392">mongo db version : mongod –version</text:p>
      <text:p text:style-name="P392">mongo shell version : mongo -version</text:p>
      <text:p text:style-name="P390"/>
      <text:p text:style-name="P390"/>
      <text:p text:style-name="P342"/>
      <text:p text:style-name="P396"><text:a xlink:type="simple" xlink:href="https://craftpip.github.io/jquery-confirm/#backgrounddismiss">https://craftpip.github.io/jquery-confirm/#backgrounddismiss</text:a></text:p>
      <text:p text:style-name="P396"/>
      <text:p text:style-name="P393"><text:a xlink:type="simple" xlink:href="https://demo.convergepay.com/hosted-payments/transaction-token">https://demo.convergepay.com/hosted-payments/transaction-token</text:a></text:p>
      <text:p text:style-name="P393"/>
      <text:p text:style-name="P398">complete-registration.php</text:p>
      <text:p text:style-name="P398">do-payment</text:p>
      <text:p text:style-name="P395"/>
      <text:p text:style-name="P432"><text:span text:style-name="T79">virtual merchent </text:span>converge credential of mine</text:p>
      <text:p text:style-name="P397"/>
      <text:p text:style-name="P397"/>
      <text:p text:style-name="P397"/>
      <text:p text:style-name="P397"><text:tab/>Login URL</text:p>
      <text:p text:style-name="P397"/>
      <text:p text:style-name="P397"><text:tab/>https://demo.convergepay.com/VirtualMerchantDemo/login.do</text:p>
      <text:p text:style-name="P397"/>
      <text:p text:style-name="P397"><text:tab/>Account ID: 008098</text:p>
      <text:p text:style-name="P397"/>
      <text:p text:style-name="P397"><text:tab/>User ID: 008098</text:p>
      <text:p text:style-name="P397"><text:soft-page-break/><text:s text:c="11"/>paaowrd: <text:a xlink:type="simple" xlink:href="mailto:Elsner@php1">Elsner@php1</text:a></text:p>
      <text:p text:style-name="P397"/>
      <text:p text:style-name="P399">//https://github.com/wwwroth/php-converge-api </text:p>
      <text:p text:style-name="P399">// <text:a xlink:type="simple" xlink:href="https://packagist.org/packages/wwwroth/php-converge-api">https://packagist.org/packages/wwwroth/php-converge-api</text:a></text:p>
      <text:p text:style-name="P399"/>
      <text:p text:style-name="P399"/>
      <text:p text:style-name="P399"/>
      <text:p text:style-name="P401"/>
      <text:p text:style-name="P400"/>
      <text:p text:style-name="P51">if key same then comma seperated there valu in response</text:p>
      <text:p text:style-name="P52"/>
      <text:p text:style-name="P402">$data=array(); </text:p>
      <text:p text:style-name="P402"><text:s text:c="8"/>foreach ($result as $key =&gt; $value) </text:p>
      <text:p text:style-name="P402"><text:s text:c="8"/>{ </text:p>
      <text:p text:style-name="P402"><text:s text:c="12"/>if(array_key_exists($value['menuname'], $data)) </text:p>
      <text:p text:style-name="P402"><text:s text:c="12"/>{ </text:p>
      <text:p text:style-name="P402"><text:s text:c="16"/>$data[$value['menuname']]= $data[$value['menuname']].",".$value['functinality_name']; </text:p>
      <text:p text:style-name="P402"><text:s text:c="17"/>// $data[$value['menuname']]['menuurl']=$value['menuurl']; </text:p>
      <text:p text:style-name="P402"><text:s text:c="12"/>} </text:p>
      <text:p text:style-name="P402"><text:s text:c="12"/>else </text:p>
      <text:p text:style-name="P402"><text:s text:c="12"/>{ </text:p>
      <text:p text:style-name="P402"><text:s text:c="16"/>$data[$value['menuname']]=$value['functinality_name']; </text:p>
      <text:p text:style-name="P402"><text:s text:c="16"/>//$data[$value['menuname']]['functionality']=$value['functinality_name']; </text:p>
      <text:p text:style-name="P402"><text:s text:c="16"/>// $data[$value['menuname']]['menuurl']=$value['menuurl']; </text:p>
      <text:p text:style-name="P402"><text:s text:c="12"/>} </text:p>
      <text:p text:style-name="P402"><text:s text:c="8"/>}</text:p>
      <text:p text:style-name="P402"/>
      <text:p text:style-name="P403">encryption</text:p>
      <text:p text:style-name="P403">str_rot13</text:p>
      <text:p text:style-name="P403"/>
      <text:p text:style-name="P403"/>
      <text:p text:style-name="P53">Twillio</text:p>
      <text:p text:style-name="P404"/>
      <text:p text:style-name="P404"><text:a xlink:type="simple" xlink:href="mailto:rupesh@xhtmljunkies.com">rupesh@xhtmljunkies.com</text:a></text:p>
      <text:p text:style-name="P404">12345678901234</text:p>
      <text:p text:style-name="P404"/>
      <text:p text:style-name="P404"/>
      <text:p text:style-name="P54">sublime snippet</text:p>
      <text:p text:style-name="P404"/>
      <text:p text:style-name="P154"><text:a xlink:type="simple" xlink:href="https://itsolutionstuff.com/post/how-to-create-snippets-in-sublime-example.html">https://itsolutionstuff.com/post/how-to-create-snippets-in-sublime-example.html</text:a></text:p>
      <text:p text:style-name="P154"/>
      <text:p text:style-name="P154"/>
      <text:p text:style-name="P157">data load on scroll </text:p>
      <text:p text:style-name="P157"/>
      <text:p text:style-name="P155"><text:a xlink:type="simple" xlink:href="https://itsolutionstuff.com/post/php-codeigniter-ajax-infinite-scroll-pagination-exampleexample.html">https://itsolutionstuff.com/post/php-codeigniter-ajax-infinite-scroll-pagination-exampleexample.html</text:a></text:p>
      <text:p text:style-name="P155"/>
      <text:p text:style-name="P451">error_reporting</text:p>
      <text:p text:style-name="P443"/>
      <text:p text:style-name="P156">ini_set('display_errors', 1); </text:p>
      <text:p text:style-name="P156">error_reporting(E_ALL);</text:p>
      <text:p text:style-name="P155"/>
      <text:p text:style-name="P155"><text:soft-page-break/></text:p>
      <text:p text:style-name="P155"/>
      <text:p text:style-name="P452">Laravel serverside ajax paggination</text:p>
      <text:p text:style-name="P445"/>
      <text:p text:style-name="P445">Ref Url: <text:a xlink:type="simple" xlink:href="https://appdividend.com/2018/04/16/laravel-datatables-tutorial-with-example/">https://appdividend.com/2018/04/16/laravel-datatables-tutorial-with-example/</text:a></text:p>
      <text:p text:style-name="P446"><text:s text:c="14"/><text:span text:style-name="T81">https://packagist.org/packages/yajra/laravel-datatables-oracle</text:span></text:p>
      <text:p text:style-name="P446"><text:s text:c="14"/><text:span text:style-name="T81">http://yajrabox.com/docs/laravel-datatables/master/add-column</text:span></text:p>
      <text:p text:style-name="P445"/>
      <text:p text:style-name="P445">1. go to proj directory &amp; 'composer require yajra/laravel-datatables-oracle'</text:p>
      <text:p text:style-name="P445">2. Find the providers in config &gt;&gt; app.php file and register the DatatablesServiceProvider.</text:p>
      <text:p text:style-name="P445">'providers' =&gt; [</text:p>
      <text:p text:style-name="P445"><text:s text:c="8"/>// ...</text:p>
      <text:p text:style-name="P445"><text:s text:c="8"/>Yajra\Datatables\DatatablesServiceProvider::class,</text:p>
      <text:p text:style-name="P445"><text:s text:c="4"/>]</text:p>
      <text:p text:style-name="P445"/>
      <text:p text:style-name="P445">3. Place the aliases in config &gt;&gt; app.php file and register the aliases.</text:p>
      <text:p text:style-name="P445">'aliases' =&gt; [</text:p>
      <text:p text:style-name="P445"><text:s text:c="8"/>// ...</text:p>
      <text:p text:style-name="P445"><text:s text:c="8"/>'Datatables' =&gt; Yajra\Datatables\Facades\Datatables::class,</text:p>
      <text:p text:style-name="P445"><text:s text:c="4"/>]</text:p>
      <text:p text:style-name="P445">4. controller &amp; view file as per my git</text:p>
      <text:p text:style-name="P445"><text:s text:c="3"/>controller <text:s/>file name: laravel_server_side_controllre_file.php</text:p>
      <text:p text:style-name="P445"><text:s text:c="3"/>view file name: laravel_server_side_view.php </text:p>
      <text:p text:style-name="P445"/>
      <text:p text:style-name="P447">hint: by qyery get user &amp; role data by join &amp; save in $c</text:p>
      <text:p text:style-name="P447"><text:s text:c="7"/>then 'addColumn' add new colname &amp; by $c to asign value &amp; return</text:p>
      <text:p text:style-name="P445"/>
      <text:p text:style-name="P155"/>
      <text:p text:style-name="P155"/>
      <text:p text:style-name="P155"/>
      <text:p text:style-name="P453">Password Protect a Directory Using .htaccess</text:p>
      <text:p text:style-name="P155"/>
      <text:p text:style-name="P448">Ref Url: <text:a xlink:type="simple" xlink:href="https://davidwalsh.name/password-protect-directory-using-htaccess">https://davidwalsh.name/password-protect-directory-using-htaccess</text:a></text:p>
      <text:p text:style-name="P448"/>
      <text:p text:style-name="P448">1. write in .htaccess file</text:p>
      <text:p text:style-name="P448"><text:s text:c="3"/><text:tab/>AuthType Basic</text:p>
      <text:p text:style-name="P448"><text:tab/>AuthName "restricted area"</text:p>
      <text:p text:style-name="P448"><text:tab/>AuthUserFile /home/davidwalsh/html/protect-me-dir/.htpasswd</text:p>
      <text:p text:style-name="P448"><text:tab/>require valid-user</text:p>
      <text:p text:style-name="P448">2. create new file name .htpasswd <text:s/>(location: same where .htaceess locate)</text:p>
      <text:p text:style-name="P448"><text:s text:c="2"/></text:p>
      <text:p text:style-name="P448"><text:s text:c="6"/>davidwalsh:daWHfZrDLB88.</text:p>
      <text:p text:style-name="P448"><text:s text:c="6"/>rodstewart:roFulYxC2.8ws</text:p>
      <text:p text:style-name="P448"><text:s text:c="6"/>cssexpert:csmnmq.M8T5ho</text:p>
      <text:p text:style-name="P448"/>
      <text:p text:style-name="P448">Note : here username:md5 password</text:p>
      <text:p text:style-name="P448"/>
      <text:p text:style-name="P448"/>
      <text:p text:style-name="P155"/>
      <text:p text:style-name="P155"/>
      <text:p text:style-name="P454">print data col vise</text:p>
      <text:p text:style-name="P449"/>
      <text:p text:style-name="P449"><text:soft-page-break/>$c='&lt;table border="1px solid"&gt;';</text:p>
      <text:p text:style-name="P449"></text:p>
      <text:p text:style-name="P449">$result=array('0'=&gt;'a','1'=&gt;'b','2'=&gt;'c','3'=&gt;'d','4'=&gt;'e','5'=&gt;'f','6'=&gt;'g','7'=&gt;'h','8'=&gt;'i','9'=&gt;'j','10'=&gt;'k','11'=&gt;'l','12'=&gt;'m','13'=&gt;'n','14'=&gt;'o');</text:p>
      <text:p text:style-name="P449"></text:p>
      <text:p text:style-name="P449"><text:s text:c="2"/>foreach($result as $key=&gt;$value){</text:p>
      <text:p text:style-name="P449"><text:s text:c="2"/>if($key%3==0 || $key==0){ $c.="&lt;tr&gt;";}</text:p>
      <text:p text:style-name="P449"><text:s text:c="2"/>$c.="&lt;td&gt;".$value."&lt;/td&gt;";</text:p>
      <text:p text:style-name="P449"><text:s text:c="2"/>if(($key%3 !=0 &amp;&amp; ($key+1)%3 ==0 ) || $key==2){ $c.="&lt;/tr&gt;";}</text:p>
      <text:p text:style-name="P449"><text:s text:c="2"/></text:p>
      <text:p text:style-name="P449">}</text:p>
      <text:p text:style-name="P449">$c.="&lt;/table&gt;";</text:p>
      <text:p text:style-name="P449"><text:s text:c="2"/>echo $c;</text:p>
      <text:p text:style-name="P449"/>
      <text:p text:style-name="P450">output like:</text:p>
      <text:p text:style-name="P450">a b c</text:p>
      <text:p text:style-name="P450">d e f</text:p>
      <text:p text:style-name="P450">g h i</text:p>
      <text:p text:style-name="P449"/>
      <text:p text:style-name="P449"/>
      <text:p text:style-name="P449"/>
      <text:p text:style-name="P155"/>
      <text:p text:style-name="P405">alltest_comman_user<text:span text:style-name="T80">3</text:span></text:p>
      <text:p text:style-name="P405">WdI-^k7QW-20</text:p>
      <text:p text:style-name="P442"/>
      <text:p text:style-name="P405"/>
      <text:p text:style-name="P441">db1</text:p>
      <text:p text:style-name="P440"><text:s/>[username] =&gt; alltest_comman_user1</text:p>
      <text:p text:style-name="P440"><text:s text:c="4"/>[password] =&gt; WdI-^k7QW-20</text:p>
      <text:p text:style-name="P405"/>
      <text:p text:style-name="P405"/>
      <text:p text:style-name="P439">amber_allnet</text:p>
      <text:p text:style-name="P439">WFe2GR76</text:p>
      <text:p text:style-name="P405"/>
      <text:p text:style-name="P40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28:08.814862585</meta:creation-date>
    <meta:editing-duration>P117DT10H25M47S</meta:editing-duration>
    <meta:editing-cycles>464</meta:editing-cycles>
    <meta:generator>LibreOffice/4.2.3.3$Linux_X86_64 LibreOffice_project/420m0$Build-3</meta:generator>
    <dc:date>2018-12-06T16:33:59.070402905</dc:date>
    <meta:document-statistic meta:table-count="0" meta:image-count="0" meta:object-count="0" meta:page-count="38" meta:paragraph-count="1231" meta:word-count="4242" meta:character-count="46320" meta:non-whitespace-character-count="39148"/>
  </office:meta>
</office:document-meta>
</file>